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358cm"/>
    </style:style>
    <style:style style:name="co3" style:family="table-column">
      <style:table-column-properties fo:break-before="auto" style:column-width="5.35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72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2.441cm"/>
    </style:style>
    <style:style style:name="co9" style:family="table-column">
      <style:table-column-properties fo:break-before="auto" style:column-width="3.191cm"/>
    </style:style>
    <style:style style:name="co10" style:family="table-column">
      <style:table-column-properties fo:break-before="auto" style:column-width="3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02cm solid #000000" fo:border-left="none" fo:border-right="none" fo:border-top="none"/>
    </style:style>
    <style:style style:name="ce2" style:family="table-cell" style:parent-style-name="Default">
      <style:table-cell-properties fo:border-bottom="none" fo:background-color="#e6e6ff" fo:border-left="none" fo:border-right="none" fo:border-top="0.002cm solid #000000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order-bottom="0.002cm solid #000000" fo:background-color="#e6e6ff" fo:border-left="none" fo:border-right="none" fo:border-top="non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/>
      <style:text-properties style:use-window-font-color="true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-bottom="0.002cm solid #000000" fo:border-left="none" fo:border-right="0.002cm solid #000000" fo:border-top="none"/>
    </style:style>
    <style:style style:name="ce12" style:family="table-cell" style:parent-style-name="Default">
      <style:table-cell-properties fo:border-bottom="none" fo:border-left="none" fo:border-right="0.002cm solid #000000" fo:border-top="none"/>
    </style:style>
    <style:style style:name="ce13" style:family="table-cell" style:parent-style-name="Default" style:data-style-name="N0">
      <style:table-cell-properties fo:border-bottom="none" fo:background-color="#e6e6ff" fo:border-left="none" fo:border-right="0.002cm solid #000000" fo:border-top="0.002cm solid #000000"/>
    </style:style>
    <style:style style:name="ce14" style:family="table-cell" style:parent-style-name="Default" style:data-style-name="N0">
      <style:table-cell-properties fo:border-bottom="none" fo:background-color="#e6e6ff" fo:border-left="none" fo:border-right="0.002cm solid #000000" fo:border-top="none"/>
    </style:style>
    <style:style style:name="ce15" style:family="table-cell" style:parent-style-name="Default" style:data-style-name="N0">
      <style:table-cell-properties fo:border-bottom="0.002cm solid #000000" fo:background-color="#e6e6ff" fo:border-left="none" fo:border-right="0.002cm solid #000000" fo:border-top="none"/>
    </style:style>
    <style:style style:name="ce16" style:family="table-cell" style:parent-style-name="Default" style:data-style-name="N0">
      <style:table-cell-properties fo:background-color="transparent" fo:border="none"/>
    </style:style>
    <style:style style:name="ce17" style:family="table-cell" style:parent-style-name="Default">
      <style:table-cell-properties fo:background-color="transparent" fo:border="none"/>
    </style:style>
    <style:style style:name="ce18" style:family="table-cell" style:parent-style-name="Default">
      <style:table-cell-properties fo:background-color="#ffff00" fo:border="none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0" style:family="table-cell" style:parent-style-name="Default">
      <style:table-cell-properties fo:border-bottom="none" fo:border-left="0.002cm solid #000000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0.002cm solid #000000"/>
    </style:style>
    <style:style style:name="ce23" style:family="table-cell" style:parent-style-name="Default" style:data-style-name="N0">
      <style:table-cell-properties fo:background-color="#e6e6ff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</style:style>
    <style:style style:name="ce25" style:family="table-cell" style:parent-style-name="Default">
      <style:table-cell-properties fo:border-bottom="0.002cm solid #000000" fo:background-color="#00ff00" fo:border-left="none" fo:border-right="none" fo:border-top="0.002cm solid #000000"/>
    </style:style>
    <style:style style:name="ce26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27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8" style:family="table-cell" style:parent-style-name="Default">
      <style:table-cell-properties fo:border-bottom="0.002cm solid #000000" fo:background-color="#00ff00" fo:border-left="none" fo:border-right="0.002cm solid #000000" fo:border-top="0.002cm solid #000000"/>
    </style:style>
    <style:style style:name="ce29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0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31" style:family="table-cell" style:parent-style-name="Default" style:data-style-name="N0">
      <style:table-cell-properties fo:border-bottom="none" fo:background-color="transparent" fo:border-left="none" fo:border-right="0.002cm solid #000000" fo:border-top="none"/>
    </style:style>
    <style:style style:name="ce32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33" style:family="table-cell" style:parent-style-name="Default">
      <style:text-properties fo:color="#cccccc"/>
    </style:style>
    <style:style style:name="ce34" style:family="table-cell" style:parent-style-name="Default">
      <style:table-cell-properties fo:border-bottom="0.002cm solid #000000" fo:border-left="none" fo:border-right="none" fo:border-top="none"/>
      <style:text-properties fo:color="#cccccc"/>
    </style:style>
    <style:style style:name="ce35" style:family="table-cell" style:parent-style-name="Default" style:data-style-name="N0">
      <style:table-cell-properties fo:border-bottom="none" fo:background-color="#99ccff" fo:border-left="none" fo:border-right="0.002cm solid #000000" fo:border-top="none"/>
    </style:style>
    <style:style style:name="ce36" style:family="table-cell" style:parent-style-name="Default" style:data-style-name="N99">
      <style:table-cell-properties fo:border-bottom="none" fo:background-color="#99ccff" fo:border-left="none" fo:border-right="0.002cm solid #000000" fo:border-top="none"/>
    </style:style>
    <style:style style:name="ce37" style:family="table-cell" style:parent-style-name="Default">
      <style:table-cell-properties fo:border-bottom="none" fo:background-color="#00ff00" fo:border-left="none" fo:border-right="0.002cm solid #000000" fo:border-top="none"/>
    </style:style>
    <style:style style:name="ce38" style:family="table-cell" style:parent-style-name="Default" style:data-style-name="N0">
      <style:table-cell-properties fo:background-color="#99ccff"/>
    </style:style>
    <style:style style:name="ce39" style:family="table-cell" style:parent-style-name="Default">
      <style:table-cell-properties fo:background-color="#00ff00"/>
    </style:style>
    <style:style style:name="ce40" style:family="table-cell" style:parent-style-name="Default">
      <style:table-cell-properties fo:border-bottom="none" fo:background-color="#ffdd00" fo:border-left="none" fo:border-right="0.002cm solid #000000" fo:border-top="none"/>
    </style:style>
    <style:style style:name="ce41" style:family="table-cell" style:parent-style-name="Default">
      <style:table-cell-properties fo:border-bottom="none" fo:background-color="#ffff66" fo:border-left="none" fo:border-right="0.002cm solid #000000" fo:border-top="none"/>
    </style:style>
    <style:style style:name="ce42" style:family="table-cell" style:parent-style-name="Default">
      <style:table-cell-properties fo:background-color="#cccccc"/>
    </style:style>
    <style:style style:name="T1" style:family="text">
      <style:text-properties style:font-size-asian="20pt" style:font-size-complex="20pt"/>
    </style:style>
  </office:automatic-styles>
  <office:body>
    <office:spreadsheet>
      <table:table table:name="HumanInput" table:style-name="ta1" table:print="false">
        <table:table-column table:style-name="co1" table:number-columns-repeated="7" table:default-cell-style-name="Default"/>
        <table:table-column table:style-name="co2" table:default-cell-style-name="ce5"/>
        <table:table-column table:style-name="co3" table:default-cell-style-name="ce12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1" table:number-columns-repeated="6" table:default-cell-style-name="ce33"/>
        <table:table-column table:style-name="co1" table:default-cell-style-name="Default"/>
        <table:table-row table:style-name="ro1">
          <table:table-cell table:style-name="ce1" office:value-type="string">
            <text:p>Define!</text:p>
          </table:table-cell>
          <table:table-cell table:style-name="ce9" office:value-type="string" table:number-columns-spanned="2" table:number-rows-spanned="1">
            <text:p>cargo translation table (1D)</text:p>
          </table:table-cell>
          <table:covered-table-cell table:style-name="ce11"/>
          <table:table-cell table:style-name="ce19" office:value-type="string" table:number-columns-spanned="4" table:number-rows-spanned="1">
            <text:p>cargo classes</text:p>
          </table:table-cell>
          <table:covered-table-cell/>
          <table:covered-table-cell table:style-name="ce1"/>
          <table:covered-table-cell table:style-name="ce11"/>
          <table:table-cell table:style-name="ce30"/>
          <table:table-cell office:value-type="string">
            <text:p>transportable stuff</text:p>
          </table:table-cell>
          <table:table-cell office:value-type="string">
            <text:p>is a refit</text:p>
          </table:table-cell>
          <table:table-cell office:value-type="string">
            <text:p>value from</text:p>
          </table:table-cell>
          <table:table-cell office:value-type="string">
            <text:p>in cargo</text:p>
          </table:table-cell>
          <table:table-cell office:value-type="string">
            <text:p>value in</text:p>
          </table:table-cell>
          <table:table-cell table:number-columns-repeated="2" office:value-type="string">
            <text:p>28/29 result</text:p>
          </table:table-cell>
          <table:table-cell table:style-name="ce34" table:number-columns-repeated="3"/>
          <table:table-cell table:number-columns-repeated="2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table:style-name="ce12" office:value-type="string">
            <text:p>xor value</text:p>
          </table:table-cell>
          <table:table-cell table:style-name="ce20"/>
          <table:table-cell/>
          <table:table-cell office:value-type="string">
            <text:p>Allow (28)</text:p>
          </table:table-cell>
          <table:table-cell table:style-name="ce12" office:value-type="string">
            <text:p>Disallow (29)</text:p>
          </table:table-cell>
          <table:table-cell table:style-name="ce26"/>
          <table:table-cell/>
          <table:table-cell office:value-type="string">
            <text:p>option</text:p>
          </table:table-cell>
          <table:table-cell office:value-type="string">
            <text:p>cargo table</text:p>
          </table:table-cell>
          <table:table-cell office:value-type="string">
            <text:p>table?</text:p>
          </table:table-cell>
          <table:table-cell office:value-type="string">
            <text:p>cargotable</text:p>
          </table:table-cell>
          <table:table-cell table:number-columns-repeated="2"/>
          <table:table-cell office:value-type="string">
            <text:p>value</text:p>
          </table:table-cell>
          <table:table-cell table:number-columns-repeated="4"/>
        </table:table-row>
        <table:table-row table:style-name="ro1">
          <table:table-cell table:style-name="ce2" office:value-type="string">
            <text:p>CERE</text:p>
          </table:table-cell>
          <table:table-cell table:style-name="ce10" table:formula="of:=LOOKUP([.A3];[DefineCargoClasses.A$4:.A$76];[DefineCargoClasses.B$4:.B$76])" office:value-type="string" office:string-value="Cereals">
            <text:p>Cereals</text:p>
          </table:table-cell>
          <table:table-cell table:style-name="ce13" office:value-type="float" office:value="0">
            <text:p>0</text:p>
          </table:table-cell>
          <table:table-cell table:style-name="ce20" office:value-type="string">
            <text:p>Passenger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4]" office:value-type="string" office:string-value="ALUM">
            <text:p>ALUM</text:p>
          </table:table-cell>
          <table:table-cell table:style-name="ce32" table:formula="of:=IF([.J3];[DefineCargoClasses.B4];&quot;&quot;)">
            <text:p/>
          </table:table-cell>
          <table:table-cell table:formula="of:=[.K3]&lt;&gt;[.N3]" office:value-type="boolean" office:boolean-value="false">
            <text:p>FALSE</text:p>
          </table:table-cell>
          <table:table-cell table:formula="of:=IF([.L3];[.M3];0)" office:value-type="float" office:value="0">
            <text:p>0</text:p>
          </table:table-cell>
          <table:table-cell table:formula="of:=NOT(ISNA([.M3]))" office:value-type="boolean" office:boolean-value="false">
            <text:p>FALSE</text:p>
          </table:table-cell>
          <table:table-cell table:formula="of:=VLOOKUP([.H3];[.A$3:.C$35];3;0)" office:value-type="float" office:value="0">
            <text:p>#N/A</text:p>
          </table:table-cell>
          <table:table-cell table:formula="of:=([.O$3]*[DefineCargoClasses.C4]+[.O$4]*[DefineCargoClasses.D4]+[.O$5]*[DefineCargoClasses.E4]+[.O$6]*[DefineCargoClasses.F4]+[.O$7]*[DefineCargoClasses.G4]+[.O$8]*[DefineCargoClasses.H4]+[.O$9]*[DefineCargoClasses.I4]+[.O$10]*[DefineCargoClasses.J4]+[.O$11]*[DefineCargoClasses.K4]+[.O$12]*[DefineCargoClasses.L4]) = SUM([DefineCargoClasses.C4:.L4])" office:value-type="boolean" office:boolean-value="false">
            <text:p>FALSE</text:p>
          </table:table-cell>
          <table:table-cell table:formula="of:=AND([.F3];NOT([.G3]))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formula="of:=[.P3]*[.C3]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$R3]*[.F3]" office:value-type="float" office:value="0">
            <text:p>0</text:p>
          </table:table-cell>
          <table:table-cell table:style-name="ce33" table:formula="of:=[.$R3]*[.G3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COAL</text:p>
          </table:table-cell>
          <table:table-cell table:formula="of:=LOOKUP([.A4];[DefineCargoClasses.A$4:.A$76];[DefineCargoClasses.B$4:.B$76])" office:value-type="string" office:string-value="Coal">
            <text:p>Coal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Mail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5]" office:value-type="string" office:string-value="AORE">
            <text:p>AORE</text:p>
          </table:table-cell>
          <table:table-cell table:style-name="ce32" table:formula="of:=IF([.J4];[DefineCargoClasses.B5];&quot;&quot;)" office:value-type="string" office:string-value="Bauxite">
            <text:p>Bauxite</text:p>
          </table:table-cell>
          <table:table-cell table:formula="of:=[.K4]&lt;&gt;[.N4]" office:value-type="boolean" office:boolean-value="true">
            <text:p>TRUE</text:p>
          </table:table-cell>
          <table:table-cell table:formula="of:=IF([.L4];[.M4];0)" office:value-type="float" office:value="0">
            <text:p>0</text:p>
          </table:table-cell>
          <table:table-cell table:formula="of:=NOT(ISNA([.M4]))" office:value-type="boolean" office:boolean-value="false">
            <text:p>FALSE</text:p>
          </table:table-cell>
          <table:table-cell table:formula="of:=VLOOKUP([.H4];[.A$3:.C$35];3;0)" office:value-type="float" office:value="0">
            <text:p>#N/A</text:p>
          </table:table-cell>
          <table:table-cell table:formula="of:=([.O$3]*[DefineCargoClasses.C5]+[.O$4]*[DefineCargoClasses.D5]+[.O$5]*[DefineCargoClasses.E5]+[.O$6]*[DefineCargoClasses.F5]+[.O$7]*[DefineCargoClasses.G5]+[.O$8]*[DefineCargoClasses.H5]+[.O$9]*[DefineCargoClasses.I5]+[.O$10]*[DefineCargoClasses.J5]+[.O$11]*[DefineCargoClasses.K5]+[.O$12]*[DefineCargoClasses.L5]) = SUM([DefineCargoClasses.C5:.L5])" office:value-type="boolean" office:boolean-value="true">
            <text:p>TRUE</text:p>
          </table:table-cell>
          <table:table-cell table:formula="of:=AND([.F4];NOT([.G4]))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formula="of:=[.P4]*[.C4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$R4]*[.F4]" office:value-type="float" office:value="0">
            <text:p>0</text:p>
          </table:table-cell>
          <table:table-cell table:style-name="ce33" table:formula="of:=[.$R4]*[.G4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CORE</text:p>
          </table:table-cell>
          <table:table-cell table:formula="of:=LOOKUP([.A5];[DefineCargoClasses.A$4:.A$76];[DefineCargoClasses.B$4:.B$76])" office:value-type="string" office:string-value="Copper Ore">
            <text:p>Copper Ore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Express (Goods,Food,Candy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6]" office:value-type="string" office:string-value="BATT">
            <text:p>BATT</text:p>
          </table:table-cell>
          <table:table-cell table:style-name="ce32" table:formula="of:=IF([.J5];[DefineCargoClasses.B6];&quot;&quot;)">
            <text:p/>
          </table:table-cell>
          <table:table-cell table:formula="of:=[.K5]&lt;&gt;[.N5]" office:value-type="boolean" office:boolean-value="false">
            <text:p>FALSE</text:p>
          </table:table-cell>
          <table:table-cell table:formula="of:=IF([.L5];[.M5];0)" office:value-type="float" office:value="0">
            <text:p>0</text:p>
          </table:table-cell>
          <table:table-cell table:formula="of:=NOT(ISNA([.M5]))" office:value-type="boolean" office:boolean-value="false">
            <text:p>FALSE</text:p>
          </table:table-cell>
          <table:table-cell table:formula="of:=VLOOKUP([.H5];[.A$3:.C$35];3;0)" office:value-type="float" office:value="0">
            <text:p>#N/A</text:p>
          </table:table-cell>
          <table:table-cell table:formula="of:=([.O$3]*[DefineCargoClasses.C6]+[.O$4]*[DefineCargoClasses.D6]+[.O$5]*[DefineCargoClasses.E6]+[.O$6]*[DefineCargoClasses.F6]+[.O$7]*[DefineCargoClasses.G6]+[.O$8]*[DefineCargoClasses.H6]+[.O$9]*[DefineCargoClasses.I6]+[.O$10]*[DefineCargoClasses.J6]+[.O$11]*[DefineCargoClasses.K6]+[.O$12]*[DefineCargoClasses.L6]) = SUM([DefineCargoClasses.C6:.L6])" office:value-type="boolean" office:boolean-value="false">
            <text:p>FALSE</text:p>
          </table:table-cell>
          <table:table-cell table:formula="of:=AND([.F5];NOT([.G5]))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table:formula="of:=[.P5]*[.C5]"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$R5]*[.F5]" office:value-type="float" office:value="0">
            <text:p>0</text:p>
          </table:table-cell>
          <table:table-cell table:style-name="ce33" table:formula="of:=[.$R5]*[.G5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DIAM</text:p>
          </table:table-cell>
          <table:table-cell table:formula="of:=LOOKUP([.A6];[DefineCargoClasses.A$4:.A$76];[DefineCargoClasses.B$4:.B$76])" office:value-type="string" office:string-value="Diamonds">
            <text:p>Diamonds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Armored cargo (Valuables,Gold,Diamonds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7]" office:value-type="string" office:string-value="BRCK">
            <text:p>BRCK</text:p>
          </table:table-cell>
          <table:table-cell table:style-name="ce32" table:formula="of:=IF([.J6];[DefineCargoClasses.B7];&quot;&quot;)">
            <text:p/>
          </table:table-cell>
          <table:table-cell table:formula="of:=[.K6]&lt;&gt;[.N6]" office:value-type="boolean" office:boolean-value="false">
            <text:p>FALSE</text:p>
          </table:table-cell>
          <table:table-cell table:formula="of:=IF([.L6];[.M6];0)" office:value-type="float" office:value="0">
            <text:p>0</text:p>
          </table:table-cell>
          <table:table-cell table:formula="of:=NOT(ISNA([.M6]))" office:value-type="boolean" office:boolean-value="false">
            <text:p>FALSE</text:p>
          </table:table-cell>
          <table:table-cell table:formula="of:=VLOOKUP([.H6];[.A$3:.C$35];3;0)" office:value-type="float" office:value="0">
            <text:p>#N/A</text:p>
          </table:table-cell>
          <table:table-cell table:formula="of:=([.O$3]*[DefineCargoClasses.C7]+[.O$4]*[DefineCargoClasses.D7]+[.O$5]*[DefineCargoClasses.E7]+[.O$6]*[DefineCargoClasses.F7]+[.O$7]*[DefineCargoClasses.G7]+[.O$8]*[DefineCargoClasses.H7]+[.O$9]*[DefineCargoClasses.I7]+[.O$10]*[DefineCargoClasses.J7]+[.O$11]*[DefineCargoClasses.K7]+[.O$12]*[DefineCargoClasses.L7]) = SUM([DefineCargoClasses.C7:.L7])" office:value-type="boolean" office:boolean-value="false">
            <text:p>FALSE</text:p>
          </table:table-cell>
          <table:table-cell table:formula="of:=AND([.F6];NOT([.G6]))"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formula="of:=[.P6]*[.C6]" office:value-type="float" office:value="0">
            <text:p>0</text:p>
          </table:table-cell>
          <table:table-cell office:value-type="float" office:value="8">
            <text:p>8</text:p>
          </table:table-cell>
          <table:table-cell table:formula="of:=[.$R6]*[.F6]" office:value-type="float" office:value="0">
            <text:p>0</text:p>
          </table:table-cell>
          <table:table-cell table:style-name="ce33" table:formula="of:=[.$R6]*[.G6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DYES</text:p>
          </table:table-cell>
          <table:table-cell table:formula="of:=LOOKUP([.A7];[DefineCargoClasses.A$4:.A$76];[DefineCargoClasses.B$4:.B$76])" office:value-type="string" office:string-value="Dyes">
            <text:p>Dyes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Bulk freight (Coal, Grain, etc, Ore, Fruit)</text:p>
          </table:table-cell>
          <table:table-cell/>
          <table:table-cell table:style-name="ce2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8]" office:value-type="string" office:string-value="BUBL">
            <text:p>BUBL</text:p>
          </table:table-cell>
          <table:table-cell table:style-name="ce32" table:formula="of:=IF([.J7];[DefineCargoClasses.B8];&quot;&quot;)">
            <text:p/>
          </table:table-cell>
          <table:table-cell table:formula="of:=[.K7]&lt;&gt;[.N7]" office:value-type="boolean" office:boolean-value="false">
            <text:p>FALSE</text:p>
          </table:table-cell>
          <table:table-cell table:formula="of:=IF([.L7];[.M7];0)" office:value-type="float" office:value="0">
            <text:p>0</text:p>
          </table:table-cell>
          <table:table-cell table:formula="of:=NOT(ISNA([.M7]))" office:value-type="boolean" office:boolean-value="false">
            <text:p>FALSE</text:p>
          </table:table-cell>
          <table:table-cell table:formula="of:=VLOOKUP([.H7];[.A$3:.C$35];3;0)" office:value-type="float" office:value="0">
            <text:p>#N/A</text:p>
          </table:table-cell>
          <table:table-cell table:formula="of:=([.O$3]*[DefineCargoClasses.C8]+[.O$4]*[DefineCargoClasses.D8]+[.O$5]*[DefineCargoClasses.E8]+[.O$6]*[DefineCargoClasses.F8]+[.O$7]*[DefineCargoClasses.G8]+[.O$8]*[DefineCargoClasses.H8]+[.O$9]*[DefineCargoClasses.I8]+[.O$10]*[DefineCargoClasses.J8]+[.O$11]*[DefineCargoClasses.K8]+[.O$12]*[DefineCargoClasses.L8]) = SUM([DefineCargoClasses.C8:.L8])" office:value-type="boolean" office:boolean-value="false">
            <text:p>FALSE</text:p>
          </table:table-cell>
          <table:table-cell table:formula="of:=AND([.F7];NOT([.G7]))" office:value-type="boolean" office:boolean-value="true">
            <text:p>TRUE</text:p>
          </table:table-cell>
          <table:table-cell office:value-type="float" office:value="16">
            <text:p>16</text:p>
          </table:table-cell>
          <table:table-cell table:formula="of:=[.P7]*[.C7]" office:value-type="float" office:value="0">
            <text:p>0</text:p>
          </table:table-cell>
          <table:table-cell office:value-type="float" office:value="16">
            <text:p>16</text:p>
          </table:table-cell>
          <table:table-cell table:formula="of:=[.$R7]*[.F7]" office:value-type="float" office:value="16">
            <text:p>16</text:p>
          </table:table-cell>
          <table:table-cell table:style-name="ce33" table:formula="of:=[.$R7]*[.G7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FERT</text:p>
          </table:table-cell>
          <table:table-cell table:formula="of:=LOOKUP([.A8];[DefineCargoClasses.A$4:.A$76];[DefineCargoClasses.B$4:.B$76])" office:value-type="string" office:string-value="Fertiliser">
            <text:p>Fertiliser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Piece goods (Livestock, Wood, Steel, Paper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9]" office:value-type="string" office:string-value="CERA">
            <text:p>CERA</text:p>
          </table:table-cell>
          <table:table-cell table:style-name="ce32" table:formula="of:=IF([.J8];[DefineCargoClasses.B9];&quot;&quot;)">
            <text:p/>
          </table:table-cell>
          <table:table-cell table:formula="of:=[.K8]&lt;&gt;[.N8]" office:value-type="boolean" office:boolean-value="false">
            <text:p>FALSE</text:p>
          </table:table-cell>
          <table:table-cell table:formula="of:=IF([.L8];[.M8];0)" office:value-type="float" office:value="0">
            <text:p>0</text:p>
          </table:table-cell>
          <table:table-cell table:formula="of:=NOT(ISNA([.M8]))" office:value-type="boolean" office:boolean-value="false">
            <text:p>FALSE</text:p>
          </table:table-cell>
          <table:table-cell table:formula="of:=VLOOKUP([.H8];[.A$3:.C$35];3;0)" office:value-type="float" office:value="0">
            <text:p>#N/A</text:p>
          </table:table-cell>
          <table:table-cell table:formula="of:=([.O$3]*[DefineCargoClasses.C9]+[.O$4]*[DefineCargoClasses.D9]+[.O$5]*[DefineCargoClasses.E9]+[.O$6]*[DefineCargoClasses.F9]+[.O$7]*[DefineCargoClasses.G9]+[.O$8]*[DefineCargoClasses.H9]+[.O$9]*[DefineCargoClasses.I9]+[.O$10]*[DefineCargoClasses.J9]+[.O$11]*[DefineCargoClasses.K9]+[.O$12]*[DefineCargoClasses.L9]) = SUM([DefineCargoClasses.C9:.L9])" office:value-type="boolean" office:boolean-value="false">
            <text:p>FALSE</text:p>
          </table:table-cell>
          <table:table-cell table:formula="of:=AND([.F8];NOT([.G8]))" office:value-type="boolean" office:boolean-value="false">
            <text:p>FALSE</text:p>
          </table:table-cell>
          <table:table-cell office:value-type="float" office:value="32">
            <text:p>32</text:p>
          </table:table-cell>
          <table:table-cell table:formula="of:=[.P8]*[.C8]" office:value-type="float" office:value="0">
            <text:p>0</text:p>
          </table:table-cell>
          <table:table-cell office:value-type="float" office:value="32">
            <text:p>32</text:p>
          </table:table-cell>
          <table:table-cell table:formula="of:=[.$R8]*[.F8]" office:value-type="float" office:value="0">
            <text:p>0</text:p>
          </table:table-cell>
          <table:table-cell table:style-name="ce33" table:formula="of:=[.$R8]*[.G8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FISH</text:p>
          </table:table-cell>
          <table:table-cell table:formula="of:=LOOKUP([.A9];[DefineCargoClasses.A$4:.A$76];[DefineCargoClasses.B$4:.B$76])" office:value-type="string" office:string-value="Fish">
            <text:p>Fish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Liquids (Oil, Water, Rubber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10]" office:value-type="string" office:string-value="CERE">
            <text:p>CERE</text:p>
          </table:table-cell>
          <table:table-cell table:style-name="ce32" table:formula="of:=IF([.J9];[DefineCargoClasses.B10];&quot;&quot;)">
            <text:p/>
          </table:table-cell>
          <table:table-cell table:formula="of:=[.K9]&lt;&gt;[.N9]" office:value-type="boolean" office:boolean-value="false">
            <text:p>FALSE</text:p>
          </table:table-cell>
          <table:table-cell table:formula="of:=IF([.L9];[.M9];0)" office:value-type="float" office:value="0">
            <text:p>0</text:p>
          </table:table-cell>
          <table:table-cell table:formula="of:=NOT(ISNA([.M9]))" office:value-type="boolean" office:boolean-value="true">
            <text:p>TRUE</text:p>
          </table:table-cell>
          <table:table-cell table:formula="of:=VLOOKUP([.H9];[.A$3:.C$35];3;0)" office:value-type="float" office:value="0">
            <text:p>0</text:p>
          </table:table-cell>
          <table:table-cell table:formula="of:=([.O$3]*[DefineCargoClasses.C10]+[.O$4]*[DefineCargoClasses.D10]+[.O$5]*[DefineCargoClasses.E10]+[.O$6]*[DefineCargoClasses.F10]+[.O$7]*[DefineCargoClasses.G10]+[.O$8]*[DefineCargoClasses.H10]+[.O$9]*[DefineCargoClasses.I10]+[.O$10]*[DefineCargoClasses.J10]+[.O$11]*[DefineCargoClasses.K10]+[.O$12]*[DefineCargoClasses.L10]) = SUM([DefineCargoClasses.C10:.L10])" office:value-type="boolean" office:boolean-value="false">
            <text:p>FALSE</text:p>
          </table:table-cell>
          <table:table-cell table:formula="of:=AND([.F9];NOT([.G9]))" office:value-type="boolean" office:boolean-value="false">
            <text:p>FALSE</text:p>
          </table:table-cell>
          <table:table-cell office:value-type="float" office:value="64">
            <text:p>64</text:p>
          </table:table-cell>
          <table:table-cell table:formula="of:=[.P9]*[.C9]" office:value-type="float" office:value="0">
            <text:p>0</text:p>
          </table:table-cell>
          <table:table-cell office:value-type="float" office:value="64">
            <text:p>64</text:p>
          </table:table-cell>
          <table:table-cell table:formula="of:=[.$R9]*[.F9]" office:value-type="float" office:value="0">
            <text:p>0</text:p>
          </table:table-cell>
          <table:table-cell table:style-name="ce33" table:formula="of:=[.$R9]*[.G9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FOOD</text:p>
          </table:table-cell>
          <table:table-cell table:formula="of:=LOOKUP([.A10];[DefineCargoClasses.A$4:.A$76];[DefineCargoClasses.B$4:.B$76])" office:value-type="string" office:string-value="Food">
            <text:p>Food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Refrigerated goods (Food, Fruit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11]" office:value-type="string" office:string-value="CLAY">
            <text:p>CLAY</text:p>
          </table:table-cell>
          <table:table-cell table:style-name="ce32" table:formula="of:=IF([.J10];[DefineCargoClasses.B11];&quot;&quot;)">
            <text:p/>
          </table:table-cell>
          <table:table-cell table:formula="of:=[.K10]&lt;&gt;[.N10]" office:value-type="boolean" office:boolean-value="false">
            <text:p>FALSE</text:p>
          </table:table-cell>
          <table:table-cell table:formula="of:=IF([.L10];[.M10];0)" office:value-type="float" office:value="0">
            <text:p>0</text:p>
          </table:table-cell>
          <table:table-cell table:formula="of:=NOT(ISNA([.M10]))" office:value-type="boolean" office:boolean-value="false">
            <text:p>FALSE</text:p>
          </table:table-cell>
          <table:table-cell table:formula="of:=VLOOKUP([.H10];[.A$3:.C$35];3;0)" office:value-type="float" office:value="0">
            <text:p>#N/A</text:p>
          </table:table-cell>
          <table:table-cell table:formula="of:=([.O$3]*[DefineCargoClasses.C11]+[.O$4]*[DefineCargoClasses.D11]+[.O$5]*[DefineCargoClasses.E11]+[.O$6]*[DefineCargoClasses.F11]+[.O$7]*[DefineCargoClasses.G11]+[.O$8]*[DefineCargoClasses.H11]+[.O$9]*[DefineCargoClasses.I11]+[.O$10]*[DefineCargoClasses.J11]+[.O$11]*[DefineCargoClasses.K11]+[.O$12]*[DefineCargoClasses.L11]) = SUM([DefineCargoClasses.C11:.L11])" office:value-type="boolean" office:boolean-value="false">
            <text:p>FALSE</text:p>
          </table:table-cell>
          <table:table-cell table:formula="of:=AND([.F10];NOT([.G10]))" office:value-type="boolean" office:boolean-value="false">
            <text:p>FALSE</text:p>
          </table:table-cell>
          <table:table-cell office:value-type="float" office:value="128">
            <text:p>128</text:p>
          </table:table-cell>
          <table:table-cell table:formula="of:=[.P10]*[.C10]" office:value-type="float" office:value="0">
            <text:p>0</text:p>
          </table:table-cell>
          <table:table-cell office:value-type="float" office:value="128">
            <text:p>128</text:p>
          </table:table-cell>
          <table:table-cell table:formula="of:=[.$R10]*[.F10]" office:value-type="float" office:value="0">
            <text:p>0</text:p>
          </table:table-cell>
          <table:table-cell table:style-name="ce33" table:formula="of:=[.$R10]*[.G10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FRUT</text:p>
          </table:table-cell>
          <table:table-cell table:formula="of:=LOOKUP([.A11];[DefineCargoClasses.A$4:.A$76];[DefineCargoClasses.B$4:.B$76])" office:value-type="string" office:string-value="Fruit">
            <text:p>Fruit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Hazardous cargo (radioactives, explosives etc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1" table:formula="of:=[DefineCargoClasses.A12]" office:value-type="string" office:string-value="CMNT">
            <text:p>CMNT</text:p>
          </table:table-cell>
          <table:table-cell table:style-name="ce32" table:formula="of:=IF([.J11];[DefineCargoClasses.B12];&quot;&quot;)" office:value-type="string" office:string-value="Cement">
            <text:p>Cement</text:p>
          </table:table-cell>
          <table:table-cell table:formula="of:=[.K11]&lt;&gt;[.N11]" office:value-type="boolean" office:boolean-value="true">
            <text:p>TRUE</text:p>
          </table:table-cell>
          <table:table-cell table:formula="of:=IF([.L11];[.M11];0)" office:value-type="float" office:value="0">
            <text:p>0</text:p>
          </table:table-cell>
          <table:table-cell table:formula="of:=NOT(ISNA([.M11]))" office:value-type="boolean" office:boolean-value="false">
            <text:p>FALSE</text:p>
          </table:table-cell>
          <table:table-cell table:formula="of:=VLOOKUP([.H11];[.A$3:.C$35];3;0)" office:value-type="float" office:value="0">
            <text:p>#N/A</text:p>
          </table:table-cell>
          <table:table-cell table:formula="of:=([.O$3]*[DefineCargoClasses.C12]+[.O$4]*[DefineCargoClasses.D12]+[.O$5]*[DefineCargoClasses.E12]+[.O$6]*[DefineCargoClasses.F12]+[.O$7]*[DefineCargoClasses.G12]+[.O$8]*[DefineCargoClasses.H12]+[.O$9]*[DefineCargoClasses.I12]+[.O$10]*[DefineCargoClasses.J12]+[.O$11]*[DefineCargoClasses.K12]+[.O$12]*[DefineCargoClasses.L12]) = SUM([DefineCargoClasses.C12:.L12])" office:value-type="boolean" office:boolean-value="true">
            <text:p>TRUE</text:p>
          </table:table-cell>
          <table:table-cell table:formula="of:=AND([.F11];NOT([.G11]))" office:value-type="boolean" office:boolean-value="false">
            <text:p>FALSE</text:p>
          </table:table-cell>
          <table:table-cell office:value-type="float" office:value="256">
            <text:p>256</text:p>
          </table:table-cell>
          <table:table-cell table:formula="of:=[.P11]*[.C11]" office:value-type="float" office:value="0">
            <text:p>0</text:p>
          </table:table-cell>
          <table:table-cell office:value-type="float" office:value="256">
            <text:p>256</text:p>
          </table:table-cell>
          <table:table-cell table:formula="of:=[.$R11]*[.F11]" office:value-type="float" office:value="0">
            <text:p>0</text:p>
          </table:table-cell>
          <table:table-cell table:style-name="ce33" table:formula="of:=[.$R11]*[.G11]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GLAS</text:p>
          </table:table-cell>
          <table:table-cell table:formula="of:=LOOKUP([.A12];[DefineCargoClasses.A$4:.A$76];[DefineCargoClasses.B$4:.B$76])" office:value-type="string" office:string-value="Glass">
            <text:p>Glass</text:p>
          </table:table-cell>
          <table:table-cell table:style-name="ce14" office:value-type="float" office:value="0">
            <text:p>0</text:p>
          </table:table-cell>
          <table:table-cell table:style-name="ce20" office:value-type="string">
            <text:p>covered freight (box vans, silo wagons...)</text:p>
          </table:table-cell>
          <table:table-cell/>
          <table:table-cell table:style-name="ce23" office:value-type="float" office:value="0">
            <text:p>0</text:p>
          </table:table-cell>
          <table:table-cell table:style-name="ce14" office:value-type="float" office:value="1">
            <text:p>1</text:p>
          </table:table-cell>
          <table:table-cell table:style-name="ce31" table:formula="of:=[DefineCargoClasses.A13]" office:value-type="string" office:string-value="COAL">
            <text:p>COAL</text:p>
          </table:table-cell>
          <table:table-cell table:style-name="ce32" table:formula="of:=IF([.J12];[DefineCargoClasses.B13];&quot;&quot;)" office:value-type="string" office:string-value="Coal">
            <text:p>Coal</text:p>
          </table:table-cell>
          <table:table-cell table:formula="of:=[.K12]&lt;&gt;[.N12]" office:value-type="boolean" office:boolean-value="true">
            <text:p>TRUE</text:p>
          </table:table-cell>
          <table:table-cell table:formula="of:=IF([.L12];[.M12];0)" office:value-type="float" office:value="0">
            <text:p>0</text:p>
          </table:table-cell>
          <table:table-cell table:formula="of:=NOT(ISNA([.M12]))" office:value-type="boolean" office:boolean-value="true">
            <text:p>TRUE</text:p>
          </table:table-cell>
          <table:table-cell table:formula="of:=VLOOKUP([.H12];[.A$3:.C$35];3;0)" office:value-type="float" office:value="0">
            <text:p>0</text:p>
          </table:table-cell>
          <table:table-cell table:formula="of:=([.O$3]*[DefineCargoClasses.C13]+[.O$4]*[DefineCargoClasses.D13]+[.O$5]*[DefineCargoClasses.E13]+[.O$6]*[DefineCargoClasses.F13]+[.O$7]*[DefineCargoClasses.G13]+[.O$8]*[DefineCargoClasses.H13]+[.O$9]*[DefineCargoClasses.I13]+[.O$10]*[DefineCargoClasses.J13]+[.O$11]*[DefineCargoClasses.K13]+[.O$12]*[DefineCargoClasses.L13]) = SUM([DefineCargoClasses.C13:.L13])" office:value-type="boolean" office:boolean-value="true">
            <text:p>TRUE</text:p>
          </table:table-cell>
          <table:table-cell table:formula="of:=AND([.F12];NOT([.G12]))" office:value-type="boolean" office:boolean-value="false">
            <text:p>FALSE</text:p>
          </table:table-cell>
          <table:table-cell office:value-type="float" office:value="512">
            <text:p>512</text:p>
          </table:table-cell>
          <table:table-cell table:formula="of:=[.P12]*[.C12]" office:value-type="float" office:value="0">
            <text:p>0</text:p>
          </table:table-cell>
          <table:table-cell office:value-type="float" office:value="512">
            <text:p>512</text:p>
          </table:table-cell>
          <table:table-cell table:formula="of:=[.$R12]*[.F12]" office:value-type="float" office:value="0">
            <text:p>0</text:p>
          </table:table-cell>
          <table:table-cell table:style-name="ce33" table:formula="of:=[.$R12]*[.G12]" office:value-type="float" office:value="512">
            <text:p>512</text:p>
          </table:table-cell>
        </table:table-row>
        <table:table-row table:style-name="ro1">
          <table:table-cell table:style-name="ce3" office:value-type="string">
            <text:p>GOLD</text:p>
          </table:table-cell>
          <table:table-cell table:formula="of:=LOOKUP([.A13];[DefineCargoClasses.A$4:.A$76];[DefineCargoClasses.B$4:.B$76])" office:value-type="string" office:string-value="Gold">
            <text:p>Gold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5" table:number-columns-repeated="2"/>
          <table:table-cell table:style-name="ce26"/>
          <table:table-cell table:style-name="ce31" table:formula="of:=[DefineCargoClasses.A14]" office:value-type="string" office:string-value="COLA">
            <text:p>COLA</text:p>
          </table:table-cell>
          <table:table-cell table:style-name="ce32" table:formula="of:=IF([.J13];[DefineCargoClasses.B14];&quot;&quot;)">
            <text:p/>
          </table:table-cell>
          <table:table-cell table:formula="of:=[.K13]&lt;&gt;[.N13]" office:value-type="boolean" office:boolean-value="false">
            <text:p>FALSE</text:p>
          </table:table-cell>
          <table:table-cell table:formula="of:=IF([.L13];[.M13];0)" office:value-type="float" office:value="0">
            <text:p>0</text:p>
          </table:table-cell>
          <table:table-cell table:formula="of:=NOT(ISNA([.M13]))" office:value-type="boolean" office:boolean-value="false">
            <text:p>FALSE</text:p>
          </table:table-cell>
          <table:table-cell table:formula="of:=VLOOKUP([.H13];[.A$3:.C$35];3;0)" office:value-type="float" office:value="0">
            <text:p>#N/A</text:p>
          </table:table-cell>
          <table:table-cell table:formula="of:=([.O$3]*[DefineCargoClasses.C14]+[.O$4]*[DefineCargoClasses.D14]+[.O$5]*[DefineCargoClasses.E14]+[.O$6]*[DefineCargoClasses.F14]+[.O$7]*[DefineCargoClasses.G14]+[.O$8]*[DefineCargoClasses.H14]+[.O$9]*[DefineCargoClasses.I14]+[.O$10]*[DefineCargoClasses.J14]+[.O$11]*[DefineCargoClasses.K14]+[.O$12]*[DefineCargoClasses.L14]) = SUM([DefineCargoClasses.C14:.L14])" office:value-type="boolean" office:boolean-value="false">
            <text:p>FALSE</text:p>
          </table:table-cell>
          <table:table-cell/>
          <table:table-cell table:formula="of:=[.P12]*2" office:value-type="float" office:value="1024">
            <text:p>1024</text:p>
          </table:table-cell>
          <table:table-cell table:formula="of:=[.P13]*[.C1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GRAI</text:p>
          </table:table-cell>
          <table:table-cell table:formula="of:=LOOKUP([.A14];[DefineCargoClasses.A$4:.A$76];[DefineCargoClasses.B$4:.B$76])" office:value-type="string" office:string-value="Grain">
            <text:p>Grain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5" table:number-columns-repeated="2"/>
          <table:table-cell table:style-name="ce26"/>
          <table:table-cell table:style-name="ce31" table:formula="of:=[DefineCargoClasses.A15]" office:value-type="string" office:string-value="COPR">
            <text:p>COPR</text:p>
          </table:table-cell>
          <table:table-cell table:style-name="ce32" table:formula="of:=IF([.J14];[DefineCargoClasses.B15];&quot;&quot;)">
            <text:p/>
          </table:table-cell>
          <table:table-cell table:formula="of:=[.K14]&lt;&gt;[.N14]" office:value-type="boolean" office:boolean-value="false">
            <text:p>FALSE</text:p>
          </table:table-cell>
          <table:table-cell table:formula="of:=IF([.L14];[.M14];0)" office:value-type="float" office:value="0">
            <text:p>0</text:p>
          </table:table-cell>
          <table:table-cell table:formula="of:=NOT(ISNA([.M14]))" office:value-type="boolean" office:boolean-value="false">
            <text:p>FALSE</text:p>
          </table:table-cell>
          <table:table-cell table:formula="of:=VLOOKUP([.H14];[.A$3:.C$35];3;0)" office:value-type="float" office:value="0">
            <text:p>#N/A</text:p>
          </table:table-cell>
          <table:table-cell table:formula="of:=([.O$3]*[DefineCargoClasses.C15]+[.O$4]*[DefineCargoClasses.D15]+[.O$5]*[DefineCargoClasses.E15]+[.O$6]*[DefineCargoClasses.F15]+[.O$7]*[DefineCargoClasses.G15]+[.O$8]*[DefineCargoClasses.H15]+[.O$9]*[DefineCargoClasses.I15]+[.O$10]*[DefineCargoClasses.J15]+[.O$11]*[DefineCargoClasses.K15]+[.O$12]*[DefineCargoClasses.L15]) = SUM([DefineCargoClasses.C15:.L15])" office:value-type="boolean" office:boolean-value="false">
            <text:p>FALSE</text:p>
          </table:table-cell>
          <table:table-cell/>
          <table:table-cell table:formula="of:=[.P13]*2" office:value-type="float" office:value="2048">
            <text:p>2048</text:p>
          </table:table-cell>
          <table:table-cell table:formula="of:=[.P14]*[.C1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IORE</text:p>
          </table:table-cell>
          <table:table-cell table:formula="of:=LOOKUP([.A15];[DefineCargoClasses.A$4:.A$76];[DefineCargoClasses.B$4:.B$76])" office:value-type="string" office:string-value="Iron Ore">
            <text:p>Iron Ore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17" table:number-columns-repeated="2"/>
          <table:table-cell table:style-name="ce26"/>
          <table:table-cell table:style-name="ce31" table:formula="of:=[DefineCargoClasses.A16]" office:value-type="string" office:string-value="CORE">
            <text:p>CORE</text:p>
          </table:table-cell>
          <table:table-cell table:style-name="ce32" table:formula="of:=IF([.J15];[DefineCargoClasses.B16];&quot;&quot;)" office:value-type="string" office:string-value="Copper Ore">
            <text:p>Copper Ore</text:p>
          </table:table-cell>
          <table:table-cell table:formula="of:=[.K15]&lt;&gt;[.N15]" office:value-type="boolean" office:boolean-value="true">
            <text:p>TRUE</text:p>
          </table:table-cell>
          <table:table-cell table:formula="of:=IF([.L15];[.M15];0)" office:value-type="float" office:value="0">
            <text:p>0</text:p>
          </table:table-cell>
          <table:table-cell table:formula="of:=NOT(ISNA([.M15]))" office:value-type="boolean" office:boolean-value="true">
            <text:p>TRUE</text:p>
          </table:table-cell>
          <table:table-cell table:formula="of:=VLOOKUP([.H15];[.A$3:.C$35];3;0)" office:value-type="float" office:value="0">
            <text:p>0</text:p>
          </table:table-cell>
          <table:table-cell table:formula="of:=([.O$3]*[DefineCargoClasses.C16]+[.O$4]*[DefineCargoClasses.D16]+[.O$5]*[DefineCargoClasses.E16]+[.O$6]*[DefineCargoClasses.F16]+[.O$7]*[DefineCargoClasses.G16]+[.O$8]*[DefineCargoClasses.H16]+[.O$9]*[DefineCargoClasses.I16]+[.O$10]*[DefineCargoClasses.J16]+[.O$11]*[DefineCargoClasses.K16]+[.O$12]*[DefineCargoClasses.L16]) = SUM([DefineCargoClasses.C16:.L16])" office:value-type="boolean" office:boolean-value="true">
            <text:p>TRUE</text:p>
          </table:table-cell>
          <table:table-cell/>
          <table:table-cell table:formula="of:=[.P14]*2" office:value-type="float" office:value="4096">
            <text:p>4096</text:p>
          </table:table-cell>
          <table:table-cell table:formula="of:=[.P15]*[.C1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IL</text:p>
          </table:table-cell>
          <table:table-cell table:formula="of:=LOOKUP([.A16];[DefineCargoClasses.A$4:.A$76];[DefineCargoClasses.B$4:.B$76])" office:value-type="string" office:string-value="Mail">
            <text:p>Mail</text:p>
          </table:table-cell>
          <table:table-cell table:style-name="ce14" office:value-type="float" office:value="0">
            <text:p>0</text:p>
          </table:table-cell>
          <table:table-cell table:style-name="ce20"/>
          <table:table-cell table:style-name="ce22"/>
          <table:table-cell table:style-name="ce24" office:value-type="string">
            <text:p>Decimal</text:p>
          </table:table-cell>
          <table:table-cell table:style-name="ce27" office:value-type="string">
            <text:p>Hexadecimal</text:p>
          </table:table-cell>
          <table:table-cell table:style-name="ce31" table:formula="of:=[DefineCargoClasses.A17]" office:value-type="string" office:string-value="CTCD">
            <text:p>CTCD</text:p>
          </table:table-cell>
          <table:table-cell table:style-name="ce32" table:formula="of:=IF([.J16];[DefineCargoClasses.B17];&quot;&quot;)" office:value-type="string" office:string-value="Cotton Candy (Candyfloss)">
            <text:p>Cotton Candy (Candyfloss)</text:p>
          </table:table-cell>
          <table:table-cell table:formula="of:=[.K16]&lt;&gt;[.N16]" office:value-type="boolean" office:boolean-value="true">
            <text:p>TRUE</text:p>
          </table:table-cell>
          <table:table-cell table:formula="of:=IF([.L16];[.M16];0)" office:value-type="float" office:value="0">
            <text:p>0</text:p>
          </table:table-cell>
          <table:table-cell table:formula="of:=NOT(ISNA([.M16]))" office:value-type="boolean" office:boolean-value="false">
            <text:p>FALSE</text:p>
          </table:table-cell>
          <table:table-cell table:formula="of:=VLOOKUP([.H16];[.A$3:.C$35];3;0)" office:value-type="float" office:value="0">
            <text:p>#N/A</text:p>
          </table:table-cell>
          <table:table-cell table:formula="of:=([.O$3]*[DefineCargoClasses.C17]+[.O$4]*[DefineCargoClasses.D17]+[.O$5]*[DefineCargoClasses.E17]+[.O$6]*[DefineCargoClasses.F17]+[.O$7]*[DefineCargoClasses.G17]+[.O$8]*[DefineCargoClasses.H17]+[.O$9]*[DefineCargoClasses.I17]+[.O$10]*[DefineCargoClasses.J17]+[.O$11]*[DefineCargoClasses.K17]+[.O$12]*[DefineCargoClasses.L17]) = SUM([DefineCargoClasses.C17:.L17])" office:value-type="boolean" office:boolean-value="true">
            <text:p>TRUE</text:p>
          </table:table-cell>
          <table:table-cell/>
          <table:table-cell table:formula="of:=[.P15]*2" office:value-type="float" office:value="8192">
            <text:p>8192</text:p>
          </table:table-cell>
          <table:table-cell table:formula="of:=[.P16]*[.C1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MAIZ</text:p>
          </table:table-cell>
          <table:table-cell table:formula="of:=LOOKUP([.A17];[DefineCargoClasses.A$4:.A$76];[DefineCargoClasses.B$4:.B$76])" office:value-type="string" office:string-value="Maize">
            <text:p>Maize</text:p>
          </table:table-cell>
          <table:table-cell table:style-name="ce14" office:value-type="float" office:value="0">
            <text:p>0</text:p>
          </table:table-cell>
          <table:table-cell/>
          <table:table-cell table:style-name="ce22" office:value-type="string">
            <text:p>Action 28:</text:p>
          </table:table-cell>
          <table:table-cell table:style-name="ce25" table:formula="of:=SUM([.S3:.S12])" office:value-type="float" office:value="16">
            <text:p>16</text:p>
          </table:table-cell>
          <table:table-cell table:style-name="ce28" table:formula="of:=DEC2HEX([.F17])" office:value-type="string" office:string-value="10">
            <text:p>10</text:p>
          </table:table-cell>
          <table:table-cell table:style-name="ce31" table:formula="of:=[DefineCargoClasses.A18]" office:value-type="string" office:string-value="CTTN">
            <text:p>CTTN</text:p>
          </table:table-cell>
          <table:table-cell table:style-name="ce32" table:formula="of:=IF([.J17];[DefineCargoClasses.B18];&quot;&quot;)">
            <text:p/>
          </table:table-cell>
          <table:table-cell table:formula="of:=[.K17]&lt;&gt;[.N17]" office:value-type="boolean" office:boolean-value="false">
            <text:p>FALSE</text:p>
          </table:table-cell>
          <table:table-cell table:formula="of:=IF([.L17];[.M17];0)" office:value-type="float" office:value="0">
            <text:p>0</text:p>
          </table:table-cell>
          <table:table-cell table:formula="of:=NOT(ISNA([.M17]))" office:value-type="boolean" office:boolean-value="false">
            <text:p>FALSE</text:p>
          </table:table-cell>
          <table:table-cell table:formula="of:=VLOOKUP([.H17];[.A$3:.C$35];3;0)" office:value-type="float" office:value="0">
            <text:p>#N/A</text:p>
          </table:table-cell>
          <table:table-cell table:formula="of:=([.O$3]*[DefineCargoClasses.C18]+[.O$4]*[DefineCargoClasses.D18]+[.O$5]*[DefineCargoClasses.E18]+[.O$6]*[DefineCargoClasses.F18]+[.O$7]*[DefineCargoClasses.G18]+[.O$8]*[DefineCargoClasses.H18]+[.O$9]*[DefineCargoClasses.I18]+[.O$10]*[DefineCargoClasses.J18]+[.O$11]*[DefineCargoClasses.K18]+[.O$12]*[DefineCargoClasses.L18]) = SUM([DefineCargoClasses.C18:.L18])" office:value-type="boolean" office:boolean-value="false">
            <text:p>FALSE</text:p>
          </table:table-cell>
          <table:table-cell/>
          <table:table-cell table:formula="of:=[.P16]*2" office:value-type="float" office:value="16384">
            <text:p>16384</text:p>
          </table:table-cell>
          <table:table-cell table:formula="of:=[.P17]*[.C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OIL_</text:p>
          </table:table-cell>
          <table:table-cell table:formula="of:=LOOKUP([.A18];[DefineCargoClasses.A$4:.A$76];[DefineCargoClasses.B$4:.B$76])" office:value-type="string" office:string-value="Oil">
            <text:p>Oil</text:p>
          </table:table-cell>
          <table:table-cell table:style-name="ce14" office:value-type="float" office:value="0">
            <text:p>0</text:p>
          </table:table-cell>
          <table:table-cell/>
          <table:table-cell table:style-name="ce22" office:value-type="string">
            <text:p>Action 29:</text:p>
          </table:table-cell>
          <table:table-cell table:style-name="ce25" table:formula="of:=SUM([.T3:.T12])" office:value-type="float" office:value="512">
            <text:p>512</text:p>
          </table:table-cell>
          <table:table-cell table:style-name="ce28" table:formula="of:=DEC2HEX([.F18])" office:value-type="string" office:string-value="200">
            <text:p>200</text:p>
          </table:table-cell>
          <table:table-cell table:style-name="ce31" table:formula="of:=[DefineCargoClasses.A19]" office:value-type="string" office:string-value="DIAM">
            <text:p>DIAM</text:p>
          </table:table-cell>
          <table:table-cell table:style-name="ce32" table:formula="of:=IF([.J18];[DefineCargoClasses.B19];&quot;&quot;)">
            <text:p/>
          </table:table-cell>
          <table:table-cell table:formula="of:=[.K18]&lt;&gt;[.N18]" office:value-type="boolean" office:boolean-value="false">
            <text:p>FALSE</text:p>
          </table:table-cell>
          <table:table-cell table:formula="of:=IF([.L18];[.M18];0)" office:value-type="float" office:value="0">
            <text:p>0</text:p>
          </table:table-cell>
          <table:table-cell table:formula="of:=NOT(ISNA([.M18]))" office:value-type="boolean" office:boolean-value="true">
            <text:p>TRUE</text:p>
          </table:table-cell>
          <table:table-cell table:formula="of:=VLOOKUP([.H18];[.A$3:.C$35];3;0)" office:value-type="float" office:value="0">
            <text:p>0</text:p>
          </table:table-cell>
          <table:table-cell table:formula="of:=([.O$3]*[DefineCargoClasses.C19]+[.O$4]*[DefineCargoClasses.D19]+[.O$5]*[DefineCargoClasses.E19]+[.O$6]*[DefineCargoClasses.F19]+[.O$7]*[DefineCargoClasses.G19]+[.O$8]*[DefineCargoClasses.H19]+[.O$9]*[DefineCargoClasses.I19]+[.O$10]*[DefineCargoClasses.J19]+[.O$11]*[DefineCargoClasses.K19]+[.O$12]*[DefineCargoClasses.L19]) = SUM([DefineCargoClasses.C19:.L19])" office:value-type="boolean" office:boolean-value="false">
            <text:p>FALSE</text:p>
          </table:table-cell>
          <table:table-cell/>
          <table:table-cell table:formula="of:=[.P17]*2" office:value-type="float" office:value="32768">
            <text:p>32768</text:p>
          </table:table-cell>
          <table:table-cell table:formula="of:=[.P18]*[.C1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PR</text:p>
          </table:table-cell>
          <table:table-cell table:formula="of:=LOOKUP([.A19];[DefineCargoClasses.A$4:.A$76];[DefineCargoClasses.B$4:.B$76])" office:value-type="string" office:string-value="Paper">
            <text:p>Paper</text:p>
          </table:table-cell>
          <table:table-cell table:style-name="ce14" office:value-type="float" office:value="0">
            <text:p>0</text:p>
          </table:table-cell>
          <table:table-cell/>
          <table:table-cell table:style-name="ce22" office:value-type="string">
            <text:p>Action 1D:</text:p>
          </table:table-cell>
          <table:table-cell table:style-name="ce25" table:formula="of:=SUM([.Q3:.Q35])" office:value-type="float" office:value="0">
            <text:p>0</text:p>
          </table:table-cell>
          <table:table-cell table:style-name="ce28" table:formula="of:=DEC2HEX([.F19])" office:value-type="string" office:string-value="0">
            <text:p>0</text:p>
          </table:table-cell>
          <table:table-cell table:style-name="ce31" table:formula="of:=[DefineCargoClasses.A20]" office:value-type="string" office:string-value="DURA">
            <text:p>DURA</text:p>
          </table:table-cell>
          <table:table-cell table:style-name="ce32" table:formula="of:=IF([.J19];[DefineCargoClasses.B20];&quot;&quot;)">
            <text:p/>
          </table:table-cell>
          <table:table-cell table:formula="of:=[.K19]&lt;&gt;[.N19]" office:value-type="boolean" office:boolean-value="false">
            <text:p>FALSE</text:p>
          </table:table-cell>
          <table:table-cell table:formula="of:=IF([.L19];[.M19];0)" office:value-type="float" office:value="0">
            <text:p>0</text:p>
          </table:table-cell>
          <table:table-cell table:formula="of:=NOT(ISNA([.M19]))" office:value-type="boolean" office:boolean-value="false">
            <text:p>FALSE</text:p>
          </table:table-cell>
          <table:table-cell table:formula="of:=VLOOKUP([.H19];[.A$3:.C$35];3;0)" office:value-type="float" office:value="0">
            <text:p>#N/A</text:p>
          </table:table-cell>
          <table:table-cell table:formula="of:=([.O$3]*[DefineCargoClasses.C20]+[.O$4]*[DefineCargoClasses.D20]+[.O$5]*[DefineCargoClasses.E20]+[.O$6]*[DefineCargoClasses.F20]+[.O$7]*[DefineCargoClasses.G20]+[.O$8]*[DefineCargoClasses.H20]+[.O$9]*[DefineCargoClasses.I20]+[.O$10]*[DefineCargoClasses.J20]+[.O$11]*[DefineCargoClasses.K20]+[.O$12]*[DefineCargoClasses.L20]) = SUM([DefineCargoClasses.C20:.L20])" office:value-type="boolean" office:boolean-value="false">
            <text:p>FALSE</text:p>
          </table:table-cell>
          <table:table-cell/>
          <table:table-cell table:formula="of:=[.P18]*2" office:value-type="float" office:value="65536">
            <text:p>65536</text:p>
          </table:table-cell>
          <table:table-cell table:formula="of:=[.P19]*[.C1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ASS</text:p>
          </table:table-cell>
          <table:table-cell table:formula="of:=LOOKUP([.A20];[DefineCargoClasses.A$4:.A$76];[DefineCargoClasses.B$4:.B$76])" office:value-type="string" office:string-value="Passengers">
            <text:p>Passengers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1]" office:value-type="string" office:string-value="DYES">
            <text:p>DYES</text:p>
          </table:table-cell>
          <table:table-cell table:style-name="ce32" table:formula="of:=IF([.J20];[DefineCargoClasses.B21];&quot;&quot;)">
            <text:p/>
          </table:table-cell>
          <table:table-cell table:formula="of:=[.K20]&lt;&gt;[.N20]" office:value-type="boolean" office:boolean-value="false">
            <text:p>FALSE</text:p>
          </table:table-cell>
          <table:table-cell table:formula="of:=IF([.L20];[.M20];0)" office:value-type="float" office:value="0">
            <text:p>0</text:p>
          </table:table-cell>
          <table:table-cell table:formula="of:=NOT(ISNA([.M20]))" office:value-type="boolean" office:boolean-value="true">
            <text:p>TRUE</text:p>
          </table:table-cell>
          <table:table-cell table:formula="of:=VLOOKUP([.H20];[.A$3:.C$35];3;0)" office:value-type="float" office:value="0">
            <text:p>0</text:p>
          </table:table-cell>
          <table:table-cell table:formula="of:=([.O$3]*[DefineCargoClasses.C21]+[.O$4]*[DefineCargoClasses.D21]+[.O$5]*[DefineCargoClasses.E21]+[.O$6]*[DefineCargoClasses.F21]+[.O$7]*[DefineCargoClasses.G21]+[.O$8]*[DefineCargoClasses.H21]+[.O$9]*[DefineCargoClasses.I21]+[.O$10]*[DefineCargoClasses.J21]+[.O$11]*[DefineCargoClasses.K21]+[.O$12]*[DefineCargoClasses.L21]) = SUM([DefineCargoClasses.C21:.L21])" office:value-type="boolean" office:boolean-value="false">
            <text:p>FALSE</text:p>
          </table:table-cell>
          <table:table-cell/>
          <table:table-cell table:formula="of:=[.P19]*2" office:value-type="float" office:value="131072">
            <text:p>131072</text:p>
          </table:table-cell>
          <table:table-cell table:formula="of:=[.P20]*[.C2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ETR</text:p>
          </table:table-cell>
          <table:table-cell table:formula="of:=LOOKUP([.A21];[DefineCargoClasses.A$4:.A$76];[DefineCargoClasses.B$4:.B$76])" office:value-type="string" office:string-value="Petrol (ECS) / Fuel Oil (FIRS)">
            <text:p>Petrol (ECS) / Fuel Oil (FIR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2]" office:value-type="string" office:string-value="ENSP">
            <text:p>ENSP</text:p>
          </table:table-cell>
          <table:table-cell table:style-name="ce32" table:formula="of:=IF([.J21];[DefineCargoClasses.B22];&quot;&quot;)">
            <text:p/>
          </table:table-cell>
          <table:table-cell table:formula="of:=[.K21]&lt;&gt;[.N21]" office:value-type="boolean" office:boolean-value="false">
            <text:p>FALSE</text:p>
          </table:table-cell>
          <table:table-cell table:formula="of:=IF([.L21];[.M21];0)" office:value-type="float" office:value="0">
            <text:p>0</text:p>
          </table:table-cell>
          <table:table-cell table:formula="of:=NOT(ISNA([.M21]))" office:value-type="boolean" office:boolean-value="false">
            <text:p>FALSE</text:p>
          </table:table-cell>
          <table:table-cell table:formula="of:=VLOOKUP([.H21];[.A$3:.C$35];3;0)" office:value-type="float" office:value="0">
            <text:p>#N/A</text:p>
          </table:table-cell>
          <table:table-cell table:formula="of:=([.O$3]*[DefineCargoClasses.C22]+[.O$4]*[DefineCargoClasses.D22]+[.O$5]*[DefineCargoClasses.E22]+[.O$6]*[DefineCargoClasses.F22]+[.O$7]*[DefineCargoClasses.G22]+[.O$8]*[DefineCargoClasses.H22]+[.O$9]*[DefineCargoClasses.I22]+[.O$10]*[DefineCargoClasses.J22]+[.O$11]*[DefineCargoClasses.K22]+[.O$12]*[DefineCargoClasses.L22]) = SUM([DefineCargoClasses.C22:.L22])" office:value-type="boolean" office:boolean-value="false">
            <text:p>FALSE</text:p>
          </table:table-cell>
          <table:table-cell/>
          <table:table-cell table:formula="of:=[.P20]*2" office:value-type="float" office:value="262144">
            <text:p>262144</text:p>
          </table:table-cell>
          <table:table-cell table:formula="of:=[.P21]*[.C2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LAS</text:p>
          </table:table-cell>
          <table:table-cell table:formula="of:=LOOKUP([.A22];[DefineCargoClasses.A$4:.A$76];[DefineCargoClasses.B$4:.B$76])" office:value-type="string" office:string-value="Plastic (ECS)">
            <text:p>Plastic (EC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3]" office:value-type="string" office:string-value="FERT">
            <text:p>FERT</text:p>
          </table:table-cell>
          <table:table-cell table:style-name="ce32" table:formula="of:=IF([.J22];[DefineCargoClasses.B23];&quot;&quot;)">
            <text:p/>
          </table:table-cell>
          <table:table-cell table:formula="of:=[.K22]&lt;&gt;[.N22]" office:value-type="boolean" office:boolean-value="false">
            <text:p>FALSE</text:p>
          </table:table-cell>
          <table:table-cell table:formula="of:=IF([.L22];[.M22];0)" office:value-type="float" office:value="0">
            <text:p>0</text:p>
          </table:table-cell>
          <table:table-cell table:formula="of:=NOT(ISNA([.M22]))" office:value-type="boolean" office:boolean-value="true">
            <text:p>TRUE</text:p>
          </table:table-cell>
          <table:table-cell table:formula="of:=VLOOKUP([.H22];[.A$3:.C$35];3;0)" office:value-type="float" office:value="0">
            <text:p>0</text:p>
          </table:table-cell>
          <table:table-cell table:formula="of:=([.O$3]*[DefineCargoClasses.C23]+[.O$4]*[DefineCargoClasses.D23]+[.O$5]*[DefineCargoClasses.E23]+[.O$6]*[DefineCargoClasses.F23]+[.O$7]*[DefineCargoClasses.G23]+[.O$8]*[DefineCargoClasses.H23]+[.O$9]*[DefineCargoClasses.I23]+[.O$10]*[DefineCargoClasses.J23]+[.O$11]*[DefineCargoClasses.K23]+[.O$12]*[DefineCargoClasses.L23]) = SUM([DefineCargoClasses.C23:.L23])" office:value-type="boolean" office:boolean-value="false">
            <text:p>FALSE</text:p>
          </table:table-cell>
          <table:table-cell/>
          <table:table-cell table:formula="of:=[.P21]*2" office:value-type="float" office:value="524288">
            <text:p>524288</text:p>
          </table:table-cell>
          <table:table-cell table:formula="of:=[.P22]*[.C2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POTA</text:p>
          </table:table-cell>
          <table:table-cell table:formula="of:=LOOKUP([.A23];[DefineCargoClasses.A$4:.A$76];[DefineCargoClasses.B$4:.B$76])" office:value-type="string" office:string-value="Potash (ECS)">
            <text:p>Potash (EC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4]" office:value-type="string" office:string-value="FICR">
            <text:p>FICR</text:p>
          </table:table-cell>
          <table:table-cell table:style-name="ce32" table:formula="of:=IF([.J23];[DefineCargoClasses.B24];&quot;&quot;)">
            <text:p/>
          </table:table-cell>
          <table:table-cell table:formula="of:=[.K23]&lt;&gt;[.N23]" office:value-type="boolean" office:boolean-value="false">
            <text:p>FALSE</text:p>
          </table:table-cell>
          <table:table-cell table:formula="of:=IF([.L23];[.M23];0)" office:value-type="float" office:value="0">
            <text:p>0</text:p>
          </table:table-cell>
          <table:table-cell table:formula="of:=NOT(ISNA([.M23]))" office:value-type="boolean" office:boolean-value="false">
            <text:p>FALSE</text:p>
          </table:table-cell>
          <table:table-cell table:formula="of:=VLOOKUP([.H23];[.A$3:.C$35];3;0)" office:value-type="float" office:value="0">
            <text:p>#N/A</text:p>
          </table:table-cell>
          <table:table-cell table:formula="of:=([.O$3]*[DefineCargoClasses.C24]+[.O$4]*[DefineCargoClasses.D24]+[.O$5]*[DefineCargoClasses.E24]+[.O$6]*[DefineCargoClasses.F24]+[.O$7]*[DefineCargoClasses.G24]+[.O$8]*[DefineCargoClasses.H24]+[.O$9]*[DefineCargoClasses.I24]+[.O$10]*[DefineCargoClasses.J24]+[.O$11]*[DefineCargoClasses.K24]+[.O$12]*[DefineCargoClasses.L24]) = SUM([DefineCargoClasses.C24:.L24])" office:value-type="boolean" office:boolean-value="false">
            <text:p>FALSE</text:p>
          </table:table-cell>
          <table:table-cell/>
          <table:table-cell table:formula="of:=[.P22]*2" office:value-type="float" office:value="1048576">
            <text:p>1048576</text:p>
          </table:table-cell>
          <table:table-cell table:formula="of:=[.P23]*[.C2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FPR</text:p>
          </table:table-cell>
          <table:table-cell table:formula="of:=LOOKUP([.A24];[DefineCargoClasses.A$4:.A$76];[DefineCargoClasses.B$4:.B$76])" office:value-type="string" office:string-value="Refinery Products (ECS) / Chemicals (FIRS)">
            <text:p>Refinery Products (ECS) / Chemicals (FIRS)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5]" office:value-type="string" office:string-value="FISH">
            <text:p>FISH</text:p>
          </table:table-cell>
          <table:table-cell table:style-name="ce32" table:formula="of:=IF([.J24];[DefineCargoClasses.B25];&quot;&quot;)">
            <text:p/>
          </table:table-cell>
          <table:table-cell table:formula="of:=[.K24]&lt;&gt;[.N24]" office:value-type="boolean" office:boolean-value="false">
            <text:p>FALSE</text:p>
          </table:table-cell>
          <table:table-cell table:formula="of:=IF([.L24];[.M24];0)" office:value-type="float" office:value="0">
            <text:p>0</text:p>
          </table:table-cell>
          <table:table-cell table:formula="of:=NOT(ISNA([.M24]))" office:value-type="boolean" office:boolean-value="true">
            <text:p>TRUE</text:p>
          </table:table-cell>
          <table:table-cell table:formula="of:=VLOOKUP([.H24];[.A$3:.C$35];3;0)" office:value-type="float" office:value="0">
            <text:p>0</text:p>
          </table:table-cell>
          <table:table-cell table:formula="of:=([.O$3]*[DefineCargoClasses.C25]+[.O$4]*[DefineCargoClasses.D25]+[.O$5]*[DefineCargoClasses.E25]+[.O$6]*[DefineCargoClasses.F25]+[.O$7]*[DefineCargoClasses.G25]+[.O$8]*[DefineCargoClasses.H25]+[.O$9]*[DefineCargoClasses.I25]+[.O$10]*[DefineCargoClasses.J25]+[.O$11]*[DefineCargoClasses.K25]+[.O$12]*[DefineCargoClasses.L25]) = SUM([DefineCargoClasses.C25:.L25])" office:value-type="boolean" office:boolean-value="false">
            <text:p>FALSE</text:p>
          </table:table-cell>
          <table:table-cell/>
          <table:table-cell table:formula="of:=[.P23]*2" office:value-type="float" office:value="2097152">
            <text:p>2097152</text:p>
          </table:table-cell>
          <table:table-cell table:formula="of:=[.P24]*[.C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UBR</text:p>
          </table:table-cell>
          <table:table-cell table:formula="of:=LOOKUP([.A25];[DefineCargoClasses.A$4:.A$76];[DefineCargoClasses.B$4:.B$76])" office:value-type="string" office:string-value="Rubber">
            <text:p>Rubber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6]" office:value-type="string" office:string-value="FMSP">
            <text:p>FMSP</text:p>
          </table:table-cell>
          <table:table-cell table:style-name="ce32" table:formula="of:=IF([.J25];[DefineCargoClasses.B26];&quot;&quot;)">
            <text:p/>
          </table:table-cell>
          <table:table-cell table:formula="of:=[.K25]&lt;&gt;[.N25]" office:value-type="boolean" office:boolean-value="false">
            <text:p>FALSE</text:p>
          </table:table-cell>
          <table:table-cell table:formula="of:=IF([.L25];[.M25];0)" office:value-type="float" office:value="0">
            <text:p>0</text:p>
          </table:table-cell>
          <table:table-cell table:formula="of:=NOT(ISNA([.M25]))" office:value-type="boolean" office:boolean-value="false">
            <text:p>FALSE</text:p>
          </table:table-cell>
          <table:table-cell table:formula="of:=VLOOKUP([.H25];[.A$3:.C$35];3;0)" office:value-type="float" office:value="0">
            <text:p>#N/A</text:p>
          </table:table-cell>
          <table:table-cell table:formula="of:=([.O$3]*[DefineCargoClasses.C26]+[.O$4]*[DefineCargoClasses.D26]+[.O$5]*[DefineCargoClasses.E26]+[.O$6]*[DefineCargoClasses.F26]+[.O$7]*[DefineCargoClasses.G26]+[.O$8]*[DefineCargoClasses.H26]+[.O$9]*[DefineCargoClasses.I26]+[.O$10]*[DefineCargoClasses.J26]+[.O$11]*[DefineCargoClasses.K26]+[.O$12]*[DefineCargoClasses.L26]) = SUM([DefineCargoClasses.C26:.L26])" office:value-type="boolean" office:boolean-value="false">
            <text:p>FALSE</text:p>
          </table:table-cell>
          <table:table-cell/>
          <table:table-cell table:formula="of:=[.P24]*2" office:value-type="float" office:value="4194304">
            <text:p>4194304</text:p>
          </table:table-cell>
          <table:table-cell table:formula="of:=[.P25]*[.C2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AND</text:p>
          </table:table-cell>
          <table:table-cell table:formula="of:=LOOKUP([.A26];[DefineCargoClasses.A$4:.A$76];[DefineCargoClasses.B$4:.B$76])" office:value-type="string" office:string-value="Sand">
            <text:p>Sand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7]" office:value-type="string" office:string-value="FOOD">
            <text:p>FOOD</text:p>
          </table:table-cell>
          <table:table-cell table:style-name="ce32" table:formula="of:=IF([.J26];[DefineCargoClasses.B27];&quot;&quot;)">
            <text:p/>
          </table:table-cell>
          <table:table-cell table:formula="of:=[.K26]&lt;&gt;[.N26]" office:value-type="boolean" office:boolean-value="false">
            <text:p>FALSE</text:p>
          </table:table-cell>
          <table:table-cell table:formula="of:=IF([.L26];[.M26];0)" office:value-type="float" office:value="0">
            <text:p>0</text:p>
          </table:table-cell>
          <table:table-cell table:formula="of:=NOT(ISNA([.M26]))" office:value-type="boolean" office:boolean-value="true">
            <text:p>TRUE</text:p>
          </table:table-cell>
          <table:table-cell table:formula="of:=VLOOKUP([.H26];[.A$3:.C$35];3;0)" office:value-type="float" office:value="0">
            <text:p>0</text:p>
          </table:table-cell>
          <table:table-cell table:formula="of:=([.O$3]*[DefineCargoClasses.C27]+[.O$4]*[DefineCargoClasses.D27]+[.O$5]*[DefineCargoClasses.E27]+[.O$6]*[DefineCargoClasses.F27]+[.O$7]*[DefineCargoClasses.G27]+[.O$8]*[DefineCargoClasses.H27]+[.O$9]*[DefineCargoClasses.I27]+[.O$10]*[DefineCargoClasses.J27]+[.O$11]*[DefineCargoClasses.K27]+[.O$12]*[DefineCargoClasses.L27]) = SUM([DefineCargoClasses.C27:.L27])" office:value-type="boolean" office:boolean-value="false">
            <text:p>FALSE</text:p>
          </table:table-cell>
          <table:table-cell/>
          <table:table-cell table:formula="of:=[.P25]*2" office:value-type="float" office:value="8388608">
            <text:p>8388608</text:p>
          </table:table-cell>
          <table:table-cell table:formula="of:=[.P26]*[.C2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TEL</text:p>
          </table:table-cell>
          <table:table-cell table:formula="of:=LOOKUP([.A27];[DefineCargoClasses.A$4:.A$76];[DefineCargoClasses.B$4:.B$76])" office:value-type="string" office:string-value="Steel">
            <text:p>Steel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8]" office:value-type="string" office:string-value="FRUT">
            <text:p>FRUT</text:p>
          </table:table-cell>
          <table:table-cell table:style-name="ce32" table:formula="of:=IF([.J27];[DefineCargoClasses.B28];&quot;&quot;)">
            <text:p/>
          </table:table-cell>
          <table:table-cell table:formula="of:=[.K27]&lt;&gt;[.N27]" office:value-type="boolean" office:boolean-value="false">
            <text:p>FALSE</text:p>
          </table:table-cell>
          <table:table-cell table:formula="of:=IF([.L27];[.M27];0)" office:value-type="float" office:value="0">
            <text:p>0</text:p>
          </table:table-cell>
          <table:table-cell table:formula="of:=NOT(ISNA([.M27]))" office:value-type="boolean" office:boolean-value="true">
            <text:p>TRUE</text:p>
          </table:table-cell>
          <table:table-cell table:formula="of:=VLOOKUP([.H27];[.A$3:.C$35];3;0)" office:value-type="float" office:value="0">
            <text:p>0</text:p>
          </table:table-cell>
          <table:table-cell table:formula="of:=([.O$3]*[DefineCargoClasses.C28]+[.O$4]*[DefineCargoClasses.D28]+[.O$5]*[DefineCargoClasses.E28]+[.O$6]*[DefineCargoClasses.F28]+[.O$7]*[DefineCargoClasses.G28]+[.O$8]*[DefineCargoClasses.H28]+[.O$9]*[DefineCargoClasses.I28]+[.O$10]*[DefineCargoClasses.J28]+[.O$11]*[DefineCargoClasses.K28]+[.O$12]*[DefineCargoClasses.L28]) = SUM([DefineCargoClasses.C28:.L28])" office:value-type="boolean" office:boolean-value="false">
            <text:p>FALSE</text:p>
          </table:table-cell>
          <table:table-cell/>
          <table:table-cell table:formula="of:=[.P26]*2" office:value-type="float" office:value="16777216">
            <text:p>16777216</text:p>
          </table:table-cell>
          <table:table-cell table:formula="of:=[.P27]*[.C2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TWOD</text:p>
          </table:table-cell>
          <table:table-cell table:formula="of:=LOOKUP([.A28];[DefineCargoClasses.A$4:.A$76];[DefineCargoClasses.B$4:.B$76])" office:value-type="string" office:string-value="Tropic Wood">
            <text:p>Tropic Wood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29]" office:value-type="string" office:string-value="FZDR">
            <text:p>FZDR</text:p>
          </table:table-cell>
          <table:table-cell table:style-name="ce32" table:formula="of:=IF([.J28];[DefineCargoClasses.B29];&quot;&quot;)">
            <text:p/>
          </table:table-cell>
          <table:table-cell table:formula="of:=[.K28]&lt;&gt;[.N28]" office:value-type="boolean" office:boolean-value="false">
            <text:p>FALSE</text:p>
          </table:table-cell>
          <table:table-cell table:formula="of:=IF([.L28];[.M28];0)" office:value-type="float" office:value="0">
            <text:p>0</text:p>
          </table:table-cell>
          <table:table-cell table:formula="of:=NOT(ISNA([.M28]))" office:value-type="boolean" office:boolean-value="false">
            <text:p>FALSE</text:p>
          </table:table-cell>
          <table:table-cell table:formula="of:=VLOOKUP([.H28];[.A$3:.C$35];3;0)" office:value-type="float" office:value="0">
            <text:p>#N/A</text:p>
          </table:table-cell>
          <table:table-cell table:formula="of:=([.O$3]*[DefineCargoClasses.C29]+[.O$4]*[DefineCargoClasses.D29]+[.O$5]*[DefineCargoClasses.E29]+[.O$6]*[DefineCargoClasses.F29]+[.O$7]*[DefineCargoClasses.G29]+[.O$8]*[DefineCargoClasses.H29]+[.O$9]*[DefineCargoClasses.I29]+[.O$10]*[DefineCargoClasses.J29]+[.O$11]*[DefineCargoClasses.K29]+[.O$12]*[DefineCargoClasses.L29]) = SUM([DefineCargoClasses.C29:.L29])" office:value-type="boolean" office:boolean-value="false">
            <text:p>FALSE</text:p>
          </table:table-cell>
          <table:table-cell/>
          <table:table-cell table:formula="of:=[.P27]*2" office:value-type="float" office:value="33554432">
            <text:p>33554432</text:p>
          </table:table-cell>
          <table:table-cell table:formula="of:=[.P28]*[.C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ALU</text:p>
          </table:table-cell>
          <table:table-cell table:formula="of:=LOOKUP([.A29];[DefineCargoClasses.A$4:.A$76];[DefineCargoClasses.B$4:.B$76])" office:value-type="string" office:string-value="Valuables">
            <text:p>Valuables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0]" office:value-type="string" office:string-value="GEAR">
            <text:p>GEAR</text:p>
          </table:table-cell>
          <table:table-cell table:style-name="ce32" table:formula="of:=IF([.J29];[DefineCargoClasses.B30];&quot;&quot;)" office:value-type="string" office:string-value="Locomotive regearing">
            <text:p>Locomotive regearing</text:p>
          </table:table-cell>
          <table:table-cell table:formula="of:=[.K29]&lt;&gt;[.N29]" office:value-type="boolean" office:boolean-value="true">
            <text:p>TRUE</text:p>
          </table:table-cell>
          <table:table-cell table:formula="of:=IF([.L29];[.M29];0)" office:value-type="float" office:value="0">
            <text:p>0</text:p>
          </table:table-cell>
          <table:table-cell table:formula="of:=NOT(ISNA([.M29]))" office:value-type="boolean" office:boolean-value="false">
            <text:p>FALSE</text:p>
          </table:table-cell>
          <table:table-cell table:formula="of:=VLOOKUP([.H29];[.A$3:.C$35];3;0)" office:value-type="float" office:value="0">
            <text:p>#N/A</text:p>
          </table:table-cell>
          <table:table-cell table:formula="of:=([.O$3]*[DefineCargoClasses.C30]+[.O$4]*[DefineCargoClasses.D30]+[.O$5]*[DefineCargoClasses.E30]+[.O$6]*[DefineCargoClasses.F30]+[.O$7]*[DefineCargoClasses.G30]+[.O$8]*[DefineCargoClasses.H30]+[.O$9]*[DefineCargoClasses.I30]+[.O$10]*[DefineCargoClasses.J30]+[.O$11]*[DefineCargoClasses.K30]+[.O$12]*[DefineCargoClasses.L30]) = SUM([DefineCargoClasses.C30:.L30])" office:value-type="boolean" office:boolean-value="true">
            <text:p>TRUE</text:p>
          </table:table-cell>
          <table:table-cell/>
          <table:table-cell table:formula="of:=[.P28]*2" office:value-type="float" office:value="67108864">
            <text:p>67108864</text:p>
          </table:table-cell>
          <table:table-cell table:formula="of:=[.P29]*[.C29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VEHI</text:p>
          </table:table-cell>
          <table:table-cell table:formula="of:=LOOKUP([.A30];[DefineCargoClasses.A$4:.A$76];[DefineCargoClasses.B$4:.B$76])" office:value-type="string" office:string-value="Vehicles">
            <text:p>Vehicles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1]" office:value-type="string" office:string-value="GLAS">
            <text:p>GLAS</text:p>
          </table:table-cell>
          <table:table-cell table:style-name="ce32" table:formula="of:=IF([.J30];[DefineCargoClasses.B31];&quot;&quot;)">
            <text:p/>
          </table:table-cell>
          <table:table-cell table:formula="of:=[.K30]&lt;&gt;[.N30]" office:value-type="boolean" office:boolean-value="false">
            <text:p>FALSE</text:p>
          </table:table-cell>
          <table:table-cell table:formula="of:=IF([.L30];[.M30];0)" office:value-type="float" office:value="0">
            <text:p>0</text:p>
          </table:table-cell>
          <table:table-cell table:formula="of:=NOT(ISNA([.M30]))" office:value-type="boolean" office:boolean-value="true">
            <text:p>TRUE</text:p>
          </table:table-cell>
          <table:table-cell table:formula="of:=VLOOKUP([.H30];[.A$3:.C$35];3;0)" office:value-type="float" office:value="0">
            <text:p>0</text:p>
          </table:table-cell>
          <table:table-cell table:formula="of:=([.O$3]*[DefineCargoClasses.C31]+[.O$4]*[DefineCargoClasses.D31]+[.O$5]*[DefineCargoClasses.E31]+[.O$6]*[DefineCargoClasses.F31]+[.O$7]*[DefineCargoClasses.G31]+[.O$8]*[DefineCargoClasses.H31]+[.O$9]*[DefineCargoClasses.I31]+[.O$10]*[DefineCargoClasses.J31]+[.O$11]*[DefineCargoClasses.K31]+[.O$12]*[DefineCargoClasses.L31]) = SUM([DefineCargoClasses.C31:.L31])" office:value-type="boolean" office:boolean-value="false">
            <text:p>FALSE</text:p>
          </table:table-cell>
          <table:table-cell/>
          <table:table-cell table:formula="of:=[.P29]*2" office:value-type="float" office:value="134217728">
            <text:p>134217728</text:p>
          </table:table-cell>
          <table:table-cell table:formula="of:=[.P30]*[.C3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ATR</text:p>
          </table:table-cell>
          <table:table-cell table:formula="of:=LOOKUP([.A31];[DefineCargoClasses.A$4:.A$76];[DefineCargoClasses.B$4:.B$76])" office:value-type="string" office:string-value="Water">
            <text:p>Water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2]" office:value-type="string" office:string-value="GOLD">
            <text:p>GOLD</text:p>
          </table:table-cell>
          <table:table-cell table:style-name="ce32" table:formula="of:=IF([.J31];[DefineCargoClasses.B32];&quot;&quot;)">
            <text:p/>
          </table:table-cell>
          <table:table-cell table:formula="of:=[.K31]&lt;&gt;[.N31]" office:value-type="boolean" office:boolean-value="false">
            <text:p>FALSE</text:p>
          </table:table-cell>
          <table:table-cell table:formula="of:=IF([.L31];[.M31];0)" office:value-type="float" office:value="0">
            <text:p>0</text:p>
          </table:table-cell>
          <table:table-cell table:formula="of:=NOT(ISNA([.M31]))" office:value-type="boolean" office:boolean-value="true">
            <text:p>TRUE</text:p>
          </table:table-cell>
          <table:table-cell table:formula="of:=VLOOKUP([.H31];[.A$3:.C$35];3;0)" office:value-type="float" office:value="0">
            <text:p>0</text:p>
          </table:table-cell>
          <table:table-cell table:formula="of:=([.O$3]*[DefineCargoClasses.C32]+[.O$4]*[DefineCargoClasses.D32]+[.O$5]*[DefineCargoClasses.E32]+[.O$6]*[DefineCargoClasses.F32]+[.O$7]*[DefineCargoClasses.G32]+[.O$8]*[DefineCargoClasses.H32]+[.O$9]*[DefineCargoClasses.I32]+[.O$10]*[DefineCargoClasses.J32]+[.O$11]*[DefineCargoClasses.K32]+[.O$12]*[DefineCargoClasses.L32]) = SUM([DefineCargoClasses.C32:.L32])" office:value-type="boolean" office:boolean-value="false">
            <text:p>FALSE</text:p>
          </table:table-cell>
          <table:table-cell/>
          <table:table-cell table:formula="of:=[.P30]*2" office:value-type="float" office:value="268435456">
            <text:p>268435456</text:p>
          </table:table-cell>
          <table:table-cell table:formula="of:=[.P31]*[.C31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HET</text:p>
          </table:table-cell>
          <table:table-cell table:formula="of:=LOOKUP([.A32];[DefineCargoClasses.A$4:.A$76];[DefineCargoClasses.B$4:.B$76])" office:value-type="string" office:string-value="Wheat">
            <text:p>Wheat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3]" office:value-type="string" office:string-value="GOOD">
            <text:p>GOOD</text:p>
          </table:table-cell>
          <table:table-cell table:style-name="ce32" table:formula="of:=IF([.J32];[DefineCargoClasses.B33];&quot;&quot;)">
            <text:p/>
          </table:table-cell>
          <table:table-cell table:formula="of:=[.K32]&lt;&gt;[.N32]" office:value-type="boolean" office:boolean-value="false">
            <text:p>FALSE</text:p>
          </table:table-cell>
          <table:table-cell table:formula="of:=IF([.L32];[.M32];0)" office:value-type="float" office:value="0">
            <text:p>0</text:p>
          </table:table-cell>
          <table:table-cell table:formula="of:=NOT(ISNA([.M32]))" office:value-type="boolean" office:boolean-value="false">
            <text:p>FALSE</text:p>
          </table:table-cell>
          <table:table-cell table:formula="of:=VLOOKUP([.H32];[.A$3:.C$35];3;0)" office:value-type="float" office:value="0">
            <text:p>#N/A</text:p>
          </table:table-cell>
          <table:table-cell table:formula="of:=([.O$3]*[DefineCargoClasses.C33]+[.O$4]*[DefineCargoClasses.D33]+[.O$5]*[DefineCargoClasses.E33]+[.O$6]*[DefineCargoClasses.F33]+[.O$7]*[DefineCargoClasses.G33]+[.O$8]*[DefineCargoClasses.H33]+[.O$9]*[DefineCargoClasses.I33]+[.O$10]*[DefineCargoClasses.J33]+[.O$11]*[DefineCargoClasses.K33]+[.O$12]*[DefineCargoClasses.L33]) = SUM([DefineCargoClasses.C33:.L33])" office:value-type="boolean" office:boolean-value="false">
            <text:p>FALSE</text:p>
          </table:table-cell>
          <table:table-cell/>
          <table:table-cell table:formula="of:=[.P31]*2" office:value-type="float" office:value="536870912">
            <text:p>536870912</text:p>
          </table:table-cell>
          <table:table-cell table:formula="of:=[.P32]*[.C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3" office:value-type="string">
            <text:p>WOOD</text:p>
          </table:table-cell>
          <table:table-cell table:formula="of:=LOOKUP([.A33];[DefineCargoClasses.A$4:.A$76];[DefineCargoClasses.B$4:.B$76])" office:value-type="string" office:string-value="Wood">
            <text:p>Wood</text:p>
          </table:table-cell>
          <table:table-cell table:style-name="ce14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4]" office:value-type="string" office:string-value="GRAI">
            <text:p>GRAI</text:p>
          </table:table-cell>
          <table:table-cell table:style-name="ce32" table:formula="of:=IF([.J33];[DefineCargoClasses.B34];&quot;&quot;)" office:value-type="string" office:string-value="Grain">
            <text:p>Grain</text:p>
          </table:table-cell>
          <table:table-cell table:formula="of:=[.K33]&lt;&gt;[.N33]" office:value-type="boolean" office:boolean-value="true">
            <text:p>TRUE</text:p>
          </table:table-cell>
          <table:table-cell table:formula="of:=IF([.L33];[.M33];0)" office:value-type="float" office:value="0">
            <text:p>0</text:p>
          </table:table-cell>
          <table:table-cell table:formula="of:=NOT(ISNA([.M33]))" office:value-type="boolean" office:boolean-value="true">
            <text:p>TRUE</text:p>
          </table:table-cell>
          <table:table-cell table:formula="of:=VLOOKUP([.H33];[.A$3:.C$35];3;0)" office:value-type="float" office:value="0">
            <text:p>0</text:p>
          </table:table-cell>
          <table:table-cell table:formula="of:=([.O$3]*[DefineCargoClasses.C34]+[.O$4]*[DefineCargoClasses.D34]+[.O$5]*[DefineCargoClasses.E34]+[.O$6]*[DefineCargoClasses.F34]+[.O$7]*[DefineCargoClasses.G34]+[.O$8]*[DefineCargoClasses.H34]+[.O$9]*[DefineCargoClasses.I34]+[.O$10]*[DefineCargoClasses.J34]+[.O$11]*[DefineCargoClasses.K34]+[.O$12]*[DefineCargoClasses.L34]) = SUM([DefineCargoClasses.C34:.L34])" office:value-type="boolean" office:boolean-value="true">
            <text:p>TRUE</text:p>
          </table:table-cell>
          <table:table-cell/>
          <table:table-cell table:formula="of:=[.P32]*2" office:value-type="float" office:value="1073741824">
            <text:p>1073741824</text:p>
          </table:table-cell>
          <table:table-cell table:formula="of:=[.P33]*[.C33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4" office:value-type="string">
            <text:p>WOOL</text:p>
          </table:table-cell>
          <table:table-cell table:style-name="ce1" table:formula="of:=LOOKUP([.A34];[DefineCargoClasses.A$4:.A$76];[DefineCargoClasses.B$4:.B$76])" office:value-type="string" office:string-value="Wool">
            <text:p>Wool</text:p>
          </table:table-cell>
          <table:table-cell table:style-name="ce15" office:value-type="float" office:value="0">
            <text:p>0</text:p>
          </table:table-cell>
          <table:table-cell table:number-columns-repeated="3"/>
          <table:table-cell table:style-name="ce12"/>
          <table:table-cell table:style-name="ce31" table:formula="of:=[DefineCargoClasses.A35]" office:value-type="string" office:string-value="GRVL">
            <text:p>GRVL</text:p>
          </table:table-cell>
          <table:table-cell table:style-name="ce32" table:formula="of:=IF([.J34];[DefineCargoClasses.B35];&quot;&quot;)" office:value-type="string" office:string-value="Gravel / Ballast">
            <text:p>Gravel / Ballast</text:p>
          </table:table-cell>
          <table:table-cell table:formula="of:=[.K34]&lt;&gt;[.N34]" office:value-type="boolean" office:boolean-value="true">
            <text:p>TRUE</text:p>
          </table:table-cell>
          <table:table-cell table:formula="of:=IF([.L34];[.M34];0)" office:value-type="float" office:value="0">
            <text:p>0</text:p>
          </table:table-cell>
          <table:table-cell table:formula="of:=NOT(ISNA([.M34]))" office:value-type="boolean" office:boolean-value="false">
            <text:p>FALSE</text:p>
          </table:table-cell>
          <table:table-cell table:formula="of:=VLOOKUP([.H34];[.A$3:.C$35];3;0)" office:value-type="float" office:value="0">
            <text:p>#N/A</text:p>
          </table:table-cell>
          <table:table-cell table:formula="of:=([.O$3]*[DefineCargoClasses.C35]+[.O$4]*[DefineCargoClasses.D35]+[.O$5]*[DefineCargoClasses.E35]+[.O$6]*[DefineCargoClasses.F35]+[.O$7]*[DefineCargoClasses.G35]+[.O$8]*[DefineCargoClasses.H35]+[.O$9]*[DefineCargoClasses.I35]+[.O$10]*[DefineCargoClasses.J35]+[.O$11]*[DefineCargoClasses.K35]+[.O$12]*[DefineCargoClasses.L35]) = SUM([DefineCargoClasses.C35:.L35])" office:value-type="boolean" office:boolean-value="true">
            <text:p>TRUE</text:p>
          </table:table-cell>
          <table:table-cell/>
          <table:table-cell table:formula="of:=[.P33]*2" office:value-type="float" office:value="2147483648">
            <text:p>2147483648</text:p>
          </table:table-cell>
          <table:table-cell table:formula="of:=[.P34]*[.C3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5" table:number-columns-repeated="2"/>
          <table:table-cell table:style-name="ce16"/>
          <table:table-cell table:number-columns-repeated="3"/>
          <table:table-cell table:style-name="ce12"/>
          <table:table-cell table:style-name="ce31" table:formula="of:=[DefineCargoClasses.A36]" office:value-type="string" office:string-value="IORE">
            <text:p>IORE</text:p>
          </table:table-cell>
          <table:table-cell table:style-name="ce32" table:formula="of:=IF([.J35];[DefineCargoClasses.B36];&quot;&quot;)" office:value-type="string" office:string-value="Iron Ore">
            <text:p>Iron Ore</text:p>
          </table:table-cell>
          <table:table-cell table:formula="of:=[.K35]&lt;&gt;[.N35]" office:value-type="boolean" office:boolean-value="true">
            <text:p>TRUE</text:p>
          </table:table-cell>
          <table:table-cell table:formula="of:=IF([.L35];[.M35];0)" office:value-type="float" office:value="0">
            <text:p>0</text:p>
          </table:table-cell>
          <table:table-cell table:formula="of:=NOT(ISNA([.M35]))" office:value-type="boolean" office:boolean-value="true">
            <text:p>TRUE</text:p>
          </table:table-cell>
          <table:table-cell table:formula="of:=VLOOKUP([.H35];[.A$3:.C$35];3;0)" office:value-type="float" office:value="0">
            <text:p>0</text:p>
          </table:table-cell>
          <table:table-cell table:formula="of:=([.O$3]*[DefineCargoClasses.C36]+[.O$4]*[DefineCargoClasses.D36]+[.O$5]*[DefineCargoClasses.E36]+[.O$6]*[DefineCargoClasses.F36]+[.O$7]*[DefineCargoClasses.G36]+[.O$8]*[DefineCargoClasses.H36]+[.O$9]*[DefineCargoClasses.I36]+[.O$10]*[DefineCargoClasses.J36]+[.O$11]*[DefineCargoClasses.K36]+[.O$12]*[DefineCargoClasses.L36]) = SUM([DefineCargoClasses.C36:.L36])" office:value-type="boolean" office:boolean-value="true">
            <text:p>TRUE</text:p>
          </table:table-cell>
          <table:table-cell/>
          <table:table-cell table:formula="of:=[.P34]*2" office:value-type="float" office:value="4294967296">
            <text:p>4294967296</text:p>
          </table:table-cell>
          <table:table-cell table:formula="of:=[.P35]*[.C35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6" office:value-type="string" table:number-columns-spanned="7" table:number-rows-spanned="2">
            <text:p><text:span text:style-name="T1">Readme:</text:span></text:p>
          </table:table-cell>
          <table:covered-table-cell table:style-name="ce5"/>
          <table:covered-table-cell table:style-name="ce17"/>
          <table:covered-table-cell table:style-name="ce21"/>
          <table:covered-table-cell table:number-columns-repeated="2"/>
          <table:covered-table-cell table:style-name="ce12"/>
          <table:table-cell table:style-name="ce31" table:formula="of:=[DefineCargoClasses.A37]" office:value-type="string" office:string-value="LIME">
            <text:p>LIME</text:p>
          </table:table-cell>
          <table:table-cell table:style-name="ce32" table:formula="of:=IF([.J36];[DefineCargoClasses.B37];&quot;&quot;)" office:value-type="string" office:string-value="Limestone">
            <text:p>Limestone</text:p>
          </table:table-cell>
          <table:table-cell table:formula="of:=[.K36]&lt;&gt;[.N36]" office:value-type="boolean" office:boolean-value="true">
            <text:p>TRUE</text:p>
          </table:table-cell>
          <table:table-cell table:formula="of:=IF([.L36];[.M36];0)" office:value-type="float" office:value="0">
            <text:p>0</text:p>
          </table:table-cell>
          <table:table-cell table:formula="of:=NOT(ISNA([.M36]))" office:value-type="boolean" office:boolean-value="false">
            <text:p>FALSE</text:p>
          </table:table-cell>
          <table:table-cell table:formula="of:=VLOOKUP([.H36];[.A$3:.C$35];3;0)" office:value-type="float" office:value="0">
            <text:p>#N/A</text:p>
          </table:table-cell>
          <table:table-cell table:formula="of:=([.O$3]*[DefineCargoClasses.C37]+[.O$4]*[DefineCargoClasses.D37]+[.O$5]*[DefineCargoClasses.E37]+[.O$6]*[DefineCargoClasses.F37]+[.O$7]*[DefineCargoClasses.G37]+[.O$8]*[DefineCargoClasses.H37]+[.O$9]*[DefineCargoClasses.I37]+[.O$10]*[DefineCargoClasses.J37]+[.O$11]*[DefineCargoClasses.K37]+[.O$12]*[DefineCargoClasses.L37]) = SUM([DefineCargoClasses.C37:.L37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covered-table-cell table:number-columns-repeated="2" table:style-name="ce5"/>
          <table:covered-table-cell table:style-name="ce17"/>
          <table:covered-table-cell table:style-name="ce21"/>
          <table:covered-table-cell table:number-columns-repeated="2"/>
          <table:covered-table-cell table:style-name="ce12"/>
          <table:table-cell table:style-name="ce31" table:formula="of:=[DefineCargoClasses.A38]" office:value-type="string" office:string-value="LVST">
            <text:p>LVST</text:p>
          </table:table-cell>
          <table:table-cell table:style-name="ce32" table:formula="of:=IF([.J37];[DefineCargoClasses.B38];&quot;&quot;)">
            <text:p/>
          </table:table-cell>
          <table:table-cell table:formula="of:=[.K37]&lt;&gt;[.N37]" office:value-type="boolean" office:boolean-value="false">
            <text:p>FALSE</text:p>
          </table:table-cell>
          <table:table-cell table:formula="of:=IF([.L37];[.M37];0)" office:value-type="float" office:value="0">
            <text:p>0</text:p>
          </table:table-cell>
          <table:table-cell table:formula="of:=NOT(ISNA([.M37]))" office:value-type="boolean" office:boolean-value="false">
            <text:p>FALSE</text:p>
          </table:table-cell>
          <table:table-cell table:formula="of:=VLOOKUP([.H37];[.A$3:.C$35];3;0)" office:value-type="float" office:value="0">
            <text:p>#N/A</text:p>
          </table:table-cell>
          <table:table-cell table:formula="of:=([.O$3]*[DefineCargoClasses.C38]+[.O$4]*[DefineCargoClasses.D38]+[.O$5]*[DefineCargoClasses.E38]+[.O$6]*[DefineCargoClasses.F38]+[.O$7]*[DefineCargoClasses.G38]+[.O$8]*[DefineCargoClasses.H38]+[.O$9]*[DefineCargoClasses.I38]+[.O$10]*[DefineCargoClasses.J38]+[.O$11]*[DefineCargoClasses.K38]+[.O$12]*[DefineCargoClasses.L38]) = SUM([DefineCargoClasses.C38:.L38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this holds alphabetically sorted max. 32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only edit the light gray shaded areas</text:p>
          </table:table-cell>
          <table:table-cell table:style-name="ce7"/>
          <table:table-cell table:style-name="ce29"/>
          <table:table-cell table:style-name="ce31" table:formula="of:=[DefineCargoClasses.A39]" office:value-type="string" office:string-value="MAIL">
            <text:p>MAIL</text:p>
          </table:table-cell>
          <table:table-cell table:style-name="ce32" table:formula="of:=IF([.J38];[DefineCargoClasses.B39];&quot;&quot;)">
            <text:p/>
          </table:table-cell>
          <table:table-cell table:formula="of:=[.K38]&lt;&gt;[.N38]" office:value-type="boolean" office:boolean-value="false">
            <text:p>FALSE</text:p>
          </table:table-cell>
          <table:table-cell table:formula="of:=IF([.L38];[.M38];0)" office:value-type="float" office:value="0">
            <text:p>0</text:p>
          </table:table-cell>
          <table:table-cell table:formula="of:=NOT(ISNA([.M38]))" office:value-type="boolean" office:boolean-value="true">
            <text:p>TRUE</text:p>
          </table:table-cell>
          <table:table-cell table:formula="of:=VLOOKUP([.H38];[.A$3:.C$35];3;0)" office:value-type="float" office:value="0">
            <text:p>0</text:p>
          </table:table-cell>
          <table:table-cell table:formula="of:=([.O$3]*[DefineCargoClasses.C39]+[.O$4]*[DefineCargoClasses.D39]+[.O$5]*[DefineCargoClasses.E39]+[.O$6]*[DefineCargoClasses.F39]+[.O$7]*[DefineCargoClasses.G39]+[.O$8]*[DefineCargoClasses.H39]+[.O$9]*[DefineCargoClasses.I39]+[.O$10]*[DefineCargoClasses.J39]+[.O$11]*[DefineCargoClasses.K39]+[.O$12]*[DefineCargoClasses.L39]) = SUM([DefineCargoClasses.C39:.L39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cargoIDs (columnA sorted) which shall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all other cells will be calculated.</text:p>
          </table:table-cell>
          <table:table-cell table:style-name="ce7"/>
          <table:table-cell table:style-name="ce29"/>
          <table:table-cell table:style-name="ce31" table:formula="of:=[DefineCargoClasses.A40]" office:value-type="string" office:string-value="MAIZ">
            <text:p>MAIZ</text:p>
          </table:table-cell>
          <table:table-cell table:style-name="ce32" table:formula="of:=IF([.J39];[DefineCargoClasses.B40];&quot;&quot;)" office:value-type="string" office:string-value="Maize">
            <text:p>Maize</text:p>
          </table:table-cell>
          <table:table-cell table:formula="of:=[.K39]&lt;&gt;[.N39]" office:value-type="boolean" office:boolean-value="true">
            <text:p>TRUE</text:p>
          </table:table-cell>
          <table:table-cell table:formula="of:=IF([.L39];[.M39];0)" office:value-type="float" office:value="0">
            <text:p>0</text:p>
          </table:table-cell>
          <table:table-cell table:formula="of:=NOT(ISNA([.M39]))" office:value-type="boolean" office:boolean-value="true">
            <text:p>TRUE</text:p>
          </table:table-cell>
          <table:table-cell table:formula="of:=VLOOKUP([.H39];[.A$3:.C$35];3;0)" office:value-type="float" office:value="0">
            <text:p>0</text:p>
          </table:table-cell>
          <table:table-cell table:formula="of:=([.O$3]*[DefineCargoClasses.C40]+[.O$4]*[DefineCargoClasses.D40]+[.O$5]*[DefineCargoClasses.E40]+[.O$6]*[DefineCargoClasses.F40]+[.O$7]*[DefineCargoClasses.G40]+[.O$8]*[DefineCargoClasses.H40]+[.O$9]*[DefineCargoClasses.I40]+[.O$10]*[DefineCargoClasses.J40]+[.O$11]*[DefineCargoClasses.K40]+[.O$12]*[DefineCargoClasses.L40]) = SUM([DefineCargoClasses.C40:.L40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be used in the cargo translation table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Check the dark gray column whether</text:p>
          </table:table-cell>
          <table:table-cell table:style-name="ce7"/>
          <table:table-cell table:style-name="ce29"/>
          <table:table-cell table:style-name="ce31" table:formula="of:=[DefineCargoClasses.A41]" office:value-type="string" office:string-value="MILK">
            <text:p>MILK</text:p>
          </table:table-cell>
          <table:table-cell table:style-name="ce32" table:formula="of:=IF([.J40];[DefineCargoClasses.B41];&quot;&quot;)">
            <text:p/>
          </table:table-cell>
          <table:table-cell table:formula="of:=[.K40]&lt;&gt;[.N40]" office:value-type="boolean" office:boolean-value="false">
            <text:p>FALSE</text:p>
          </table:table-cell>
          <table:table-cell table:formula="of:=IF([.L40];[.M40];0)" office:value-type="float" office:value="0">
            <text:p>0</text:p>
          </table:table-cell>
          <table:table-cell table:formula="of:=NOT(ISNA([.M40]))" office:value-type="boolean" office:boolean-value="false">
            <text:p>FALSE</text:p>
          </table:table-cell>
          <table:table-cell table:formula="of:=VLOOKUP([.H40];[.A$3:.C$35];3;0)" office:value-type="float" office:value="0">
            <text:p>#N/A</text:p>
          </table:table-cell>
          <table:table-cell table:formula="of:=([.O$3]*[DefineCargoClasses.C41]+[.O$4]*[DefineCargoClasses.D41]+[.O$5]*[DefineCargoClasses.E41]+[.O$6]*[DefineCargoClasses.F41]+[.O$7]*[DefineCargoClasses.G41]+[.O$8]*[DefineCargoClasses.H41]+[.O$9]*[DefineCargoClasses.I41]+[.O$10]*[DefineCargoClasses.J41]+[.O$11]*[DefineCargoClasses.K41]+[.O$12]*[DefineCargoClasses.L41]) = SUM([DefineCargoClasses.C41:.L4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and for refit purposes. Set Column C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the cargo definition suits your needs</text:p>
          </table:table-cell>
          <table:table-cell table:style-name="ce7"/>
          <table:table-cell table:style-name="ce29"/>
          <table:table-cell table:style-name="ce31" table:formula="of:=[DefineCargoClasses.A42]" office:value-type="string" office:string-value="OIL_">
            <text:p>OIL_</text:p>
          </table:table-cell>
          <table:table-cell table:style-name="ce32" table:formula="of:=IF([.J41];[DefineCargoClasses.B42];&quot;&quot;)">
            <text:p/>
          </table:table-cell>
          <table:table-cell table:formula="of:=[.K41]&lt;&gt;[.N41]" office:value-type="boolean" office:boolean-value="false">
            <text:p>FALSE</text:p>
          </table:table-cell>
          <table:table-cell table:formula="of:=IF([.L41];[.M41];0)" office:value-type="float" office:value="0">
            <text:p>0</text:p>
          </table:table-cell>
          <table:table-cell table:formula="of:=NOT(ISNA([.M41]))" office:value-type="boolean" office:boolean-value="true">
            <text:p>TRUE</text:p>
          </table:table-cell>
          <table:table-cell table:formula="of:=VLOOKUP([.H41];[.A$3:.C$35];3;0)" office:value-type="float" office:value="0">
            <text:p>0</text:p>
          </table:table-cell>
          <table:table-cell table:formula="of:=([.O$3]*[DefineCargoClasses.C42]+[.O$4]*[DefineCargoClasses.D42]+[.O$5]*[DefineCargoClasses.E42]+[.O$6]*[DefineCargoClasses.F42]+[.O$7]*[DefineCargoClasses.G42]+[.O$8]*[DefineCargoClasses.H42]+[.O$9]*[DefineCargoClasses.I42]+[.O$10]*[DefineCargoClasses.J42]+[.O$11]*[DefineCargoClasses.K42]+[.O$12]*[DefineCargoClasses.L42]) = SUM([DefineCargoClasses.C42:.L42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in order to switch refit options for that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Adjust cargo classes, if possible, only</text:p>
          </table:table-cell>
          <table:table-cell table:style-name="ce7"/>
          <table:table-cell table:style-name="ce29"/>
          <table:table-cell table:style-name="ce31" table:formula="of:=[DefineCargoClasses.A43]" office:value-type="string" office:string-value="OLSD">
            <text:p>OLSD</text:p>
          </table:table-cell>
          <table:table-cell table:style-name="ce32" table:formula="of:=IF([.J42];[DefineCargoClasses.B43];&quot;&quot;)" office:value-type="string" office:string-value="Oil seeds">
            <text:p>Oil seeds</text:p>
          </table:table-cell>
          <table:table-cell table:formula="of:=[.K42]&lt;&gt;[.N42]" office:value-type="boolean" office:boolean-value="true">
            <text:p>TRUE</text:p>
          </table:table-cell>
          <table:table-cell table:formula="of:=IF([.L42];[.M42];0)" office:value-type="float" office:value="0">
            <text:p>0</text:p>
          </table:table-cell>
          <table:table-cell table:formula="of:=NOT(ISNA([.M42]))" office:value-type="boolean" office:boolean-value="false">
            <text:p>FALSE</text:p>
          </table:table-cell>
          <table:table-cell table:formula="of:=VLOOKUP([.H42];[.A$3:.C$35];3;0)" office:value-type="float" office:value="0">
            <text:p>#N/A</text:p>
          </table:table-cell>
          <table:table-cell table:formula="of:=([.O$3]*[DefineCargoClasses.C43]+[.O$4]*[DefineCargoClasses.D43]+[.O$5]*[DefineCargoClasses.E43]+[.O$6]*[DefineCargoClasses.F43]+[.O$7]*[DefineCargoClasses.G43]+[.O$8]*[DefineCargoClasses.H43]+[.O$9]*[DefineCargoClasses.I43]+[.O$10]*[DefineCargoClasses.J43]+[.O$11]*[DefineCargoClasses.K43]+[.O$12]*[DefineCargoClasses.L43]) = SUM([DefineCargoClasses.C43:.L43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particular cargo. Edit column A for your</text:p>
          </table:table-cell>
          <table:table-cell table:style-name="ce7"/>
          <table:table-cell table:style-name="ce18"/>
          <table:table-cell table:style-name="ce21"/>
          <table:table-cell table:style-name="ce7" office:value-type="string">
            <text:p>revert to 1D adjustment, if necessary</text:p>
          </table:table-cell>
          <table:table-cell table:style-name="ce7"/>
          <table:table-cell table:style-name="ce29"/>
          <table:table-cell table:style-name="ce31" table:formula="of:=[DefineCargoClasses.A44]" office:value-type="string" office:string-value="PAPR">
            <text:p>PAPR</text:p>
          </table:table-cell>
          <table:table-cell table:style-name="ce32" table:formula="of:=IF([.J43];[DefineCargoClasses.B44];&quot;&quot;)">
            <text:p/>
          </table:table-cell>
          <table:table-cell table:formula="of:=[.K43]&lt;&gt;[.N43]" office:value-type="boolean" office:boolean-value="false">
            <text:p>FALSE</text:p>
          </table:table-cell>
          <table:table-cell table:formula="of:=IF([.L43];[.M43];0)" office:value-type="float" office:value="0">
            <text:p>0</text:p>
          </table:table-cell>
          <table:table-cell table:formula="of:=NOT(ISNA([.M43]))" office:value-type="boolean" office:boolean-value="true">
            <text:p>TRUE</text:p>
          </table:table-cell>
          <table:table-cell table:formula="of:=VLOOKUP([.H43];[.A$3:.C$35];3;0)" office:value-type="float" office:value="0">
            <text:p>0</text:p>
          </table:table-cell>
          <table:table-cell table:formula="of:=([.O$3]*[DefineCargoClasses.C44]+[.O$4]*[DefineCargoClasses.D44]+[.O$5]*[DefineCargoClasses.E44]+[.O$6]*[DefineCargoClasses.F44]+[.O$7]*[DefineCargoClasses.G44]+[.O$8]*[DefineCargoClasses.H44]+[.O$9]*[DefineCargoClasses.I44]+[.O$10]*[DefineCargoClasses.J44]+[.O$11]*[DefineCargoClasses.K44]+[.O$12]*[DefineCargoClasses.L44]) = SUM([DefineCargoClasses.C44:.L44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8" office:value-type="string">
            <text:p>needs, but keep it alphabetically sorted</text:p>
          </table:table-cell>
          <table:table-cell table:style-name="ce8" table:number-columns-repeated="2"/>
          <table:table-cell table:number-columns-repeated="4"/>
          <table:table-cell table:style-name="ce31" table:formula="of:=[DefineCargoClasses.A45]" office:value-type="string" office:string-value="PART">
            <text:p>PART</text:p>
          </table:table-cell>
          <table:table-cell table:style-name="ce32" table:formula="of:=IF([.J44];[DefineCargoClasses.B45];&quot;&quot;)">
            <text:p/>
          </table:table-cell>
          <table:table-cell table:formula="of:=[.K44]&lt;&gt;[.N44]" office:value-type="boolean" office:boolean-value="false">
            <text:p>FALSE</text:p>
          </table:table-cell>
          <table:table-cell table:formula="of:=IF([.L44];[.M44];0)" office:value-type="float" office:value="0">
            <text:p>0</text:p>
          </table:table-cell>
          <table:table-cell table:formula="of:=NOT(ISNA([.M44]))" office:value-type="boolean" office:boolean-value="false">
            <text:p>FALSE</text:p>
          </table:table-cell>
          <table:table-cell table:formula="of:=VLOOKUP([.H44];[.A$3:.C$35];3;0)" office:value-type="float" office:value="0">
            <text:p>#N/A</text:p>
          </table:table-cell>
          <table:table-cell table:formula="of:=([.O$3]*[DefineCargoClasses.C45]+[.O$4]*[DefineCargoClasses.D45]+[.O$5]*[DefineCargoClasses.E45]+[.O$6]*[DefineCargoClasses.F45]+[.O$7]*[DefineCargoClasses.G45]+[.O$8]*[DefineCargoClasses.H45]+[.O$9]*[DefineCargoClasses.I45]+[.O$10]*[DefineCargoClasses.J45]+[.O$11]*[DefineCargoClasses.K45]+[.O$12]*[DefineCargoClasses.L45]) = SUM([DefineCargoClasses.C45:.L45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pay attention to copy&amp;paste there.</text:p>
          </table:table-cell>
          <table:table-cell table:style-name="ce7" table:number-columns-repeated="2"/>
          <table:table-cell table:number-columns-repeated="4"/>
          <table:table-cell table:style-name="ce31" table:formula="of:=[DefineCargoClasses.A46]" office:value-type="string" office:string-value="PASS">
            <text:p>PASS</text:p>
          </table:table-cell>
          <table:table-cell table:style-name="ce32" table:formula="of:=IF([.J45];[DefineCargoClasses.B46];&quot;&quot;)">
            <text:p/>
          </table:table-cell>
          <table:table-cell table:formula="of:=[.K45]&lt;&gt;[.N45]" office:value-type="boolean" office:boolean-value="false">
            <text:p>FALSE</text:p>
          </table:table-cell>
          <table:table-cell table:formula="of:=IF([.L45];[.M45];0)" office:value-type="float" office:value="0">
            <text:p>0</text:p>
          </table:table-cell>
          <table:table-cell table:formula="of:=NOT(ISNA([.M45]))" office:value-type="boolean" office:boolean-value="true">
            <text:p>TRUE</text:p>
          </table:table-cell>
          <table:table-cell table:formula="of:=VLOOKUP([.H45];[.A$3:.C$35];3;0)" office:value-type="float" office:value="0">
            <text:p>0</text:p>
          </table:table-cell>
          <table:table-cell table:formula="of:=([.O$3]*[DefineCargoClasses.C46]+[.O$4]*[DefineCargoClasses.D46]+[.O$5]*[DefineCargoClasses.E46]+[.O$6]*[DefineCargoClasses.F46]+[.O$7]*[DefineCargoClasses.G46]+[.O$8]*[DefineCargoClasses.H46]+[.O$9]*[DefineCargoClasses.I46]+[.O$10]*[DefineCargoClasses.J46]+[.O$11]*[DefineCargoClasses.K46]+[.O$12]*[DefineCargoClasses.L46]) = SUM([DefineCargoClasses.C46:.L46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Excel then adjusts cell references – some</text:p>
          </table:table-cell>
          <table:table-cell table:style-name="ce7" table:number-columns-repeated="2"/>
          <table:table-cell table:number-columns-repeated="4"/>
          <table:table-cell table:style-name="ce31" table:formula="of:=[DefineCargoClasses.A47]" office:value-type="string" office:string-value="PETR">
            <text:p>PETR</text:p>
          </table:table-cell>
          <table:table-cell table:style-name="ce32" table:formula="of:=IF([.J46];[DefineCargoClasses.B47];&quot;&quot;)">
            <text:p/>
          </table:table-cell>
          <table:table-cell table:formula="of:=[.K46]&lt;&gt;[.N46]" office:value-type="boolean" office:boolean-value="false">
            <text:p>FALSE</text:p>
          </table:table-cell>
          <table:table-cell table:formula="of:=IF([.L46];[.M46];0)" office:value-type="float" office:value="0">
            <text:p>0</text:p>
          </table:table-cell>
          <table:table-cell table:formula="of:=NOT(ISNA([.M46]))" office:value-type="boolean" office:boolean-value="true">
            <text:p>TRUE</text:p>
          </table:table-cell>
          <table:table-cell table:formula="of:=VLOOKUP([.H46];[.A$3:.C$35];3;0)" office:value-type="float" office:value="0">
            <text:p>0</text:p>
          </table:table-cell>
          <table:table-cell table:formula="of:=([.O$3]*[DefineCargoClasses.C47]+[.O$4]*[DefineCargoClasses.D47]+[.O$5]*[DefineCargoClasses.E47]+[.O$6]*[DefineCargoClasses.F47]+[.O$7]*[DefineCargoClasses.G47]+[.O$8]*[DefineCargoClasses.H47]+[.O$9]*[DefineCargoClasses.I47]+[.O$10]*[DefineCargoClasses.J47]+[.O$11]*[DefineCargoClasses.K47]+[.O$12]*[DefineCargoClasses.L47]) = SUM([DefineCargoClasses.C47:.L47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style-name="ce7" office:value-type="string">
            <text:p>thing you don't want in this case</text:p>
          </table:table-cell>
          <table:table-cell table:style-name="ce7" table:number-columns-repeated="2"/>
          <table:table-cell table:number-columns-repeated="4"/>
          <table:table-cell table:style-name="ce31" table:formula="of:=[DefineCargoClasses.A48]" office:value-type="string" office:string-value="PLAS">
            <text:p>PLAS</text:p>
          </table:table-cell>
          <table:table-cell table:style-name="ce32" table:formula="of:=IF([.J47];[DefineCargoClasses.B48];&quot;&quot;)">
            <text:p/>
          </table:table-cell>
          <table:table-cell table:formula="of:=[.K47]&lt;&gt;[.N47]" office:value-type="boolean" office:boolean-value="false">
            <text:p>FALSE</text:p>
          </table:table-cell>
          <table:table-cell table:formula="of:=IF([.L47];[.M47];0)" office:value-type="float" office:value="0">
            <text:p>0</text:p>
          </table:table-cell>
          <table:table-cell table:formula="of:=NOT(ISNA([.M47]))" office:value-type="boolean" office:boolean-value="true">
            <text:p>TRUE</text:p>
          </table:table-cell>
          <table:table-cell table:formula="of:=VLOOKUP([.H47];[.A$3:.C$35];3;0)" office:value-type="float" office:value="0">
            <text:p>0</text:p>
          </table:table-cell>
          <table:table-cell table:formula="of:=([.O$3]*[DefineCargoClasses.C48]+[.O$4]*[DefineCargoClasses.D48]+[.O$5]*[DefineCargoClasses.E48]+[.O$6]*[DefineCargoClasses.F48]+[.O$7]*[DefineCargoClasses.G48]+[.O$8]*[DefineCargoClasses.H48]+[.O$9]*[DefineCargoClasses.I48]+[.O$10]*[DefineCargoClasses.J48]+[.O$11]*[DefineCargoClasses.K48]+[.O$12]*[DefineCargoClasses.L48]) = SUM([DefineCargoClasses.C48:.L48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49]" office:value-type="string" office:string-value="PLST">
            <text:p>PLST</text:p>
          </table:table-cell>
          <table:table-cell table:style-name="ce32" table:formula="of:=IF([.J48];[DefineCargoClasses.B49];&quot;&quot;)">
            <text:p/>
          </table:table-cell>
          <table:table-cell table:formula="of:=[.K48]&lt;&gt;[.N48]" office:value-type="boolean" office:boolean-value="false">
            <text:p>FALSE</text:p>
          </table:table-cell>
          <table:table-cell table:formula="of:=IF([.L48];[.M48];0)" office:value-type="float" office:value="0">
            <text:p>0</text:p>
          </table:table-cell>
          <table:table-cell table:formula="of:=NOT(ISNA([.M48]))" office:value-type="boolean" office:boolean-value="false">
            <text:p>FALSE</text:p>
          </table:table-cell>
          <table:table-cell table:formula="of:=VLOOKUP([.H48];[.A$3:.C$35];3;0)" office:value-type="float" office:value="0">
            <text:p>#N/A</text:p>
          </table:table-cell>
          <table:table-cell table:formula="of:=([.O$3]*[DefineCargoClasses.C49]+[.O$4]*[DefineCargoClasses.D49]+[.O$5]*[DefineCargoClasses.E49]+[.O$6]*[DefineCargoClasses.F49]+[.O$7]*[DefineCargoClasses.G49]+[.O$8]*[DefineCargoClasses.H49]+[.O$9]*[DefineCargoClasses.I49]+[.O$10]*[DefineCargoClasses.J49]+[.O$11]*[DefineCargoClasses.K49]+[.O$12]*[DefineCargoClasses.L49]) = SUM([DefineCargoClasses.C49:.L49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0]" office:value-type="string" office:string-value="POTA">
            <text:p>POTA</text:p>
          </table:table-cell>
          <table:table-cell table:style-name="ce32" table:formula="of:=IF([.J49];[DefineCargoClasses.B50];&quot;&quot;)" office:value-type="string" office:string-value="Potash (ECS)">
            <text:p>Potash (ECS)</text:p>
          </table:table-cell>
          <table:table-cell table:formula="of:=[.K49]&lt;&gt;[.N49]" office:value-type="boolean" office:boolean-value="true">
            <text:p>TRUE</text:p>
          </table:table-cell>
          <table:table-cell table:formula="of:=IF([.L49];[.M49];0)" office:value-type="float" office:value="0">
            <text:p>0</text:p>
          </table:table-cell>
          <table:table-cell table:formula="of:=NOT(ISNA([.M49]))" office:value-type="boolean" office:boolean-value="true">
            <text:p>TRUE</text:p>
          </table:table-cell>
          <table:table-cell table:formula="of:=VLOOKUP([.H49];[.A$3:.C$35];3;0)" office:value-type="float" office:value="0">
            <text:p>0</text:p>
          </table:table-cell>
          <table:table-cell table:formula="of:=([.O$3]*[DefineCargoClasses.C50]+[.O$4]*[DefineCargoClasses.D50]+[.O$5]*[DefineCargoClasses.E50]+[.O$6]*[DefineCargoClasses.F50]+[.O$7]*[DefineCargoClasses.G50]+[.O$8]*[DefineCargoClasses.H50]+[.O$9]*[DefineCargoClasses.I50]+[.O$10]*[DefineCargoClasses.J50]+[.O$11]*[DefineCargoClasses.K50]+[.O$12]*[DefineCargoClasses.L50]) = SUM([DefineCargoClasses.C50:.L50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1]" office:value-type="string" office:string-value="RFPR">
            <text:p>RFPR</text:p>
          </table:table-cell>
          <table:table-cell table:style-name="ce32" table:formula="of:=IF([.J50];[DefineCargoClasses.B51];&quot;&quot;)">
            <text:p/>
          </table:table-cell>
          <table:table-cell table:formula="of:=[.K50]&lt;&gt;[.N50]" office:value-type="boolean" office:boolean-value="false">
            <text:p>FALSE</text:p>
          </table:table-cell>
          <table:table-cell table:formula="of:=IF([.L50];[.M50];0)" office:value-type="float" office:value="0">
            <text:p>0</text:p>
          </table:table-cell>
          <table:table-cell table:formula="of:=NOT(ISNA([.M50]))" office:value-type="boolean" office:boolean-value="true">
            <text:p>TRUE</text:p>
          </table:table-cell>
          <table:table-cell table:formula="of:=VLOOKUP([.H50];[.A$3:.C$35];3;0)" office:value-type="float" office:value="0">
            <text:p>0</text:p>
          </table:table-cell>
          <table:table-cell table:formula="of:=([.O$3]*[DefineCargoClasses.C51]+[.O$4]*[DefineCargoClasses.D51]+[.O$5]*[DefineCargoClasses.E51]+[.O$6]*[DefineCargoClasses.F51]+[.O$7]*[DefineCargoClasses.G51]+[.O$8]*[DefineCargoClasses.H51]+[.O$9]*[DefineCargoClasses.I51]+[.O$10]*[DefineCargoClasses.J51]+[.O$11]*[DefineCargoClasses.K51]+[.O$12]*[DefineCargoClasses.L51]) = SUM([DefineCargoClasses.C51:.L5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2]" office:value-type="string" office:string-value="RUBR">
            <text:p>RUBR</text:p>
          </table:table-cell>
          <table:table-cell table:style-name="ce32" table:formula="of:=IF([.J51];[DefineCargoClasses.B52];&quot;&quot;)">
            <text:p/>
          </table:table-cell>
          <table:table-cell table:formula="of:=[.K51]&lt;&gt;[.N51]" office:value-type="boolean" office:boolean-value="false">
            <text:p>FALSE</text:p>
          </table:table-cell>
          <table:table-cell table:formula="of:=IF([.L51];[.M51];0)" office:value-type="float" office:value="0">
            <text:p>0</text:p>
          </table:table-cell>
          <table:table-cell table:formula="of:=NOT(ISNA([.M51]))" office:value-type="boolean" office:boolean-value="true">
            <text:p>TRUE</text:p>
          </table:table-cell>
          <table:table-cell table:formula="of:=VLOOKUP([.H51];[.A$3:.C$35];3;0)" office:value-type="float" office:value="0">
            <text:p>0</text:p>
          </table:table-cell>
          <table:table-cell table:formula="of:=([.O$3]*[DefineCargoClasses.C52]+[.O$4]*[DefineCargoClasses.D52]+[.O$5]*[DefineCargoClasses.E52]+[.O$6]*[DefineCargoClasses.F52]+[.O$7]*[DefineCargoClasses.G52]+[.O$8]*[DefineCargoClasses.H52]+[.O$9]*[DefineCargoClasses.I52]+[.O$10]*[DefineCargoClasses.J52]+[.O$11]*[DefineCargoClasses.K52]+[.O$12]*[DefineCargoClasses.L52]) = SUM([DefineCargoClasses.C52:.L52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3]" office:value-type="string" office:string-value="SAND">
            <text:p>SAND</text:p>
          </table:table-cell>
          <table:table-cell table:style-name="ce32" table:formula="of:=IF([.J52];[DefineCargoClasses.B53];&quot;&quot;)" office:value-type="string" office:string-value="Sand">
            <text:p>Sand</text:p>
          </table:table-cell>
          <table:table-cell table:formula="of:=[.K52]&lt;&gt;[.N52]" office:value-type="boolean" office:boolean-value="true">
            <text:p>TRUE</text:p>
          </table:table-cell>
          <table:table-cell table:formula="of:=IF([.L52];[.M52];0)" office:value-type="float" office:value="0">
            <text:p>0</text:p>
          </table:table-cell>
          <table:table-cell table:formula="of:=NOT(ISNA([.M52]))" office:value-type="boolean" office:boolean-value="true">
            <text:p>TRUE</text:p>
          </table:table-cell>
          <table:table-cell table:formula="of:=VLOOKUP([.H52];[.A$3:.C$35];3;0)" office:value-type="float" office:value="0">
            <text:p>0</text:p>
          </table:table-cell>
          <table:table-cell table:formula="of:=([.O$3]*[DefineCargoClasses.C53]+[.O$4]*[DefineCargoClasses.D53]+[.O$5]*[DefineCargoClasses.E53]+[.O$6]*[DefineCargoClasses.F53]+[.O$7]*[DefineCargoClasses.G53]+[.O$8]*[DefineCargoClasses.H53]+[.O$9]*[DefineCargoClasses.I53]+[.O$10]*[DefineCargoClasses.J53]+[.O$11]*[DefineCargoClasses.K53]+[.O$12]*[DefineCargoClasses.L53]) = SUM([DefineCargoClasses.C53:.L53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4]" office:value-type="string" office:string-value="SCRP">
            <text:p>SCRP</text:p>
          </table:table-cell>
          <table:table-cell table:style-name="ce32" table:formula="of:=IF([.J53];[DefineCargoClasses.B54];&quot;&quot;)" office:value-type="string" office:string-value="Scrap Metal (FIRS)">
            <text:p>Scrap Metal (FIRS)</text:p>
          </table:table-cell>
          <table:table-cell table:formula="of:=[.K53]&lt;&gt;[.N53]" office:value-type="boolean" office:boolean-value="true">
            <text:p>TRUE</text:p>
          </table:table-cell>
          <table:table-cell table:formula="of:=IF([.L53];[.M53];0)" office:value-type="float" office:value="0">
            <text:p>0</text:p>
          </table:table-cell>
          <table:table-cell table:formula="of:=NOT(ISNA([.M53]))" office:value-type="boolean" office:boolean-value="false">
            <text:p>FALSE</text:p>
          </table:table-cell>
          <table:table-cell table:formula="of:=VLOOKUP([.H53];[.A$3:.C$35];3;0)" office:value-type="float" office:value="0">
            <text:p>#N/A</text:p>
          </table:table-cell>
          <table:table-cell table:formula="of:=([.O$3]*[DefineCargoClasses.C54]+[.O$4]*[DefineCargoClasses.D54]+[.O$5]*[DefineCargoClasses.E54]+[.O$6]*[DefineCargoClasses.F54]+[.O$7]*[DefineCargoClasses.G54]+[.O$8]*[DefineCargoClasses.H54]+[.O$9]*[DefineCargoClasses.I54]+[.O$10]*[DefineCargoClasses.J54]+[.O$11]*[DefineCargoClasses.K54]+[.O$12]*[DefineCargoClasses.L54]) = SUM([DefineCargoClasses.C54:.L54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5]" office:value-type="string" office:string-value="SGCN">
            <text:p>SGCN</text:p>
          </table:table-cell>
          <table:table-cell table:style-name="ce32" table:formula="of:=IF([.J54];[DefineCargoClasses.B55];&quot;&quot;)" office:value-type="string" office:string-value="Sugar Cane">
            <text:p>Sugar Cane</text:p>
          </table:table-cell>
          <table:table-cell table:formula="of:=[.K54]&lt;&gt;[.N54]" office:value-type="boolean" office:boolean-value="true">
            <text:p>TRUE</text:p>
          </table:table-cell>
          <table:table-cell table:formula="of:=IF([.L54];[.M54];0)" office:value-type="float" office:value="0">
            <text:p>0</text:p>
          </table:table-cell>
          <table:table-cell table:formula="of:=NOT(ISNA([.M54]))" office:value-type="boolean" office:boolean-value="false">
            <text:p>FALSE</text:p>
          </table:table-cell>
          <table:table-cell table:formula="of:=VLOOKUP([.H54];[.A$3:.C$35];3;0)" office:value-type="float" office:value="0">
            <text:p>#N/A</text:p>
          </table:table-cell>
          <table:table-cell table:formula="of:=([.O$3]*[DefineCargoClasses.C55]+[.O$4]*[DefineCargoClasses.D55]+[.O$5]*[DefineCargoClasses.E55]+[.O$6]*[DefineCargoClasses.F55]+[.O$7]*[DefineCargoClasses.G55]+[.O$8]*[DefineCargoClasses.H55]+[.O$9]*[DefineCargoClasses.I55]+[.O$10]*[DefineCargoClasses.J55]+[.O$11]*[DefineCargoClasses.K55]+[.O$12]*[DefineCargoClasses.L55]) = SUM([DefineCargoClasses.C55:.L55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6]" office:value-type="string" office:string-value="STEL">
            <text:p>STEL</text:p>
          </table:table-cell>
          <table:table-cell table:style-name="ce32" table:formula="of:=IF([.J55];[DefineCargoClasses.B56];&quot;&quot;)">
            <text:p/>
          </table:table-cell>
          <table:table-cell table:formula="of:=[.K55]&lt;&gt;[.N55]" office:value-type="boolean" office:boolean-value="false">
            <text:p>FALSE</text:p>
          </table:table-cell>
          <table:table-cell table:formula="of:=IF([.L55];[.M55];0)" office:value-type="float" office:value="0">
            <text:p>0</text:p>
          </table:table-cell>
          <table:table-cell table:formula="of:=NOT(ISNA([.M55]))" office:value-type="boolean" office:boolean-value="true">
            <text:p>TRUE</text:p>
          </table:table-cell>
          <table:table-cell table:formula="of:=VLOOKUP([.H55];[.A$3:.C$35];3;0)" office:value-type="float" office:value="0">
            <text:p>0</text:p>
          </table:table-cell>
          <table:table-cell table:formula="of:=([.O$3]*[DefineCargoClasses.C56]+[.O$4]*[DefineCargoClasses.D56]+[.O$5]*[DefineCargoClasses.E56]+[.O$6]*[DefineCargoClasses.F56]+[.O$7]*[DefineCargoClasses.G56]+[.O$8]*[DefineCargoClasses.H56]+[.O$9]*[DefineCargoClasses.I56]+[.O$10]*[DefineCargoClasses.J56]+[.O$11]*[DefineCargoClasses.K56]+[.O$12]*[DefineCargoClasses.L56]) = SUM([DefineCargoClasses.C56:.L56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7]" office:value-type="string" office:string-value="SUGR">
            <text:p>SUGR</text:p>
          </table:table-cell>
          <table:table-cell table:style-name="ce32" table:formula="of:=IF([.J56];[DefineCargoClasses.B57];&quot;&quot;)" office:value-type="string" office:string-value="Sugar">
            <text:p>Sugar</text:p>
          </table:table-cell>
          <table:table-cell table:formula="of:=[.K56]&lt;&gt;[.N56]" office:value-type="boolean" office:boolean-value="true">
            <text:p>TRUE</text:p>
          </table:table-cell>
          <table:table-cell table:formula="of:=IF([.L56];[.M56];0)" office:value-type="float" office:value="0">
            <text:p>0</text:p>
          </table:table-cell>
          <table:table-cell table:formula="of:=NOT(ISNA([.M56]))" office:value-type="boolean" office:boolean-value="false">
            <text:p>FALSE</text:p>
          </table:table-cell>
          <table:table-cell table:formula="of:=VLOOKUP([.H56];[.A$3:.C$35];3;0)" office:value-type="float" office:value="0">
            <text:p>#N/A</text:p>
          </table:table-cell>
          <table:table-cell table:formula="of:=([.O$3]*[DefineCargoClasses.C57]+[.O$4]*[DefineCargoClasses.D57]+[.O$5]*[DefineCargoClasses.E57]+[.O$6]*[DefineCargoClasses.F57]+[.O$7]*[DefineCargoClasses.G57]+[.O$8]*[DefineCargoClasses.H57]+[.O$9]*[DefineCargoClasses.I57]+[.O$10]*[DefineCargoClasses.J57]+[.O$11]*[DefineCargoClasses.K57]+[.O$12]*[DefineCargoClasses.L57]) = SUM([DefineCargoClasses.C57:.L57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8]" office:value-type="string" office:string-value="SULP">
            <text:p>SULP</text:p>
          </table:table-cell>
          <table:table-cell table:style-name="ce32" table:formula="of:=IF([.J57];[DefineCargoClasses.B58];&quot;&quot;)" office:value-type="string" office:string-value="Sulphur">
            <text:p>Sulphur</text:p>
          </table:table-cell>
          <table:table-cell table:formula="of:=[.K57]&lt;&gt;[.N57]" office:value-type="boolean" office:boolean-value="true">
            <text:p>TRUE</text:p>
          </table:table-cell>
          <table:table-cell table:formula="of:=IF([.L57];[.M57];0)" office:value-type="float" office:value="0">
            <text:p>0</text:p>
          </table:table-cell>
          <table:table-cell table:formula="of:=NOT(ISNA([.M57]))" office:value-type="boolean" office:boolean-value="false">
            <text:p>FALSE</text:p>
          </table:table-cell>
          <table:table-cell table:formula="of:=VLOOKUP([.H57];[.A$3:.C$35];3;0)" office:value-type="float" office:value="0">
            <text:p>#N/A</text:p>
          </table:table-cell>
          <table:table-cell table:formula="of:=([.O$3]*[DefineCargoClasses.C58]+[.O$4]*[DefineCargoClasses.D58]+[.O$5]*[DefineCargoClasses.E58]+[.O$6]*[DefineCargoClasses.F58]+[.O$7]*[DefineCargoClasses.G58]+[.O$8]*[DefineCargoClasses.H58]+[.O$9]*[DefineCargoClasses.I58]+[.O$10]*[DefineCargoClasses.J58]+[.O$11]*[DefineCargoClasses.K58]+[.O$12]*[DefineCargoClasses.L58]) = SUM([DefineCargoClasses.C58:.L58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59]" office:value-type="string" office:string-value="SVSP">
            <text:p>SVSP</text:p>
          </table:table-cell>
          <table:table-cell table:style-name="ce32" table:formula="of:=IF([.J58];[DefineCargoClasses.B59];&quot;&quot;)">
            <text:p/>
          </table:table-cell>
          <table:table-cell table:formula="of:=[.K58]&lt;&gt;[.N58]" office:value-type="boolean" office:boolean-value="false">
            <text:p>FALSE</text:p>
          </table:table-cell>
          <table:table-cell table:formula="of:=IF([.L58];[.M58];0)" office:value-type="float" office:value="0">
            <text:p>0</text:p>
          </table:table-cell>
          <table:table-cell table:formula="of:=NOT(ISNA([.M58]))" office:value-type="boolean" office:boolean-value="false">
            <text:p>FALSE</text:p>
          </table:table-cell>
          <table:table-cell table:formula="of:=VLOOKUP([.H58];[.A$3:.C$35];3;0)" office:value-type="float" office:value="0">
            <text:p>#N/A</text:p>
          </table:table-cell>
          <table:table-cell table:formula="of:=([.O$3]*[DefineCargoClasses.C59]+[.O$4]*[DefineCargoClasses.D59]+[.O$5]*[DefineCargoClasses.E59]+[.O$6]*[DefineCargoClasses.F59]+[.O$7]*[DefineCargoClasses.G59]+[.O$8]*[DefineCargoClasses.H59]+[.O$9]*[DefineCargoClasses.I59]+[.O$10]*[DefineCargoClasses.J59]+[.O$11]*[DefineCargoClasses.K59]+[.O$12]*[DefineCargoClasses.L59]) = SUM([DefineCargoClasses.C59:.L59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0]" office:value-type="string" office:string-value="SWET">
            <text:p>SWET</text:p>
          </table:table-cell>
          <table:table-cell table:style-name="ce32" table:formula="of:=IF([.J59];[DefineCargoClasses.B60];&quot;&quot;)">
            <text:p/>
          </table:table-cell>
          <table:table-cell table:formula="of:=[.K59]&lt;&gt;[.N59]" office:value-type="boolean" office:boolean-value="false">
            <text:p>FALSE</text:p>
          </table:table-cell>
          <table:table-cell table:formula="of:=IF([.L59];[.M59];0)" office:value-type="float" office:value="0">
            <text:p>0</text:p>
          </table:table-cell>
          <table:table-cell table:formula="of:=NOT(ISNA([.M59]))" office:value-type="boolean" office:boolean-value="false">
            <text:p>FALSE</text:p>
          </table:table-cell>
          <table:table-cell table:formula="of:=VLOOKUP([.H59];[.A$3:.C$35];3;0)" office:value-type="float" office:value="0">
            <text:p>#N/A</text:p>
          </table:table-cell>
          <table:table-cell table:formula="of:=([.O$3]*[DefineCargoClasses.C60]+[.O$4]*[DefineCargoClasses.D60]+[.O$5]*[DefineCargoClasses.E60]+[.O$6]*[DefineCargoClasses.F60]+[.O$7]*[DefineCargoClasses.G60]+[.O$8]*[DefineCargoClasses.H60]+[.O$9]*[DefineCargoClasses.I60]+[.O$10]*[DefineCargoClasses.J60]+[.O$11]*[DefineCargoClasses.K60]+[.O$12]*[DefineCargoClasses.L60]) = SUM([DefineCargoClasses.C60:.L60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1]" office:value-type="string" office:string-value="TOFF">
            <text:p>TOFF</text:p>
          </table:table-cell>
          <table:table-cell table:style-name="ce32" table:formula="of:=IF([.J60];[DefineCargoClasses.B61];&quot;&quot;)" office:value-type="string" office:string-value="Toffee">
            <text:p>Toffee</text:p>
          </table:table-cell>
          <table:table-cell table:formula="of:=[.K60]&lt;&gt;[.N60]" office:value-type="boolean" office:boolean-value="true">
            <text:p>TRUE</text:p>
          </table:table-cell>
          <table:table-cell table:formula="of:=IF([.L60];[.M60];0)" office:value-type="float" office:value="0">
            <text:p>0</text:p>
          </table:table-cell>
          <table:table-cell table:formula="of:=NOT(ISNA([.M60]))" office:value-type="boolean" office:boolean-value="false">
            <text:p>FALSE</text:p>
          </table:table-cell>
          <table:table-cell table:formula="of:=VLOOKUP([.H60];[.A$3:.C$35];3;0)" office:value-type="float" office:value="0">
            <text:p>#N/A</text:p>
          </table:table-cell>
          <table:table-cell table:formula="of:=([.O$3]*[DefineCargoClasses.C61]+[.O$4]*[DefineCargoClasses.D61]+[.O$5]*[DefineCargoClasses.E61]+[.O$6]*[DefineCargoClasses.F61]+[.O$7]*[DefineCargoClasses.G61]+[.O$8]*[DefineCargoClasses.H61]+[.O$9]*[DefineCargoClasses.I61]+[.O$10]*[DefineCargoClasses.J61]+[.O$11]*[DefineCargoClasses.K61]+[.O$12]*[DefineCargoClasses.L61]) = SUM([DefineCargoClasses.C61:.L61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2]" office:value-type="string" office:string-value="TOUR">
            <text:p>TOUR</text:p>
          </table:table-cell>
          <table:table-cell table:style-name="ce32" table:formula="of:=IF([.J61];[DefineCargoClasses.B62];&quot;&quot;)">
            <text:p/>
          </table:table-cell>
          <table:table-cell table:formula="of:=[.K61]&lt;&gt;[.N61]" office:value-type="boolean" office:boolean-value="false">
            <text:p>FALSE</text:p>
          </table:table-cell>
          <table:table-cell table:formula="of:=IF([.L61];[.M61];0)" office:value-type="float" office:value="0">
            <text:p>0</text:p>
          </table:table-cell>
          <table:table-cell table:formula="of:=NOT(ISNA([.M61]))" office:value-type="boolean" office:boolean-value="false">
            <text:p>FALSE</text:p>
          </table:table-cell>
          <table:table-cell table:formula="of:=VLOOKUP([.H61];[.A$3:.C$35];3;0)" office:value-type="float" office:value="0">
            <text:p>#N/A</text:p>
          </table:table-cell>
          <table:table-cell table:formula="of:=([.O$3]*[DefineCargoClasses.C62]+[.O$4]*[DefineCargoClasses.D62]+[.O$5]*[DefineCargoClasses.E62]+[.O$6]*[DefineCargoClasses.F62]+[.O$7]*[DefineCargoClasses.G62]+[.O$8]*[DefineCargoClasses.H62]+[.O$9]*[DefineCargoClasses.I62]+[.O$10]*[DefineCargoClasses.J62]+[.O$11]*[DefineCargoClasses.K62]+[.O$12]*[DefineCargoClasses.L62]) = SUM([DefineCargoClasses.C62:.L62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3]" office:value-type="string" office:string-value="TOYS">
            <text:p>TOYS</text:p>
          </table:table-cell>
          <table:table-cell table:style-name="ce32" table:formula="of:=IF([.J62];[DefineCargoClasses.B63];&quot;&quot;)">
            <text:p/>
          </table:table-cell>
          <table:table-cell table:formula="of:=[.K62]&lt;&gt;[.N62]" office:value-type="boolean" office:boolean-value="false">
            <text:p>FALSE</text:p>
          </table:table-cell>
          <table:table-cell table:formula="of:=IF([.L62];[.M62];0)" office:value-type="float" office:value="0">
            <text:p>0</text:p>
          </table:table-cell>
          <table:table-cell table:formula="of:=NOT(ISNA([.M62]))" office:value-type="boolean" office:boolean-value="false">
            <text:p>FALSE</text:p>
          </table:table-cell>
          <table:table-cell table:formula="of:=VLOOKUP([.H62];[.A$3:.C$35];3;0)" office:value-type="float" office:value="0">
            <text:p>#N/A</text:p>
          </table:table-cell>
          <table:table-cell table:formula="of:=([.O$3]*[DefineCargoClasses.C63]+[.O$4]*[DefineCargoClasses.D63]+[.O$5]*[DefineCargoClasses.E63]+[.O$6]*[DefineCargoClasses.F63]+[.O$7]*[DefineCargoClasses.G63]+[.O$8]*[DefineCargoClasses.H63]+[.O$9]*[DefineCargoClasses.I63]+[.O$10]*[DefineCargoClasses.J63]+[.O$11]*[DefineCargoClasses.K63]+[.O$12]*[DefineCargoClasses.L63]) = SUM([DefineCargoClasses.C63:.L6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4]" office:value-type="string" office:string-value="TWOD">
            <text:p>TWOD</text:p>
          </table:table-cell>
          <table:table-cell table:style-name="ce32" table:formula="of:=IF([.J63];[DefineCargoClasses.B64];&quot;&quot;)">
            <text:p/>
          </table:table-cell>
          <table:table-cell table:formula="of:=[.K63]&lt;&gt;[.N63]" office:value-type="boolean" office:boolean-value="false">
            <text:p>FALSE</text:p>
          </table:table-cell>
          <table:table-cell table:formula="of:=IF([.L63];[.M63];0)" office:value-type="float" office:value="0">
            <text:p>0</text:p>
          </table:table-cell>
          <table:table-cell table:formula="of:=NOT(ISNA([.M63]))" office:value-type="boolean" office:boolean-value="true">
            <text:p>TRUE</text:p>
          </table:table-cell>
          <table:table-cell table:formula="of:=VLOOKUP([.H63];[.A$3:.C$35];3;0)" office:value-type="float" office:value="0">
            <text:p>0</text:p>
          </table:table-cell>
          <table:table-cell table:formula="of:=([.O$3]*[DefineCargoClasses.C64]+[.O$4]*[DefineCargoClasses.D64]+[.O$5]*[DefineCargoClasses.E64]+[.O$6]*[DefineCargoClasses.F64]+[.O$7]*[DefineCargoClasses.G64]+[.O$8]*[DefineCargoClasses.H64]+[.O$9]*[DefineCargoClasses.I64]+[.O$10]*[DefineCargoClasses.J64]+[.O$11]*[DefineCargoClasses.K64]+[.O$12]*[DefineCargoClasses.L64]) = SUM([DefineCargoClasses.C64:.L64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5]" office:value-type="string" office:string-value="UORE">
            <text:p>UORE</text:p>
          </table:table-cell>
          <table:table-cell table:style-name="ce32" table:formula="of:=IF([.J64];[DefineCargoClasses.B65];&quot;&quot;)">
            <text:p/>
          </table:table-cell>
          <table:table-cell table:formula="of:=[.K64]&lt;&gt;[.N64]" office:value-type="boolean" office:boolean-value="false">
            <text:p>FALSE</text:p>
          </table:table-cell>
          <table:table-cell table:formula="of:=IF([.L64];[.M64];0)" office:value-type="float" office:value="0">
            <text:p>0</text:p>
          </table:table-cell>
          <table:table-cell table:formula="of:=NOT(ISNA([.M64]))" office:value-type="boolean" office:boolean-value="false">
            <text:p>FALSE</text:p>
          </table:table-cell>
          <table:table-cell table:formula="of:=VLOOKUP([.H64];[.A$3:.C$35];3;0)" office:value-type="float" office:value="0">
            <text:p>#N/A</text:p>
          </table:table-cell>
          <table:table-cell table:formula="of:=([.O$3]*[DefineCargoClasses.C65]+[.O$4]*[DefineCargoClasses.D65]+[.O$5]*[DefineCargoClasses.E65]+[.O$6]*[DefineCargoClasses.F65]+[.O$7]*[DefineCargoClasses.G65]+[.O$8]*[DefineCargoClasses.H65]+[.O$9]*[DefineCargoClasses.I65]+[.O$10]*[DefineCargoClasses.J65]+[.O$11]*[DefineCargoClasses.K65]+[.O$12]*[DefineCargoClasses.L65]) = SUM([DefineCargoClasses.C65:.L65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6]" office:value-type="string" office:string-value="URAN">
            <text:p>URAN</text:p>
          </table:table-cell>
          <table:table-cell table:style-name="ce32" table:formula="of:=IF([.J65];[DefineCargoClasses.B66];&quot;&quot;)">
            <text:p/>
          </table:table-cell>
          <table:table-cell table:formula="of:=[.K65]&lt;&gt;[.N65]" office:value-type="boolean" office:boolean-value="false">
            <text:p>FALSE</text:p>
          </table:table-cell>
          <table:table-cell table:formula="of:=IF([.L65];[.M65];0)" office:value-type="float" office:value="0">
            <text:p>0</text:p>
          </table:table-cell>
          <table:table-cell table:formula="of:=NOT(ISNA([.M65]))" office:value-type="boolean" office:boolean-value="false">
            <text:p>FALSE</text:p>
          </table:table-cell>
          <table:table-cell table:formula="of:=VLOOKUP([.H65];[.A$3:.C$35];3;0)" office:value-type="float" office:value="0">
            <text:p>#N/A</text:p>
          </table:table-cell>
          <table:table-cell table:formula="of:=([.O$3]*[DefineCargoClasses.C66]+[.O$4]*[DefineCargoClasses.D66]+[.O$5]*[DefineCargoClasses.E66]+[.O$6]*[DefineCargoClasses.F66]+[.O$7]*[DefineCargoClasses.G66]+[.O$8]*[DefineCargoClasses.H66]+[.O$9]*[DefineCargoClasses.I66]+[.O$10]*[DefineCargoClasses.J66]+[.O$11]*[DefineCargoClasses.K66]+[.O$12]*[DefineCargoClasses.L66]) = SUM([DefineCargoClasses.C66:.L66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7]" office:value-type="string" office:string-value="VALU">
            <text:p>VALU</text:p>
          </table:table-cell>
          <table:table-cell table:style-name="ce32" table:formula="of:=IF([.J66];[DefineCargoClasses.B67];&quot;&quot;)">
            <text:p/>
          </table:table-cell>
          <table:table-cell table:formula="of:=[.K66]&lt;&gt;[.N66]" office:value-type="boolean" office:boolean-value="false">
            <text:p>FALSE</text:p>
          </table:table-cell>
          <table:table-cell table:formula="of:=IF([.L66];[.M66];0)" office:value-type="float" office:value="0">
            <text:p>0</text:p>
          </table:table-cell>
          <table:table-cell table:formula="of:=NOT(ISNA([.M66]))" office:value-type="boolean" office:boolean-value="true">
            <text:p>TRUE</text:p>
          </table:table-cell>
          <table:table-cell table:formula="of:=VLOOKUP([.H66];[.A$3:.C$35];3;0)" office:value-type="float" office:value="0">
            <text:p>0</text:p>
          </table:table-cell>
          <table:table-cell table:formula="of:=([.O$3]*[DefineCargoClasses.C67]+[.O$4]*[DefineCargoClasses.D67]+[.O$5]*[DefineCargoClasses.E67]+[.O$6]*[DefineCargoClasses.F67]+[.O$7]*[DefineCargoClasses.G67]+[.O$8]*[DefineCargoClasses.H67]+[.O$9]*[DefineCargoClasses.I67]+[.O$10]*[DefineCargoClasses.J67]+[.O$11]*[DefineCargoClasses.K67]+[.O$12]*[DefineCargoClasses.L67]) = SUM([DefineCargoClasses.C67:.L67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8]" office:value-type="string" office:string-value="VEHI">
            <text:p>VEHI</text:p>
          </table:table-cell>
          <table:table-cell table:style-name="ce32" table:formula="of:=IF([.J67];[DefineCargoClasses.B68];&quot;&quot;)">
            <text:p/>
          </table:table-cell>
          <table:table-cell table:formula="of:=[.K67]&lt;&gt;[.N67]" office:value-type="boolean" office:boolean-value="false">
            <text:p>FALSE</text:p>
          </table:table-cell>
          <table:table-cell table:formula="of:=IF([.L67];[.M67];0)" office:value-type="float" office:value="0">
            <text:p>0</text:p>
          </table:table-cell>
          <table:table-cell table:formula="of:=NOT(ISNA([.M67]))" office:value-type="boolean" office:boolean-value="true">
            <text:p>TRUE</text:p>
          </table:table-cell>
          <table:table-cell table:formula="of:=VLOOKUP([.H67];[.A$3:.C$35];3;0)" office:value-type="float" office:value="0">
            <text:p>0</text:p>
          </table:table-cell>
          <table:table-cell table:formula="of:=([.O$3]*[DefineCargoClasses.C68]+[.O$4]*[DefineCargoClasses.D68]+[.O$5]*[DefineCargoClasses.E68]+[.O$6]*[DefineCargoClasses.F68]+[.O$7]*[DefineCargoClasses.G68]+[.O$8]*[DefineCargoClasses.H68]+[.O$9]*[DefineCargoClasses.I68]+[.O$10]*[DefineCargoClasses.J68]+[.O$11]*[DefineCargoClasses.K68]+[.O$12]*[DefineCargoClasses.L68]) = SUM([DefineCargoClasses.C68:.L68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69]" office:value-type="string" office:string-value="WATR">
            <text:p>WATR</text:p>
          </table:table-cell>
          <table:table-cell table:style-name="ce32" table:formula="of:=IF([.J68];[DefineCargoClasses.B69];&quot;&quot;)">
            <text:p/>
          </table:table-cell>
          <table:table-cell table:formula="of:=[.K68]&lt;&gt;[.N68]" office:value-type="boolean" office:boolean-value="false">
            <text:p>FALSE</text:p>
          </table:table-cell>
          <table:table-cell table:formula="of:=IF([.L68];[.M68];0)" office:value-type="float" office:value="0">
            <text:p>0</text:p>
          </table:table-cell>
          <table:table-cell table:formula="of:=NOT(ISNA([.M68]))" office:value-type="boolean" office:boolean-value="true">
            <text:p>TRUE</text:p>
          </table:table-cell>
          <table:table-cell table:formula="of:=VLOOKUP([.H68];[.A$3:.C$35];3;0)" office:value-type="float" office:value="0">
            <text:p>0</text:p>
          </table:table-cell>
          <table:table-cell table:formula="of:=([.O$3]*[DefineCargoClasses.C69]+[.O$4]*[DefineCargoClasses.D69]+[.O$5]*[DefineCargoClasses.E69]+[.O$6]*[DefineCargoClasses.F69]+[.O$7]*[DefineCargoClasses.G69]+[.O$8]*[DefineCargoClasses.H69]+[.O$9]*[DefineCargoClasses.I69]+[.O$10]*[DefineCargoClasses.J69]+[.O$11]*[DefineCargoClasses.K69]+[.O$12]*[DefineCargoClasses.L69]) = SUM([DefineCargoClasses.C69:.L69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70]" office:value-type="string" office:string-value="WDPR">
            <text:p>WDPR</text:p>
          </table:table-cell>
          <table:table-cell table:style-name="ce32" table:formula="of:=IF([.J69];[DefineCargoClasses.B70];&quot;&quot;)">
            <text:p/>
          </table:table-cell>
          <table:table-cell table:formula="of:=[.K69]&lt;&gt;[.N69]" office:value-type="boolean" office:boolean-value="false">
            <text:p>FALSE</text:p>
          </table:table-cell>
          <table:table-cell table:formula="of:=IF([.L69];[.M69];0)" office:value-type="float" office:value="0">
            <text:p>0</text:p>
          </table:table-cell>
          <table:table-cell table:formula="of:=NOT(ISNA([.M69]))" office:value-type="boolean" office:boolean-value="false">
            <text:p>FALSE</text:p>
          </table:table-cell>
          <table:table-cell table:formula="of:=VLOOKUP([.H69];[.A$3:.C$35];3;0)" office:value-type="float" office:value="0">
            <text:p>#N/A</text:p>
          </table:table-cell>
          <table:table-cell table:formula="of:=([.O$3]*[DefineCargoClasses.C70]+[.O$4]*[DefineCargoClasses.D70]+[.O$5]*[DefineCargoClasses.E70]+[.O$6]*[DefineCargoClasses.F70]+[.O$7]*[DefineCargoClasses.G70]+[.O$8]*[DefineCargoClasses.H70]+[.O$9]*[DefineCargoClasses.I70]+[.O$10]*[DefineCargoClasses.J70]+[.O$11]*[DefineCargoClasses.K70]+[.O$12]*[DefineCargoClasses.L70]) = SUM([DefineCargoClasses.C70:.L70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71]" office:value-type="string" office:string-value="WDPR">
            <text:p>WDPR</text:p>
          </table:table-cell>
          <table:table-cell table:style-name="ce32" table:formula="of:=IF([.J70];[DefineCargoClasses.B71];&quot;&quot;)">
            <text:p/>
          </table:table-cell>
          <table:table-cell table:formula="of:=[.K70]&lt;&gt;[.N70]" office:value-type="boolean" office:boolean-value="false">
            <text:p>FALSE</text:p>
          </table:table-cell>
          <table:table-cell table:formula="of:=IF([.L70];[.M70];0)" office:value-type="float" office:value="0">
            <text:p>0</text:p>
          </table:table-cell>
          <table:table-cell table:formula="of:=NOT(ISNA([.M70]))" office:value-type="boolean" office:boolean-value="false">
            <text:p>FALSE</text:p>
          </table:table-cell>
          <table:table-cell table:formula="of:=VLOOKUP([.H70];[.A$3:.C$35];3;0)" office:value-type="float" office:value="0">
            <text:p>#N/A</text:p>
          </table:table-cell>
          <table:table-cell table:formula="of:=([.O$3]*[DefineCargoClasses.C71]+[.O$4]*[DefineCargoClasses.D71]+[.O$5]*[DefineCargoClasses.E71]+[.O$6]*[DefineCargoClasses.F71]+[.O$7]*[DefineCargoClasses.G71]+[.O$8]*[DefineCargoClasses.H71]+[.O$9]*[DefineCargoClasses.I71]+[.O$10]*[DefineCargoClasses.J71]+[.O$11]*[DefineCargoClasses.K71]+[.O$12]*[DefineCargoClasses.L71]) = SUM([DefineCargoClasses.C71:.L71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72]" office:value-type="string" office:string-value="WHEA">
            <text:p>WHEA</text:p>
          </table:table-cell>
          <table:table-cell table:style-name="ce32" table:formula="of:=IF([.J71];[DefineCargoClasses.B72];&quot;&quot;)" office:value-type="string" office:string-value="Wheat">
            <text:p>Wheat</text:p>
          </table:table-cell>
          <table:table-cell table:formula="of:=[.K71]&lt;&gt;[.N71]" office:value-type="boolean" office:boolean-value="true">
            <text:p>TRUE</text:p>
          </table:table-cell>
          <table:table-cell table:formula="of:=IF([.L71];[.M71];0)" office:value-type="float" office:value="0">
            <text:p>0</text:p>
          </table:table-cell>
          <table:table-cell table:formula="of:=NOT(ISNA([.M71]))" office:value-type="boolean" office:boolean-value="false">
            <text:p>FALSE</text:p>
          </table:table-cell>
          <table:table-cell table:formula="of:=VLOOKUP([.H71];[.A$3:.C$35];3;0)" office:value-type="float" office:value="0">
            <text:p>#N/A</text:p>
          </table:table-cell>
          <table:table-cell table:formula="of:=([.O$3]*[DefineCargoClasses.C72]+[.O$4]*[DefineCargoClasses.D72]+[.O$5]*[DefineCargoClasses.E72]+[.O$6]*[DefineCargoClasses.F72]+[.O$7]*[DefineCargoClasses.G72]+[.O$8]*[DefineCargoClasses.H72]+[.O$9]*[DefineCargoClasses.I72]+[.O$10]*[DefineCargoClasses.J72]+[.O$11]*[DefineCargoClasses.K72]+[.O$12]*[DefineCargoClasses.L72]) = SUM([DefineCargoClasses.C72:.L72])" office:value-type="boolean" office:boolean-value="true">
            <text:p>TRU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73]" office:value-type="string" office:string-value="WOOD">
            <text:p>WOOD</text:p>
          </table:table-cell>
          <table:table-cell table:style-name="ce32" table:formula="of:=IF([.J72];[DefineCargoClasses.B73];&quot;&quot;)">
            <text:p/>
          </table:table-cell>
          <table:table-cell table:formula="of:=[.K72]&lt;&gt;[.N72]" office:value-type="boolean" office:boolean-value="false">
            <text:p>FALSE</text:p>
          </table:table-cell>
          <table:table-cell table:formula="of:=IF([.L72];[.M72];0)" office:value-type="float" office:value="0">
            <text:p>0</text:p>
          </table:table-cell>
          <table:table-cell table:formula="of:=NOT(ISNA([.M72]))" office:value-type="boolean" office:boolean-value="true">
            <text:p>TRUE</text:p>
          </table:table-cell>
          <table:table-cell table:formula="of:=VLOOKUP([.H72];[.A$3:.C$35];3;0)" office:value-type="float" office:value="0">
            <text:p>0</text:p>
          </table:table-cell>
          <table:table-cell table:formula="of:=([.O$3]*[DefineCargoClasses.C73]+[.O$4]*[DefineCargoClasses.D73]+[.O$5]*[DefineCargoClasses.E73]+[.O$6]*[DefineCargoClasses.F73]+[.O$7]*[DefineCargoClasses.G73]+[.O$8]*[DefineCargoClasses.H73]+[.O$9]*[DefineCargoClasses.I73]+[.O$10]*[DefineCargoClasses.J73]+[.O$11]*[DefineCargoClasses.K73]+[.O$12]*[DefineCargoClasses.L73]) = SUM([DefineCargoClasses.C73:.L73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74]" office:value-type="string" office:string-value="WOOL">
            <text:p>WOOL</text:p>
          </table:table-cell>
          <table:table-cell table:style-name="ce32" table:formula="of:=IF([.J73];[DefineCargoClasses.B74];&quot;&quot;)">
            <text:p/>
          </table:table-cell>
          <table:table-cell table:formula="of:=[.K73]&lt;&gt;[.N73]" office:value-type="boolean" office:boolean-value="false">
            <text:p>FALSE</text:p>
          </table:table-cell>
          <table:table-cell table:formula="of:=IF([.L73];[.M73];0)" office:value-type="float" office:value="0">
            <text:p>0</text:p>
          </table:table-cell>
          <table:table-cell table:formula="of:=NOT(ISNA([.M73]))" office:value-type="boolean" office:boolean-value="true">
            <text:p>TRUE</text:p>
          </table:table-cell>
          <table:table-cell table:formula="of:=VLOOKUP([.H73];[.A$3:.C$35];3;0)" office:value-type="float" office:value="0">
            <text:p>0</text:p>
          </table:table-cell>
          <table:table-cell table:formula="of:=([.O$3]*[DefineCargoClasses.C74]+[.O$4]*[DefineCargoClasses.D74]+[.O$5]*[DefineCargoClasses.E74]+[.O$6]*[DefineCargoClasses.F74]+[.O$7]*[DefineCargoClasses.G74]+[.O$8]*[DefineCargoClasses.H74]+[.O$9]*[DefineCargoClasses.I74]+[.O$10]*[DefineCargoClasses.J74]+[.O$11]*[DefineCargoClasses.K74]+[.O$12]*[DefineCargoClasses.L74]) = SUM([DefineCargoClasses.C74:.L74])" office:value-type="boolean" office:boolean-value="false">
            <text:p>FALSE</text:p>
          </table:table-cell>
          <table:table-cell table:number-columns-repeated="6"/>
        </table:table-row>
        <table:table-row table:style-name="ro1">
          <table:table-cell table:number-columns-repeated="7"/>
          <table:table-cell table:style-name="ce31" table:formula="of:=[DefineCargoClasses.A75]" office:value-type="string" office:string-value="WSTE">
            <text:p>WSTE</text:p>
          </table:table-cell>
          <table:table-cell table:style-name="ce32" table:formula="of:=IF([.J74];[DefineCargoClasses.B75];&quot;&quot;)" office:value-type="string" office:string-value="Waste">
            <text:p>Waste</text:p>
          </table:table-cell>
          <table:table-cell table:formula="of:=[.K74]&lt;&gt;[.N74]" office:value-type="boolean" office:boolean-value="true">
            <text:p>TRUE</text:p>
          </table:table-cell>
          <table:table-cell table:formula="of:=IF([.L74];[.M74];0)" office:value-type="float" office:value="0">
            <text:p>0</text:p>
          </table:table-cell>
          <table:table-cell table:formula="of:=NOT(ISNA([.M74]))" office:value-type="boolean" office:boolean-value="false">
            <text:p>FALSE</text:p>
          </table:table-cell>
          <table:table-cell table:formula="of:=VLOOKUP([.H74];[.A$3:.C$35];3;0)" office:value-type="float" office:value="0">
            <text:p>#N/A</text:p>
          </table:table-cell>
          <table:table-cell table:formula="of:=([.O$3]*[DefineCargoClasses.C75]+[.O$4]*[DefineCargoClasses.D75]+[.O$5]*[DefineCargoClasses.E75]+[.O$6]*[DefineCargoClasses.F75]+[.O$7]*[DefineCargoClasses.G75]+[.O$8]*[DefineCargoClasses.H75]+[.O$9]*[DefineCargoClasses.I75]+[.O$10]*[DefineCargoClasses.J75]+[.O$11]*[DefineCargoClasses.K75]+[.O$12]*[DefineCargoClasses.L75]) = SUM([DefineCargoClasses.C75:.L75])" office:value-type="boolean" office:boolean-value="true">
            <text:p>TRUE</text:p>
          </table:table-cell>
          <table:table-cell table:number-columns-repeated="6"/>
        </table:table-row>
        <table:table-row table:style-name="ro1" table:number-rows-repeated="23">
          <table:table-cell table:number-columns-repeated="20"/>
        </table:table-row>
        <table:table-row table:style-name="ro1">
          <table:table-cell table:number-columns-repeated="8"/>
          <table:table-cell table:formula="of:=IF([.J98];[DefineCargoClasses.A99];&quot;&quot;)">
            <text:p/>
          </table:table-cell>
          <table:table-cell/>
          <table:table-cell table:number-columns-repeated="10"/>
        </table:table-row>
        <table:table-row table:style-name="ro1">
          <table:table-cell table:number-columns-repeated="8"/>
          <table:table-cell table:formula="of:=IF([.J99];[DefineCargoClasses.A100];&quot;&quot;)">
            <text:p/>
          </table:table-cell>
          <table:table-cell/>
          <table:table-cell table:number-columns-repeated="10"/>
        </table:table-row>
        <table:table-row table:style-name="ro1">
          <table:table-cell table:number-columns-repeated="8"/>
          <table:table-cell table:formula="of:=IF([.J100];[DefineCargoClasses.A101];&quot;&quot;)">
            <text:p/>
          </table:table-cell>
          <table:table-cell/>
          <table:table-cell table:number-columns-repeated="10"/>
        </table:table-row>
        <table:table-row table:style-name="ro1" table:number-rows-repeated="6543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DefineCargoClasses" table:style-name="ta1" table:print="false">
        <office:forms form:automatic-focus="false" form:apply-design-mode="false"/>
        <table:table-column table:style-name="co1" table:number-columns-repeated="13" table:default-cell-style-name="Default"/>
        <table:table-row table:style-name="ro1">
          <table:table-cell office:value-type="string">
            <text:p>Shorthand</text:p>
          </table:table-cell>
          <table:table-cell office:value-type="string">
            <text:p>Name</text:p>
          </table:table-cell>
          <table:table-cell office:value-type="string">
            <text:p>CargoClass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Passengers</text:p>
          </table:table-cell>
          <table:table-cell office:value-type="string">
            <text:p>Mail (2)</text:p>
          </table:table-cell>
          <table:table-cell office:value-type="string">
            <text:p>Express (4)</text:p>
          </table:table-cell>
          <table:table-cell office:value-type="string">
            <text:p>Armored (8)</text:p>
          </table:table-cell>
          <table:table-cell office:value-type="string">
            <text:p>Bulk (10)</text:p>
          </table:table-cell>
          <table:table-cell office:value-type="string">
            <text:p>Pieces (20)</text:p>
          </table:table-cell>
          <table:table-cell office:value-type="string">
            <text:p>Liquids (40)</text:p>
          </table:table-cell>
          <table:table-cell office:value-type="string">
            <text:p>Refrigerated (80)</text:p>
          </table:table-cell>
          <table:table-cell office:value-type="string">
            <text:p>Hazardous (100)</text:p>
          </table:table-cell>
          <table:table-cell office:value-type="string">
            <text:p>Covered(200)</text:p>
          </table:table-cell>
          <table:table-cell office:value-type="string">
            <text:p>Special(8000)</text:p>
          </table:table-cell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table:formula="of:=HEX2DEC(8000)" office:value-type="float" office:value="32768">
            <text:p>32768</text:p>
          </table:table-cell>
        </table:table-row>
        <table:table-row table:style-name="ro1">
          <table:table-cell office:value-type="string">
            <text:p>ALUM</text:p>
          </table:table-cell>
          <table:table-cell office:value-type="string">
            <text:p>Aluminum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AORE</text:p>
          </table:table-cell>
          <table:table-cell office:value-type="string">
            <text:p>Bauxi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BATT</text:p>
          </table:table-cell>
          <table:table-cell office:value-type="string">
            <text:p>Batter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RCK</text:p>
          </table:table-cell>
          <table:table-cell office:value-type="string">
            <text:p>Bric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BUBL</text:p>
          </table:table-cell>
          <table:table-cell office:value-type="string">
            <text:p>Bubb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A</text:p>
          </table:table-cell>
          <table:table-cell office:value-type="string">
            <text:p>Ceramic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ERE</text:p>
          </table:table-cell>
          <table:table-cell office:value-type="string">
            <text:p>Cereal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LAY</text:p>
          </table:table-cell>
          <table:table-cell office:value-type="string">
            <text:p>Clay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MNT</text:p>
          </table:table-cell>
          <table:table-cell office:value-type="string">
            <text:p>Cemen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AL</text:p>
          </table:table-cell>
          <table:table-cell office:value-type="string">
            <text:p>Coa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OLA</text:p>
          </table:table-cell>
          <table:table-cell office:value-type="string">
            <text:p>Cola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COPR</text:p>
          </table:table-cell>
          <table:table-cell office:value-type="string">
            <text:p>Cop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CORE</text:p>
          </table:table-cell>
          <table:table-cell office:value-type="string">
            <text:p>Copper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CD</text:p>
          </table:table-cell>
          <table:table-cell office:value-type="string">
            <text:p>Cotton Candy (Candyflos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CTTN</text:p>
          </table:table-cell>
          <table:table-cell office:value-type="string">
            <text:p>Cotton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DIAM</text:p>
          </table:table-cell>
          <table:table-cell office:value-type="string">
            <text:p>Diamond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DURA</text:p>
          </table:table-cell>
          <table:table-cell office:value-type="string">
            <text:p>Depeleted 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DYES</text:p>
          </table:table-cell>
          <table:table-cell office:value-type="string">
            <text:p>Dyes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ENSP</text:p>
          </table:table-cell>
          <table:table-cell office:value-type="string">
            <text:p>Engineering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ERT</text:p>
          </table:table-cell>
          <table:table-cell office:value-type="string">
            <text:p>Fertiliser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FICR</text:p>
          </table:table-cell>
          <table:table-cell office:value-type="string">
            <text:p>Fibre crops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ISH</text:p>
          </table:table-cell>
          <table:table-cell office:value-type="string">
            <text:p>Fish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MSP</text:p>
          </table:table-cell>
          <table:table-cell office:value-type="string">
            <text:p>Farm Suppli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FOOD</text:p>
          </table:table-cell>
          <table:table-cell office:value-type="string">
            <text:p>F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FRUT</text:p>
          </table:table-cell>
          <table:table-cell office:value-type="string">
            <text:p>Fruit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FZDR</text:p>
          </table:table-cell>
          <table:table-cell office:value-type="string">
            <text:p>Fizzy Drink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EAR</text:p>
          </table:table-cell>
          <table:table-cell office:value-type="string">
            <text:p>Locomotive regearing</text:p>
          </table:table-cell>
          <table:table-cell table:number-columns-repeated="10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GLAS</text:p>
          </table:table-cell>
          <table:table-cell office:value-type="string">
            <text:p>Glas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GOLD</text:p>
          </table:table-cell>
          <table:table-cell office:value-type="string">
            <text:p>Gold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GOOD</text:p>
          </table:table-cell>
          <table:table-cell office:value-type="string">
            <text:p>Good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GRAI</text:p>
          </table:table-cell>
          <table:table-cell office:value-type="string">
            <text:p>Grain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GRVL</text:p>
          </table:table-cell>
          <table:table-cell office:value-type="string">
            <text:p>Gravel / Ballas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IORE</text:p>
          </table:table-cell>
          <table:table-cell office:value-type="string">
            <text:p>Iron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IME</text:p>
          </table:table-cell>
          <table:table-cell office:value-type="string">
            <text:p>Limesto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LVST</text:p>
          </table:table-cell>
          <table:table-cell office:value-type="string">
            <text:p>Livestock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MAIL</text:p>
          </table:table-cell>
          <table:table-cell office:value-type="string">
            <text:p>Mail</text:p>
          </table:table-cell>
          <table:table-cell/>
          <table:table-cell office:value-type="float" office:value="1">
            <text:p>1</text:p>
          </table:table-cell>
          <table:table-cell table:number-columns-repeated="8"/>
          <table:table-cell/>
        </table:table-row>
        <table:table-row table:style-name="ro1">
          <table:table-cell office:value-type="string">
            <text:p>MAIZ</text:p>
          </table:table-cell>
          <table:table-cell office:value-type="string">
            <text:p>Maiz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MILK</text:p>
          </table:table-cell>
          <table:table-cell office:value-type="string">
            <text:p>Milk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number-columns-repeated="2"/>
          <table:table-cell/>
        </table:table-row>
        <table:table-row table:style-name="ro1">
          <table:table-cell office:value-type="string">
            <text:p>OIL_</text:p>
          </table:table-cell>
          <table:table-cell office:value-type="string">
            <text:p>Oi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OLSD</text:p>
          </table:table-cell>
          <table:table-cell office:value-type="string">
            <text:p>Oil seeds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PAPR</text:p>
          </table:table-cell>
          <table:table-cell office:value-type="string">
            <text:p>Pap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RT</text:p>
          </table:table-cell>
          <table:table-cell office:value-type="string">
            <text:p>Part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PASS</text:p>
          </table:table-cell>
          <table:table-cell office:value-type="string">
            <text:p>Passengers</text:p>
          </table:table-cell>
          <table:table-cell office:value-type="float" office:value="1">
            <text:p>1</text:p>
          </table:table-cell>
          <table:table-cell table:number-columns-repeated="9"/>
          <table:table-cell/>
        </table:table-row>
        <table:table-row table:style-name="ro1">
          <table:table-cell office:value-type="string">
            <text:p>PETR</text:p>
          </table:table-cell>
          <table:table-cell office:value-type="string">
            <text:p>Petrol (ECS) / Fuel Oil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AS</text:p>
          </table:table-cell>
          <table:table-cell office:value-type="string">
            <text:p>Plastic (ECS)</text:p>
          </table:table-cell>
          <table:table-cell table:number-columns-repeated="5"/>
          <table:table-cell table:number-columns-repeated="2"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LST</text:p>
          </table:table-cell>
          <table:table-cell office:value-type="string">
            <text:p>Plastic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POTA</text:p>
          </table:table-cell>
          <table:table-cell office:value-type="string">
            <text:p>Potash (EC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RFPR</text:p>
          </table:table-cell>
          <table:table-cell office:value-type="string">
            <text:p>Refinery Products (ECS) / Chemicals (FIRS)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RUBR</text:p>
          </table:table-cell>
          <table:table-cell office:value-type="string">
            <text:p>Rubber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AND</text:p>
          </table:table-cell>
          <table:table-cell office:value-type="string">
            <text:p>Sand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CRP</text:p>
          </table:table-cell>
          <table:table-cell office:value-type="string">
            <text:p>Scrap Metal (FIRS)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GCN</text:p>
          </table:table-cell>
          <table:table-cell office:value-type="string">
            <text:p>Sugar Can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TEL</text:p>
          </table:table-cell>
          <table:table-cell office:value-type="string">
            <text:p>Stee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UGR</text:p>
          </table:table-cell>
          <table:table-cell office:value-type="string">
            <text:p>Suga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ULP</text:p>
          </table:table-cell>
          <table:table-cell office:value-type="string">
            <text:p>Sulphu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SVSP</text:p>
          </table:table-cell>
          <table:table-cell office:value-type="string">
            <text:p>Survey Supplies (FIRS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SWET</text:p>
          </table:table-cell>
          <table:table-cell office:value-type="string">
            <text:p>Sweets (Candy)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FF</text:p>
          </table:table-cell>
          <table:table-cell office:value-type="string">
            <text:p>Toffe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TOUR</text:p>
          </table:table-cell>
          <table:table-cell office:value-type="string">
            <text:p>Tourists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7"/>
          <table:table-cell/>
        </table:table-row>
        <table:table-row table:style-name="ro1">
          <table:table-cell office:value-type="string">
            <text:p>TOYS</text:p>
          </table:table-cell>
          <table:table-cell office:value-type="string">
            <text:p>Toy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TWOD</text:p>
          </table:table-cell>
          <table:table-cell office:value-type="string">
            <text:p>Tropic 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UORE</text:p>
          </table:table-cell>
          <table:table-cell office:value-type="string">
            <text:p>Uranium Or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URAN</text:p>
          </table:table-cell>
          <table:table-cell office:value-type="string">
            <text:p>Uranium</text:p>
          </table:table-cell>
          <table:table-cell table:number-columns-repeated="8"/>
          <table:table-cell office:value-type="float" office:value="1">
            <text:p>1</text:p>
          </table:table-cell>
          <table:table-cell/>
          <table:table-cell/>
        </table:table-row>
        <table:table-row table:style-name="ro1">
          <table:table-cell office:value-type="string">
            <text:p>VALU</text:p>
          </table:table-cell>
          <table:table-cell office:value-type="string">
            <text:p>Valuable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6"/>
          <table:table-cell/>
        </table:table-row>
        <table:table-row table:style-name="ro1">
          <table:table-cell office:value-type="string">
            <text:p>VEHI</text:p>
          </table:table-cell>
          <table:table-cell office:value-type="string">
            <text:p>Vehicles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ATR</text:p>
          </table:table-cell>
          <table:table-cell office:value-type="string">
            <text:p>Water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3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Lumber (FIRS)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DPR</text:p>
          </table:table-cell>
          <table:table-cell office:value-type="string">
            <text:p>Wood Products (ECS)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HEA</text:p>
          </table:table-cell>
          <table:table-cell office:value-type="string">
            <text:p>Wheat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  <table:table-row table:style-name="ro1">
          <table:table-cell office:value-type="string">
            <text:p>WOOD</text:p>
          </table:table-cell>
          <table:table-cell office:value-type="string">
            <text:p>Wood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OOL</text:p>
          </table:table-cell>
          <table:table-cell office:value-type="string">
            <text:p>Wool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4"/>
          <table:table-cell/>
        </table:table-row>
        <table:table-row table:style-name="ro1">
          <table:table-cell office:value-type="string">
            <text:p>WSTE</text:p>
          </table:table-cell>
          <table:table-cell office:value-type="string">
            <text:p>Waste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5"/>
          <table:table-cell/>
        </table:table-row>
      </table:table>
      <table:table table:name="one_wagon" table:style-name="ta1" table:print="false">
        <table:table-column table:style-name="co1" table:number-columns-repeated="3" table:default-cell-style-name="Default"/>
        <table:table-column table:style-name="co8" table:default-cell-style-name="ce12"/>
        <table:table-column table:style-name="co9" table:default-cell-style-name="ce20"/>
        <table:table-column table:style-name="co1" table:number-columns-repeated="2" table:default-cell-style-name="Default"/>
        <table:table-column table:style-name="co1" table:default-cell-style-name="ce12"/>
        <table:table-column table:style-name="co10" table:default-cell-style-name="Default"/>
        <table:table-column table:style-name="co1" table:default-cell-style-name="ce12"/>
        <table:table-column table:style-name="co1" table:number-columns-repeated="1014" table:default-cell-style-name="Default"/>
        <table:table-row table:style-name="ro1">
          <table:table-cell table:style-name="ce1"/>
          <table:table-cell table:style-name="ce9" office:value-type="string" table:number-columns-spanned="3" table:number-rows-spanned="1">
            <text:p>cargo translation table (1D)</text:p>
          </table:table-cell>
          <table:covered-table-cell table:style-name="ce1"/>
          <table:covered-table-cell table:style-name="ce11"/>
          <table:table-cell table:style-name="ce19" office:value-type="string" table:number-columns-spanned="4" table:number-rows-spanned="1">
            <text:p>cargo classes</text:p>
          </table:table-cell>
          <table:covered-table-cell table:number-columns-repeated="2" table:style-name="ce1"/>
          <table:covered-table-cell table:style-name="ce11"/>
          <table:table-cell table:style-name="ce1" office:value-type="string">
            <text:p>actual cargo</text:p>
          </table:table-cell>
          <table:table-cell table:style-name="ce11"/>
          <table:table-cell table:style-name="ce1" table:number-columns-repeated="1014"/>
        </table:table-row>
        <table:table-row table:style-name="ro1">
          <table:table-cell office:value-type="string">
            <text:p>Shortname</text:p>
          </table:table-cell>
          <table:table-cell office:value-type="string">
            <text:p>cargo</text:p>
          </table:table-cell>
          <table:table-cell office:value-type="string">
            <text:p>value</text:p>
          </table:table-cell>
          <table:table-cell office:value-type="string">
            <text:p>xor value</text:p>
          </table:table-cell>
          <table:table-cell table:number-columns-repeated="2"/>
          <table:table-cell office:value-type="string">
            <text:p>Allow (28)</text:p>
          </table:table-cell>
          <table:table-cell office:value-type="string">
            <text:p>Disallow (29)</text:p>
          </table:table-cell>
          <table:table-cell table:number-columns-repeated="2"/>
          <table:table-cell office:value-type="string">
            <text:p>28 and not 29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al</text:p>
          </table:table-cell>
          <table:table-cell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office:value-type="string">
            <text:p>Passenger</text:p>
          </table:table-cell>
          <table:table-cell office:value-type="float" office:value="1">
            <text:p>1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3];[.B3];&quot;&quot;)">
            <text:p/>
          </table:table-cell>
          <table:table-cell table:style-name="ce40" table:formula="of:=[.K3] &lt;&gt; [.D3]" office:value-type="boolean" office:boolean-value="false">
            <text:p>FALSE</text:p>
          </table:table-cell>
          <table:table-cell table:formula="of:=[.P3]" office:value-type="boolean" office:boolean-value="false">
            <text:p>FALSE</text:p>
          </table:table-cell>
          <table:table-cell table:formula="of:=[.D3]" office:value-type="float" office:value="0">
            <text:p>0</text:p>
          </table:table-cell>
          <table:table-cell table:formula="of:=[.G3]*[.F3]" office:value-type="float" office:value="0">
            <text:p>0</text:p>
          </table:table-cell>
          <table:table-cell table:formula="of:=[.H3]*[.F3]" office:value-type="float" office:value="1">
            <text:p>1</text:p>
          </table:table-cell>
          <table:table-cell table:formula="of:=[.C3]*[.D3]" office:value-type="float" office:value="0">
            <text:p>0</text:p>
          </table:table-cell>
          <table:table-cell table:formula="of:=AND([.M3];NOT([.N3]))" office:value-type="boolean" office:boolean-value="false">
            <text:p>FALSE</text:p>
          </table:table-cell>
          <table:table-cell table:formula="of:=[.E3]" office:value-type="string" office:string-value="Passenger">
            <text:p>Passenger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ater</text:p>
          </table:table-cell>
          <table:table-cell office:value-type="float" office:value="2">
            <text:p>2</text:p>
          </table:table-cell>
          <table:table-cell table:style-name="ce35"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2">
            <text:p>2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4];[.B4];&quot;&quot;)">
            <text:p/>
          </table:table-cell>
          <table:table-cell table:style-name="ce40" table:formula="of:=[.K4] &lt;&gt; [.D4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4]" office:value-type="float" office:value="0">
            <text:p>0</text:p>
          </table:table-cell>
          <table:table-cell table:formula="of:=[.G4]*[.F4]" office:value-type="float" office:value="0">
            <text:p>0</text:p>
          </table:table-cell>
          <table:table-cell table:formula="of:=[.H4]*[.F4]" office:value-type="float" office:value="2">
            <text:p>2</text:p>
          </table:table-cell>
          <table:table-cell table:formula="of:=[.C4]*[.D4]" office:value-type="float" office:value="0">
            <text:p>0</text:p>
          </table:table-cell>
          <table:table-cell table:formula="of:=AND([.M4];NOT([.N4]))" office:value-type="boolean" office:boolean-value="false">
            <text:p>FALSE</text:p>
          </table:table-cell>
          <table:table-cell table:formula="of:=[.E4]" office:value-type="string" office:string-value="Mail">
            <text:p>Mail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Rubber</text:p>
          </table:table-cell>
          <table:table-cell office:value-type="float" office:value="4">
            <text:p>4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Express (Goods,Food,Candy</text:p>
          </table:table-cell>
          <table:table-cell table:formula="of:=[.F4]*2" office:value-type="float" office:value="4">
            <text:p>4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formula="of:=IF([.J5];[.B5];&quot;&quot;)">
            <text:p/>
          </table:table-cell>
          <table:table-cell table:style-name="ce40" table:formula="of:=[.K5] &lt;&gt; [.D5]" office:value-type="boolean" office:boolean-value="false">
            <text:p>FALSE</text:p>
          </table:table-cell>
          <table:table-cell table:formula="of:=[.P4]" office:value-type="boolean" office:boolean-value="false">
            <text:p>FALSE</text:p>
          </table:table-cell>
          <table:table-cell table:formula="of:=[.D5]" office:value-type="boolean" office:boolean-value="false">
            <text:p>FALSE</text:p>
          </table:table-cell>
          <table:table-cell table:formula="of:=[.G5]*[.F5]" office:value-type="float" office:value="0">
            <text:p>0</text:p>
          </table:table-cell>
          <table:table-cell table:formula="of:=[.H5]*[.F5]" office:value-type="float" office:value="0">
            <text:p>0</text:p>
          </table:table-cell>
          <table:table-cell table:formula="of:=[.C5]*[.D5]" office:value-type="float" office:value="0">
            <text:p>0</text:p>
          </table:table-cell>
          <table:table-cell table:formula="of:=AND([.M5];NOT([.N5]))" office:value-type="boolean" office:boolean-value="false">
            <text:p>FALSE</text:p>
          </table:table-cell>
          <table:table-cell table:formula="of:=[.E5]" office:value-type="string" office:string-value="Express (Goods,Food,Candy">
            <text:p>Express (Goods,Food,Candy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l</text:p>
          </table:table-cell>
          <table:table-cell office:value-type="float" office:value="8">
            <text:p>8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Armored cargo (Valuables,Gold,Diamonds)</text:p>
          </table:table-cell>
          <table:table-cell table:formula="of:=[.F5]*2" office:value-type="float" office:value="8">
            <text:p>8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6];[.B6];&quot;&quot;)">
            <text:p/>
          </table:table-cell>
          <table:table-cell table:style-name="ce40" table:formula="of:=[.K6] &lt;&gt; [.D6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6]" office:value-type="boolean" office:boolean-value="false">
            <text:p>FALSE</text:p>
          </table:table-cell>
          <table:table-cell table:formula="of:=[.G6]*[.F6]" office:value-type="float" office:value="0">
            <text:p>0</text:p>
          </table:table-cell>
          <table:table-cell table:formula="of:=[.H6]*[.F6]" office:value-type="float" office:value="8">
            <text:p>8</text:p>
          </table:table-cell>
          <table:table-cell table:formula="of:=[.C6]*[.D6]" office:value-type="float" office:value="0">
            <text:p>0</text:p>
          </table:table-cell>
          <table:table-cell table:formula="of:=AND([.M6];NOT([.N6]))" office:value-type="boolean" office:boolean-value="false">
            <text:p>FALSE</text:p>
          </table:table-cell>
          <table:table-cell table:formula="of:=[.E6]" office:value-type="string" office:string-value="Armored cargo (Valuables,Gold,Diamonds)">
            <text:p>Armored cargo (Valuables,Gold,Diamonds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Oil</text:p>
          </table:table-cell>
          <table:table-cell office:value-type="float" office:value="16">
            <text:p>16</text:p>
          </table:table-cell>
          <table:table-cell table:style-name="ce35" office:value-type="float" office:value="0">
            <text:p>0</text:p>
          </table:table-cell>
          <table:table-cell office:value-type="string">
            <text:p>Bulk freight (Coal, Grain, etc, Ore, Fruit)</text:p>
          </table:table-cell>
          <table:table-cell table:formula="of:=[.F6]*2" office:value-type="float" office:value="16">
            <text:p>16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7];[.B7];&quot;&quot;)" office:value-type="string" office:string-value="Oil">
            <text:p>Oil</text:p>
          </table:table-cell>
          <table:table-cell table:style-name="ce40" table:formula="of:=[.K7] &lt;&gt; [.D7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7]" office:value-type="float" office:value="0">
            <text:p>0</text:p>
          </table:table-cell>
          <table:table-cell table:formula="of:=[.G7]*[.F7]" office:value-type="float" office:value="0">
            <text:p>0</text:p>
          </table:table-cell>
          <table:table-cell table:formula="of:=[.H7]*[.F7]" office:value-type="float" office:value="16">
            <text:p>16</text:p>
          </table:table-cell>
          <table:table-cell table:formula="of:=[.C7]*[.D7]" office:value-type="float" office:value="0">
            <text:p>0</text:p>
          </table:table-cell>
          <table:table-cell table:formula="of:=AND([.M7];NOT([.N7]))" office:value-type="boolean" office:boolean-value="false">
            <text:p>FALSE</text:p>
          </table:table-cell>
          <table:table-cell table:formula="of:=[.E7]" office:value-type="string" office:string-value="Bulk freight (Coal, Grain, etc, Ore, Fruit)">
            <text:p>Bulk freight (Coal, Grain, etc, Ore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Cereals</text:p>
          </table:table-cell>
          <table:table-cell office:value-type="float" office:value="32">
            <text:p>32</text:p>
          </table:table-cell>
          <table:table-cell table:style-name="ce35" office:value-type="float" office:value="0">
            <text:p>0</text:p>
          </table:table-cell>
          <table:table-cell office:value-type="string">
            <text:p>Piece goods (Livestock, Wood, Steel, Paper)</text:p>
          </table:table-cell>
          <table:table-cell table:formula="of:=[.F7]*2" office:value-type="float" office:value="32">
            <text:p>32</text:p>
          </table:table-cell>
          <table:table-cell table:style-name="ce38" office:value-type="float" office:value="1">
            <text:p>1</text:p>
          </table:table-cell>
          <table:table-cell table:style-name="ce35" office:value-type="float" office:value="0">
            <text:p>0</text:p>
          </table:table-cell>
          <table:table-cell table:formula="of:=IF([.J8];[.B8];&quot;&quot;)">
            <text:p/>
          </table:table-cell>
          <table:table-cell table:style-name="ce40" table:formula="of:=[.K8] &lt;&gt; [.D8]" office:value-type="boolean" office:boolean-value="false">
            <text:p>FALSE</text:p>
          </table:table-cell>
          <table:table-cell table:formula="of:=[.P5]" office:value-type="boolean" office:boolean-value="false">
            <text:p>FALSE</text:p>
          </table:table-cell>
          <table:table-cell table:formula="of:=[.D8]" office:value-type="float" office:value="0">
            <text:p>0</text:p>
          </table:table-cell>
          <table:table-cell table:formula="of:=[.G8]*[.F8]" office:value-type="float" office:value="32">
            <text:p>32</text:p>
          </table:table-cell>
          <table:table-cell table:formula="of:=[.H8]*[.F8]" office:value-type="float" office:value="0">
            <text:p>0</text:p>
          </table:table-cell>
          <table:table-cell table:formula="of:=[.C8]*[.D8]" office:value-type="float" office:value="0">
            <text:p>0</text:p>
          </table:table-cell>
          <table:table-cell table:formula="of:=AND([.M8];NOT([.N8]))" office:value-type="boolean" office:boolean-value="true">
            <text:p>TRUE</text:p>
          </table:table-cell>
          <table:table-cell table:formula="of:=[.E8]" office:value-type="string" office:string-value="Piece goods (Livestock, Wood, Steel, Paper)">
            <text:p>Piece goods (Livestock, Wood, Steel, Pap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Grain</text:p>
          </table:table-cell>
          <table:table-cell office:value-type="float" office:value="64">
            <text:p>64</text:p>
          </table:table-cell>
          <table:table-cell table:style-name="ce35" office:value-type="float" office:value="0">
            <text:p>0</text:p>
          </table:table-cell>
          <table:table-cell office:value-type="string">
            <text:p>Liquids (Oil, Water, Rubber)</text:p>
          </table:table-cell>
          <table:table-cell table:formula="of:=[.F8]*2" office:value-type="float" office:value="64">
            <text:p>64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9];[.B9];&quot;&quot;)">
            <text:p/>
          </table:table-cell>
          <table:table-cell table:style-name="ce40" table:formula="of:=[.K9] &lt;&gt; [.D9]" office:value-type="boolean" office:boolean-value="false">
            <text:p>FALSE</text:p>
          </table:table-cell>
          <table:table-cell table:formula="of:=AND([.P7];[.P12])" office:value-type="boolean" office:boolean-value="false">
            <text:p>FALSE</text:p>
          </table:table-cell>
          <table:table-cell table:formula="of:=[.D9]" office:value-type="float" office:value="0">
            <text:p>0</text:p>
          </table:table-cell>
          <table:table-cell table:formula="of:=[.G9]*[.F9]" office:value-type="float" office:value="0">
            <text:p>0</text:p>
          </table:table-cell>
          <table:table-cell table:formula="of:=[.H9]*[.F9]" office:value-type="float" office:value="64">
            <text:p>64</text:p>
          </table:table-cell>
          <table:table-cell table:formula="of:=[.C9]*[.D9]" office:value-type="float" office:value="0">
            <text:p>0</text:p>
          </table:table-cell>
          <table:table-cell table:formula="of:=AND([.M9];NOT([.N9]))" office:value-type="boolean" office:boolean-value="false">
            <text:p>FALSE</text:p>
          </table:table-cell>
          <table:table-cell table:formula="of:=[.E9]" office:value-type="string" office:string-value="Liquids (Oil, Water, Rubber)">
            <text:p>Liquids (Oil, Water, Rubber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heet</text:p>
          </table:table-cell>
          <table:table-cell table:formula="of:=[.C9]*2" office:value-type="float" office:value="128">
            <text:p>128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Refrigerated goods (Food, Fruit)</text:p>
          </table:table-cell>
          <table:table-cell table:formula="of:=[.F9]*2" office:value-type="float" office:value="128">
            <text:p>128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10];[.B10];&quot;&quot;)" office:value-type="string" office:string-value="Wheet">
            <text:p>Wheet</text:p>
          </table:table-cell>
          <table:table-cell table:style-name="ce40" table:formula="of:=[.K10] &lt;&gt; [.D10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0]" office:value-type="boolean" office:boolean-value="false">
            <text:p>FALSE</text:p>
          </table:table-cell>
          <table:table-cell table:formula="of:=[.G10]*[.F10]" office:value-type="float" office:value="0">
            <text:p>0</text:p>
          </table:table-cell>
          <table:table-cell table:formula="of:=[.H10]*[.F10]" office:value-type="float" office:value="128">
            <text:p>128</text:p>
          </table:table-cell>
          <table:table-cell table:formula="of:=[.C10]*[.D10]" office:value-type="float" office:value="0">
            <text:p>0</text:p>
          </table:table-cell>
          <table:table-cell table:formula="of:=AND([.M10];NOT([.N10]))" office:value-type="boolean" office:boolean-value="false">
            <text:p>FALSE</text:p>
          </table:table-cell>
          <table:table-cell table:formula="of:=[.E10]" office:value-type="string" office:string-value="Refrigerated goods (Food, Fruit)">
            <text:p>Refrigerated goods (Food, Fruit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Maize</text:p>
          </table:table-cell>
          <table:table-cell table:formula="of:=[.C10]*2" office:value-type="float" office:value="256">
            <text:p>256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Hazardous cargo (radioactives, explosives etc)</text:p>
          </table:table-cell>
          <table:table-cell table:formula="of:=[.F10]*2" office:value-type="float" office:value="256">
            <text:p>256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formula="of:=IF([.J11];[.B11];&quot;&quot;)">
            <text:p/>
          </table:table-cell>
          <table:table-cell table:style-name="ce40" table:formula="of:=[.K11] &lt;&gt; [.D11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1]" office:value-type="boolean" office:boolean-value="false">
            <text:p>FALSE</text:p>
          </table:table-cell>
          <table:table-cell table:formula="of:=[.G11]*[.F11]" office:value-type="float" office:value="0">
            <text:p>0</text:p>
          </table:table-cell>
          <table:table-cell table:formula="of:=[.H11]*[.F11]" office:value-type="float" office:value="0">
            <text:p>0</text:p>
          </table:table-cell>
          <table:table-cell table:formula="of:=[.C11]*[.D11]" office:value-type="float" office:value="0">
            <text:p>0</text:p>
          </table:table-cell>
          <table:table-cell table:formula="of:=AND([.M11];NOT([.N11]))" office:value-type="boolean" office:boolean-value="false">
            <text:p>FALSE</text:p>
          </table:table-cell>
          <table:table-cell table:formula="of:=[.E11]" office:value-type="string" office:string-value="Hazardous cargo (radioactives, explosives etc)">
            <text:p>Hazardous cargo (radioactives, explosives etc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</text:p>
          </table:table-cell>
          <table:table-cell table:formula="of:=[.C11]*2" office:value-type="float" office:value="512">
            <text:p>512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covered freight (box vans, silo wagons...)</text:p>
          </table:table-cell>
          <table:table-cell table:formula="of:=[.F11]*2" office:value-type="float" office:value="512">
            <text:p>512</text:p>
          </table:table-cell>
          <table:table-cell table:style-name="ce38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formula="of:=IF([.J12];[.B12];&quot;&quot;)" office:value-type="string" office:string-value="Wood">
            <text:p>Wood</text:p>
          </table:table-cell>
          <table:table-cell table:style-name="ce40" table:formula="of:=[.K12] &lt;&gt; [.D12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2]" office:value-type="boolean" office:boolean-value="false">
            <text:p>FALSE</text:p>
          </table:table-cell>
          <table:table-cell table:formula="of:=[.G12]*[.F12]" office:value-type="float" office:value="0">
            <text:p>0</text:p>
          </table:table-cell>
          <table:table-cell table:formula="of:=[.H12]*[.F12]" office:value-type="float" office:value="512">
            <text:p>512</text:p>
          </table:table-cell>
          <table:table-cell table:formula="of:=[.C12]*[.D12]" office:value-type="float" office:value="0">
            <text:p>0</text:p>
          </table:table-cell>
          <table:table-cell table:formula="of:=AND([.M12];NOT([.N12]))" office:value-type="boolean" office:boolean-value="false">
            <text:p>FALSE</text:p>
          </table:table-cell>
          <table:table-cell table:formula="of:=[.E12]" office:value-type="string" office:string-value="covered freight (box vans, silo wagons...)">
            <text:p>covered freight (box vans, silo wagons...)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Wood (Tropical)</text:p>
          </table:table-cell>
          <table:table-cell table:formula="of:=[.C12]*2" office:value-type="float" office:value="1024">
            <text:p>1024</text:p>
          </table:table-cell>
          <table:table-cell table:style-name="ce36" office:value-type="boolean" office:boolean-value="false">
            <text:p>FALSE</text:p>
          </table:table-cell>
          <table:table-cell table:number-columns-repeated="2"/>
          <table:table-cell table:style-name="ce39" table:formula="of:=SUM([.M3:.M12])" office:value-type="float" office:value="32">
            <text:p>32</text:p>
          </table:table-cell>
          <table:table-cell table:style-name="ce37" table:formula="of:=SUM([.N3:.N12])" office:value-type="float" office:value="731">
            <text:p>731</text:p>
          </table:table-cell>
          <table:table-cell table:formula="of:=IF([.J13];[.B13];&quot;&quot;)">
            <text:p/>
          </table:table-cell>
          <table:table-cell table:style-name="ce40" table:formula="of:=[.K13] &lt;&gt; [.D13]" office:value-type="boolean" office:boolean-value="false">
            <text:p>FALSE</text:p>
          </table:table-cell>
          <table:table-cell table:formula="of:=[.P6]" office:value-type="boolean" office:boolean-value="false">
            <text:p>FALSE</text:p>
          </table:table-cell>
          <table:table-cell table:formula="of:=[.D13]" office:value-type="boolean" office:boolean-value="false">
            <text:p>FALSE</text:p>
          </table:table-cell>
          <table:table-cell table:number-columns-repeated="2"/>
          <table:table-cell table:formula="of:=[.C13]*[.D13]" office:value-type="float" office:value="0">
            <text:p>0</text:p>
          </table:table-cell>
          <table:table-cell/>
          <table:table-cell table:number-columns-repeated="1008"/>
        </table:table-row>
        <table:table-row table:style-name="ro1">
          <table:table-cell/>
          <table:table-cell office:value-type="string">
            <text:p>Iron Ore</text:p>
          </table:table-cell>
          <table:table-cell table:formula="of:=[.C13]*2" office:value-type="float" office:value="2048">
            <text:p>2048</text:p>
          </table:table-cell>
          <table:table-cell table:style-name="ce36" office:value-type="boolean" office:boolean-value="false">
            <text:p>FALSE</text:p>
          </table:table-cell>
          <table:table-cell table:number-columns-repeated="2"/>
          <table:table-cell table:formula="of:=DEC2HEX([.G13])" office:value-type="string" office:string-value="20">
            <text:p>20</text:p>
          </table:table-cell>
          <table:table-cell table:formula="of:=DEC2HEX([.H13])" office:value-type="string" office:string-value="2DB">
            <text:p>2DB</text:p>
          </table:table-cell>
          <table:table-cell table:formula="of:=IF([.J14];[.B14];&quot;&quot;)" office:value-type="string" office:string-value="Iron Ore">
            <text:p>Iron Ore</text:p>
          </table:table-cell>
          <table:table-cell table:style-name="ce40" table:formula="of:=[.K14] &lt;&gt; [.D14]" office:value-type="boolean" office:boolean-value="true">
            <text:p>TRUE</text:p>
          </table:table-cell>
          <table:table-cell table:formula="of:=[.P8]" office:value-type="boolean" office:boolean-value="true">
            <text:p>TRUE</text:p>
          </table:table-cell>
          <table:table-cell table:formula="of:=[.D14]" office:value-type="boolean" office:boolean-value="false">
            <text:p>FALSE</text:p>
          </table:table-cell>
          <table:table-cell table:number-columns-repeated="2"/>
          <table:table-cell table:formula="of:=[.C14]*[.D1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Copper Ore</text:p>
          </table:table-cell>
          <table:table-cell table:formula="of:=[.C14]*2" office:value-type="float" office:value="4096">
            <text:p>4096</text:p>
          </table:table-cell>
          <table:table-cell table:style-name="ce36" office:value-type="boolean" office:boolean-value="false">
            <text:p>FALSE</text:p>
          </table:table-cell>
          <table:table-cell table:number-columns-repeated="4"/>
          <table:table-cell table:formula="of:=IF([.J15];[.B15];&quot;&quot;)">
            <text:p/>
          </table:table-cell>
          <table:table-cell table:style-name="ce40" table:formula="of:=[.K15] &lt;&gt; [.D15]" office:value-type="boolean" office:boolean-value="false">
            <text:p>FALSE</text:p>
          </table:table-cell>
          <table:table-cell table:formula="of:=AND([.P5];[.P10])" office:value-type="boolean" office:boolean-value="false">
            <text:p>FALSE</text:p>
          </table:table-cell>
          <table:table-cell table:formula="of:=[.D15]" office:value-type="boolean" office:boolean-value="false">
            <text:p>FALSE</text:p>
          </table:table-cell>
          <table:table-cell table:number-columns-repeated="2"/>
          <table:table-cell table:formula="of:=[.C15]*[.D1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teel</text:p>
          </table:table-cell>
          <table:table-cell table:formula="of:=[.C15]*2" office:value-type="float" office:value="8192">
            <text:p>8192</text:p>
          </table:table-cell>
          <table:table-cell table:style-name="ce36" office:value-type="boolean" office:boolean-value="false">
            <text:p>FALSE</text:p>
          </table:table-cell>
          <table:table-cell office:value-type="string">
            <text:p>possible combinations:</text:p>
          </table:table-cell>
          <table:table-cell table:number-columns-repeated="3"/>
          <table:table-cell table:formula="of:=IF([.J16];[.B16];&quot;&quot;)">
            <text:p/>
          </table:table-cell>
          <table:table-cell table:style-name="ce40" table:formula="of:=[.K16] &lt;&gt; [.D16]" office:value-type="boolean" office:boolean-value="false">
            <text:p>FALSE</text:p>
          </table:table-cell>
          <table:table-cell table:formula="of:=AND([.P7];[.P10])" office:value-type="boolean" office:boolean-value="false">
            <text:p>FALSE</text:p>
          </table:table-cell>
          <table:table-cell table:formula="of:=[.D16]" office:value-type="boolean" office:boolean-value="false">
            <text:p>FALSE</text:p>
          </table:table-cell>
          <table:table-cell table:number-columns-repeated="2"/>
          <table:table-cell table:formula="of:=[.C16]*[.D1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lastic</text:p>
          </table:table-cell>
          <table:table-cell table:formula="of:=[.C16]*2" office:value-type="float" office:value="16384">
            <text:p>1638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pax</text:p>
          </table:table-cell>
          <table:table-cell/>
          <table:table-cell office:value-type="string">
            <text:p>aa0</text:p>
          </table:table-cell>
          <table:table-cell office:value-type="string">
            <text:p>dc</text:p>
          </table:table-cell>
          <table:table-cell table:formula="of:=IF([.J17];[.B17];&quot;&quot;)">
            <text:p/>
          </table:table-cell>
          <table:table-cell table:style-name="ce40" table:formula="of:=[.K17] &lt;&gt; [.D17]" office:value-type="boolean" office:boolean-value="false">
            <text:p>FALSE</text:p>
          </table:table-cell>
          <table:table-cell table:formula="of:=[.P7]" office:value-type="boolean" office:boolean-value="false">
            <text:p>FALSE</text:p>
          </table:table-cell>
          <table:table-cell table:formula="of:=[.D17]" office:value-type="boolean" office:boolean-value="false">
            <text:p>FALSE</text:p>
          </table:table-cell>
          <table:table-cell table:number-columns-repeated="2"/>
          <table:table-cell table:formula="of:=[.C17]*[.D1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Valuables</text:p>
          </table:table-cell>
          <table:table-cell table:formula="of:=[.C17]*2" office:value-type="float" office:value="32768">
            <text:p>32768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mail</text:p>
          </table:table-cell>
          <table:table-cell/>
          <table:table-cell table:formula="of:=HEX2DEC([.G17])" office:value-type="float" office:value="2720">
            <text:p>2720</text:p>
          </table:table-cell>
          <table:table-cell table:formula="of:=HEX2DEC([.H17])" office:value-type="float" office:value="220">
            <text:p>220</text:p>
          </table:table-cell>
          <table:table-cell table:formula="of:=IF([.J18];[.B18];&quot;&quot;)">
            <text:p/>
          </table:table-cell>
          <table:table-cell table:style-name="ce40" table:formula="of:=[.K18] &lt;&gt; [.D18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8]" office:value-type="boolean" office:boolean-value="false">
            <text:p>FALSE</text:p>
          </table:table-cell>
          <table:table-cell table:number-columns-repeated="2"/>
          <table:table-cell table:formula="of:=[.C18]*[.D1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old</text:p>
          </table:table-cell>
          <table:table-cell table:formula="of:=[.C18]*2" office:value-type="float" office:value="65536">
            <text:p>65536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armoured</text:p>
          </table:table-cell>
          <table:table-cell table:number-columns-repeated="3"/>
          <table:table-cell table:formula="of:=IF([.J19];[.B19];&quot;&quot;)">
            <text:p/>
          </table:table-cell>
          <table:table-cell table:style-name="ce40" table:formula="of:=[.K19] &lt;&gt; [.D19]" office:value-type="boolean" office:boolean-value="false">
            <text:p>FALSE</text:p>
          </table:table-cell>
          <table:table-cell table:formula="of:=[.P9]" office:value-type="boolean" office:boolean-value="false">
            <text:p>FALSE</text:p>
          </table:table-cell>
          <table:table-cell table:formula="of:=[.D19]" office:value-type="boolean" office:boolean-value="false">
            <text:p>FALSE</text:p>
          </table:table-cell>
          <table:table-cell table:number-columns-repeated="2"/>
          <table:table-cell table:formula="of:=[.C19]*[.D1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iamonds</text:p>
          </table:table-cell>
          <table:table-cell table:formula="of:=[.C19]*2" office:value-type="float" office:value="131072">
            <text:p>131072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express pieces</text:p>
          </table:table-cell>
          <table:table-cell table:number-columns-repeated="3"/>
          <table:table-cell table:formula="of:=IF([.J20];[.B20];&quot;&quot;)">
            <text:p/>
          </table:table-cell>
          <table:table-cell table:style-name="ce41" table:formula="of:=[.K20] &lt;&gt; [.D20]" office:value-type="boolean" office:boolean-value="false">
            <text:p>FALSE</text:p>
          </table:table-cell>
          <table:table-cell table:style-name="ce42" table:formula="of:=AND([.P7];[.P12])" office:value-type="boolean" office:boolean-value="false">
            <text:p>FALSE</text:p>
          </table:table-cell>
          <table:table-cell table:style-name="ce42" table:formula="of:=[.D20]" office:value-type="boolean" office:boolean-value="false">
            <text:p>FALSE</text:p>
          </table:table-cell>
          <table:table-cell table:number-columns-repeated="2"/>
          <table:table-cell table:formula="of:=[.C20]*[.D2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per</text:p>
          </table:table-cell>
          <table:table-cell table:formula="of:=[.C20]*2" office:value-type="float" office:value="262144">
            <text:p>26214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covered pieces</text:p>
          </table:table-cell>
          <table:table-cell table:number-columns-repeated="3"/>
          <table:table-cell table:formula="of:=IF([.J21];[.B21];&quot;&quot;)">
            <text:p/>
          </table:table-cell>
          <table:table-cell table:style-name="ce41" table:formula="of:=[.K21] &lt;&gt; [.D21]" office:value-type="boolean" office:boolean-value="false">
            <text:p>FALSE</text:p>
          </table:table-cell>
          <table:table-cell table:style-name="ce42" table:formula="of:=[.P5]" office:value-type="boolean" office:boolean-value="false">
            <text:p>FALSE</text:p>
          </table:table-cell>
          <table:table-cell table:style-name="ce42" table:formula="of:=[.D21]" office:value-type="boolean" office:boolean-value="false">
            <text:p>FALSE</text:p>
          </table:table-cell>
          <table:table-cell table:number-columns-repeated="2"/>
          <table:table-cell table:formula="of:=[.C21]*[.D2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ood</text:p>
          </table:table-cell>
          <table:table-cell table:formula="of:=[.C21]*2" office:value-type="float" office:value="524288">
            <text:p>524288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open pieces</text:p>
          </table:table-cell>
          <table:table-cell table:number-columns-repeated="3"/>
          <table:table-cell table:formula="of:=IF([.J22];[.B22];&quot;&quot;)" office:value-type="string" office:string-value="Food">
            <text:p>Food</text:p>
          </table:table-cell>
          <table:table-cell table:style-name="ce41" table:formula="of:=[.K22] &lt;&gt; [.D22]" office:value-type="boolean" office:boolean-value="true">
            <text:p>TRUE</text:p>
          </table:table-cell>
          <table:table-cell table:style-name="ce42" table:formula="of:=[.P8]" office:value-type="boolean" office:boolean-value="true">
            <text:p>TRUE</text:p>
          </table:table-cell>
          <table:table-cell table:style-name="ce42" table:formula="of:=[.D22]" office:value-type="boolean" office:boolean-value="false">
            <text:p>FALSE</text:p>
          </table:table-cell>
          <table:table-cell table:number-columns-repeated="2"/>
          <table:table-cell table:formula="of:=[.C22]*[.D22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ruit</text:p>
          </table:table-cell>
          <table:table-cell table:formula="of:=[.C22]*2" office:value-type="float" office:value="1048576">
            <text:p>1048576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covered bulk</text:p>
          </table:table-cell>
          <table:table-cell table:number-columns-repeated="3"/>
          <table:table-cell table:formula="of:=IF([.J23];[.B23];&quot;&quot;)">
            <text:p/>
          </table:table-cell>
          <table:table-cell table:style-name="ce41" table:formula="of:=[.K23] &lt;&gt; [.D23]" office:value-type="boolean" office:boolean-value="false">
            <text:p>FALSE</text:p>
          </table:table-cell>
          <table:table-cell table:style-name="ce42" table:formula="of:=[.P7]" office:value-type="boolean" office:boolean-value="false">
            <text:p>FALSE</text:p>
          </table:table-cell>
          <table:table-cell table:style-name="ce42" table:formula="of:=[.D23]" office:value-type="boolean" office:boolean-value="false">
            <text:p>FALSE</text:p>
          </table:table-cell>
          <table:table-cell table:number-columns-repeated="2"/>
          <table:table-cell table:formula="of:=[.C23]*[.D23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ish</text:p>
          </table:table-cell>
          <table:table-cell table:formula="of:=[.C23]*2" office:value-type="float" office:value="2097152">
            <text:p>2097152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open bulk</text:p>
          </table:table-cell>
          <table:table-cell table:number-columns-repeated="3"/>
          <table:table-cell table:formula="of:=IF([.J24];[.B24];&quot;&quot;)" office:value-type="string" office:string-value="Fish">
            <text:p>Fish</text:p>
          </table:table-cell>
          <table:table-cell table:style-name="ce41" table:formula="of:=[.K24] &lt;&gt; [.D24]" office:value-type="boolean" office:boolean-value="true">
            <text:p>TRUE</text:p>
          </table:table-cell>
          <table:table-cell table:style-name="ce42" table:formula="of:=[.P8]" office:value-type="boolean" office:boolean-value="true">
            <text:p>TRUE</text:p>
          </table:table-cell>
          <table:table-cell table:style-name="ce42" table:formula="of:=[.D24]" office:value-type="boolean" office:boolean-value="false">
            <text:p>FALSE</text:p>
          </table:table-cell>
          <table:table-cell table:number-columns-repeated="2"/>
          <table:table-cell table:formula="of:=[.C24]*[.D24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l</text:p>
          </table:table-cell>
          <table:table-cell table:formula="of:=[.C24]*2" office:value-type="float" office:value="4194304">
            <text:p>419430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refrigerated bulk</text:p>
          </table:table-cell>
          <table:table-cell table:number-columns-repeated="3"/>
          <table:table-cell table:formula="of:=IF([.J25];[.B25];&quot;&quot;)">
            <text:p/>
          </table:table-cell>
          <table:table-cell table:style-name="ce41" table:formula="of:=[.K25] &lt;&gt; [.D25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5]" office:value-type="boolean" office:boolean-value="false">
            <text:p>FALSE</text:p>
          </table:table-cell>
          <table:table-cell table:number-columns-repeated="2"/>
          <table:table-cell table:formula="of:=[.C25]*[.D25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otash</text:p>
          </table:table-cell>
          <table:table-cell table:formula="of:=[.C25]*2" office:value-type="float" office:value="8388608">
            <text:p>8388608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refrigerated pieces</text:p>
          </table:table-cell>
          <table:table-cell table:number-columns-repeated="3"/>
          <table:table-cell table:formula="of:=IF([.J26];[.B26];&quot;&quot;)">
            <text:p/>
          </table:table-cell>
          <table:table-cell table:style-name="ce41" table:formula="of:=[.K26] &lt;&gt; [.D26]" office:value-type="boolean" office:boolean-value="false">
            <text:p>FALSE</text:p>
          </table:table-cell>
          <table:table-cell table:style-name="ce42" table:formula="of:=[.P5]" office:value-type="boolean" office:boolean-value="false">
            <text:p>FALSE</text:p>
          </table:table-cell>
          <table:table-cell table:style-name="ce42" table:formula="of:=[.D26]" office:value-type="boolean" office:boolean-value="false">
            <text:p>FALSE</text:p>
          </table:table-cell>
          <table:table-cell table:number-columns-repeated="2"/>
          <table:table-cell table:formula="of:=[.C26]*[.D26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Sand</text:p>
          </table:table-cell>
          <table:table-cell table:formula="of:=[.C26]*2" office:value-type="float" office:value="16777216">
            <text:p>16777216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refrigerated liquid</text:p>
          </table:table-cell>
          <table:table-cell table:number-columns-repeated="3"/>
          <table:table-cell table:formula="of:=IF([.J27];[.B27];&quot;&quot;)">
            <text:p/>
          </table:table-cell>
          <table:table-cell table:style-name="ce41" table:formula="of:=[.K27] &lt;&gt; [.D27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7]" office:value-type="boolean" office:boolean-value="false">
            <text:p>FALSE</text:p>
          </table:table-cell>
          <table:table-cell table:number-columns-repeated="2"/>
          <table:table-cell table:formula="of:=[.C27]*[.D27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Glas</text:p>
          </table:table-cell>
          <table:table-cell table:formula="of:=[.C27]*2" office:value-type="float" office:value="33554432">
            <text:p>33554432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liquid</text:p>
          </table:table-cell>
          <table:table-cell table:number-columns-repeated="3"/>
          <table:table-cell table:formula="of:=IF([.J28];[.B28];&quot;&quot;)">
            <text:p/>
          </table:table-cell>
          <table:table-cell table:style-name="ce41" table:formula="of:=[.K28] &lt;&gt; [.D28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8]" office:value-type="boolean" office:boolean-value="false">
            <text:p>FALSE</text:p>
          </table:table-cell>
          <table:table-cell table:number-columns-repeated="2"/>
          <table:table-cell table:formula="of:=[.C28]*[.D28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Wood Products / Lumber</text:p>
          </table:table-cell>
          <table:table-cell table:formula="of:=[.C28]*2" office:value-type="float" office:value="67108864">
            <text:p>67108864</text:p>
          </table:table-cell>
          <table:table-cell table:style-name="ce36" office:value-type="boolean" office:boolean-value="false">
            <text:p>FALSE</text:p>
          </table:table-cell>
          <table:table-cell table:style-name="Default" office:value-type="string">
            <text:p>covered hazardous</text:p>
          </table:table-cell>
          <table:table-cell table:number-columns-repeated="3"/>
          <table:table-cell table:formula="of:=IF([.J29];[.B29];&quot;&quot;)">
            <text:p/>
          </table:table-cell>
          <table:table-cell table:style-name="ce41" table:formula="of:=[.K29] &lt;&gt; [.D29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29]" office:value-type="boolean" office:boolean-value="false">
            <text:p>FALSE</text:p>
          </table:table-cell>
          <table:table-cell table:number-columns-repeated="2"/>
          <table:table-cell table:formula="of:=[.C29]*[.D29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Dyes</text:p>
          </table:table-cell>
          <table:table-cell table:formula="of:=[.C29]*2" office:value-type="float" office:value="134217728">
            <text:p>134217728</text:p>
          </table:table-cell>
          <table:table-cell table:style-name="ce36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0];[.B30];&quot;&quot;)" office:value-type="string" office:string-value="Dyes">
            <text:p>Dyes</text:p>
          </table:table-cell>
          <table:table-cell table:style-name="ce41" table:formula="of:=[.K30] &lt;&gt; [.D30]" office:value-type="boolean" office:boolean-value="true">
            <text:p>TRUE</text:p>
          </table:table-cell>
          <table:table-cell table:style-name="ce42" table:formula="of:=[.P8]" office:value-type="boolean" office:boolean-value="true">
            <text:p>TRUE</text:p>
          </table:table-cell>
          <table:table-cell table:style-name="ce42" table:formula="of:=[.D30]" office:value-type="boolean" office:boolean-value="false">
            <text:p>FALSE</text:p>
          </table:table-cell>
          <table:table-cell table:number-columns-repeated="2"/>
          <table:table-cell table:formula="of:=[.C30]*[.D30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Fertilizer</text:p>
          </table:table-cell>
          <table:table-cell table:formula="of:=[.C30]*2" office:value-type="float" office:value="268435456">
            <text:p>268435456</text:p>
          </table:table-cell>
          <table:table-cell table:style-name="ce36" office:value-type="boolean" office:boolean-value="false">
            <text:p>FALSE</text:p>
          </table:table-cell>
          <table:table-cell table:style-name="Default"/>
          <table:table-cell table:number-columns-repeated="3"/>
          <table:table-cell table:formula="of:=IF([.J31];[.B31];&quot;&quot;)">
            <text:p/>
          </table:table-cell>
          <table:table-cell table:style-name="ce41" table:formula="of:=[.K31] &lt;&gt; [.D31]" office:value-type="boolean" office:boolean-value="false">
            <text:p>FALSE</text:p>
          </table:table-cell>
          <table:table-cell table:style-name="ce42" table:formula="of:=[.P9]" office:value-type="boolean" office:boolean-value="false">
            <text:p>FALSE</text:p>
          </table:table-cell>
          <table:table-cell table:style-name="ce42" table:formula="of:=[.D31]" office:value-type="boolean" office:boolean-value="false">
            <text:p>FALSE</text:p>
          </table:table-cell>
          <table:table-cell table:number-columns-repeated="2"/>
          <table:table-cell table:formula="of:=[.C31]*[.D31]" office:value-type="float" office:value="0">
            <text:p>0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Passengers</text:p>
          </table:table-cell>
          <table:table-cell table:formula="of:=[.C31]*2" office:value-type="float" office:value="536870912">
            <text:p>536870912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2];[.B32];&quot;&quot;)">
            <text:p/>
          </table:table-cell>
          <table:table-cell table:style-name="ce41" table:formula="of:=[.K32] &lt;&gt; [.D32]" office:value-type="boolean" office:boolean-value="false">
            <text:p>FALSE</text:p>
          </table:table-cell>
          <table:table-cell table:style-name="ce42" table:formula="of:=[.P10]" office:value-type="boolean" office:boolean-value="false">
            <text:p>FALSE</text:p>
          </table:table-cell>
          <table:table-cell table:style-name="ce42" table:formula="of:=[.D32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Refinery Prod</text:p>
          </table:table-cell>
          <table:table-cell table:formula="of:=[.C32]*2" office:value-type="float" office:value="1073741824">
            <text:p>1073741824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3];[.B33];&quot;&quot;)">
            <text:p/>
          </table:table-cell>
          <table:table-cell table:style-name="ce41" table:formula="of:=[.K33] &lt;&gt; [.D33]" office:value-type="boolean" office:boolean-value="false">
            <text:p>FALSE</text:p>
          </table:table-cell>
          <table:table-cell table:style-name="ce42" table:formula="of:=[.P11]" office:value-type="boolean" office:boolean-value="false">
            <text:p>FALSE</text:p>
          </table:table-cell>
          <table:table-cell table:style-name="ce42" table:formula="of:=[.D33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Vehicles</text:p>
          </table:table-cell>
          <table:table-cell table:formula="of:=[.C33]*2" office:value-type="float" office:value="2147483648">
            <text:p>2147483648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4];[.B34];&quot;&quot;)">
            <text:p/>
          </table:table-cell>
          <table:table-cell table:style-name="ce41" table:formula="of:=[.K34] &lt;&gt; [.D34]" office:value-type="boolean" office:boolean-value="false">
            <text:p>FALSE</text:p>
          </table:table-cell>
          <table:table-cell table:style-name="ce42" table:formula="of:=[.P12]" office:value-type="boolean" office:boolean-value="false">
            <text:p>FALSE</text:p>
          </table:table-cell>
          <table:table-cell table:style-name="ce42" table:formula="of:=[.D34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Petroleum</text:p>
          </table:table-cell>
          <table:table-cell table:formula="of:=[.C34]*2" office:value-type="float" office:value="4294967296">
            <text:p>4294967296</text:p>
          </table:table-cell>
          <table:table-cell table:style-name="ce35" office:value-type="float" office:value="0">
            <text:p>0</text:p>
          </table:table-cell>
          <table:table-cell table:style-name="Default"/>
          <table:table-cell table:number-columns-repeated="3"/>
          <table:table-cell table:formula="of:=IF([.J35];[.B35];&quot;&quot;)">
            <text:p/>
          </table:table-cell>
          <table:table-cell table:style-name="ce41" table:formula="of:=[.K35] &lt;&gt; [.D35]" office:value-type="boolean" office:boolean-value="false">
            <text:p>FALSE</text:p>
          </table:table-cell>
          <table:table-cell table:style-name="ce42" table:formula="of:=[.P13]" office:value-type="float" office:value="0">
            <text:p>0</text:p>
          </table:table-cell>
          <table:table-cell table:style-name="ce42" table:formula="of:=[.D35]"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Bricks</text:p>
          </table:table-cell>
          <table:table-cell/>
          <table:table-cell table:style-name="ce37" table:formula="of:=SUM([.O3:.O35])" office:value-type="float" office: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ulphur</text:p>
          </table:table-cell>
          <table:table-cell/>
          <table:table-cell table:formula="of:=DEC2HEX([.D36])" office:value-type="string" office:string-value="0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C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ibre crops</text:p>
          </table:table-cell>
          <table:table-cell/>
          <table:table-cell office:value-type="float" office:value="10">
            <text:p>10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Limestone</text:p>
          </table:table-cell>
          <table:table-cell/>
          <table:table-cell table:formula="of:=HEX2DEC([.D39])" office:value-type="float" office:value="16">
            <text:p>16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il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ouris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Oil seeds</text:p>
          </table:table-cell>
          <table:table-cell table:number-columns-repeated="1022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HumanInput.A3:HumanInput.C35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en" fo:country="GB" style:font-name-asian="Albany AMT1" style:language-asian="zxx" style:country-asian="none" style:font-name-complex="Albany AMT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4">04/06/2009</text:date>, <text:time>16:48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3T23:42:04</meta:creation-date>
    <dc:date>2009-06-04T16:48:05</dc:date>
    <meta:editing-duration>PT16H03M50S</meta:editing-duration>
    <meta:editing-cycles>6</meta:editing-cycles>
    <meta:generator>OpenOffice.org/3.0$Linux OpenOffice.org_project/300m9$Build-9358</meta:generator>
    <meta:document-statistic meta:table-count="3" meta:cell-count="2069" meta:object-count="0"/>
    <meta:user-defined meta:name="Info 1"/>
    <meta:user-defined meta:name="Info 2"/>
    <meta:user-defined meta:name="Info 3"/>
    <meta:user-defined meta:name="Info 4"/>
  </office:meta>
</office:document-meta>
</file>